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Gill Sans MT" svg:font-family="'Gill Sans MT'" style:font-family-generic="system" style:font-pitch="variable"/>
    <style:font-face style:name="JetBrains Mono" svg:font-family="'JetBrains Mono'" style:font-family-generic="modern" style:font-pitch="fixed"/>
    <style:font-face style:name="JetBrains Mono1" svg:font-family="'JetBrains Mono'" style:font-family-generic="roman"/>
    <style:font-face style:name="JetBrains Mono2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</office:font-face-decls>
  <office:automatic-styles>
    <style:style style:name="Tableau1" style:family="table">
      <style:table-properties style:width="4.576cm" table:align="left"/>
    </style:style>
    <style:style style:name="Tableau1.A" style:family="table-column">
      <style:table-column-properties style:column-width="1.201cm"/>
    </style:style>
    <style:style style:name="Tableau1.B" style:family="table-column">
      <style:table-column-properties style:column-width="3.374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2d88f" officeooo:paragraph-rsid="006f4cb2"/>
    </style:style>
    <style:style style:name="P2" style:family="paragraph" style:parent-style-name="Standard">
      <style:text-properties officeooo:rsid="00ce615c" officeooo:paragraph-rsid="00ea8470"/>
    </style:style>
    <style:style style:name="P3" style:family="paragraph" style:parent-style-name="Standard">
      <style:text-properties officeooo:rsid="00ce615c" officeooo:paragraph-rsid="006f4cb2"/>
    </style:style>
    <style:style style:name="P4" style:family="paragraph" style:parent-style-name="Text_20_body">
      <style:paragraph-properties fo:margin-top="0.423cm" fo:margin-bottom="0.212cm" style:contextual-spacing="false"/>
      <style:text-properties fo:font-style="normal" fo:font-weight="normal" officeooo:rsid="02e303c4" officeooo:paragraph-rsid="02e303c4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top="0.423cm" fo:margin-bottom="0.212cm" style:contextual-spacing="false"/>
      <style:text-properties fo:font-style="normal" fo:font-weight="normal" officeooo:rsid="02ea410a" officeooo:paragraph-rsid="02ea410a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top="0.423cm" fo:margin-bottom="0.212cm" style:contextual-spacing="false"/>
    </style:style>
    <style:style style:name="P7" style:family="paragraph" style:parent-style-name="Standard">
      <style:text-properties style:text-underline-style="solid" style:text-underline-width="auto" style:text-underline-color="font-color" officeooo:rsid="00ce615c" officeooo:paragraph-rsid="006f4cb2"/>
    </style:style>
    <style:style style:name="P8" style:family="paragraph" style:parent-style-name="Text_20_body">
      <style:paragraph-properties fo:margin-top="0.423cm" fo:margin-bottom="0.212cm" style:contextual-spacing="false"/>
      <style:text-properties style:text-underline-style="solid" style:text-underline-width="auto" style:text-underline-color="font-color"/>
    </style:style>
    <style:style style:name="P9" style:family="paragraph" style:parent-style-name="Text_20_body">
      <style:text-properties style:text-underline-style="solid" style:text-underline-width="auto" style:text-underline-color="font-color"/>
    </style:style>
    <style:style style:name="P10" style:family="paragraph" style:parent-style-name="Text_20_body">
      <style:text-properties style:text-underline-style="solid" style:text-underline-width="auto" style:text-underline-color="font-color" officeooo:paragraph-rsid="030e2182"/>
    </style:style>
    <style:style style:name="P11" style:family="paragraph" style:parent-style-name="Text_20_body">
      <style:text-properties style:text-underline-style="solid" style:text-underline-width="auto" style:text-underline-color="font-color" officeooo:rsid="031260fb" officeooo:paragraph-rsid="031260fb"/>
    </style:style>
    <style:style style:name="P12" style:family="paragraph" style:parent-style-name="Text_20_body">
      <style:text-properties style:text-underline-style="solid" style:text-underline-width="auto" style:text-underline-color="font-color" officeooo:paragraph-rsid="032a62ae"/>
    </style:style>
    <style:style style:name="P13" style:family="paragraph" style:parent-style-name="Text_20_body">
      <style:paragraph-properties fo:margin-top="0.423cm" fo:margin-bottom="0.212cm" style:contextual-spacing="false"/>
      <style:text-properties style:text-underline-style="solid" style:text-underline-width="auto" style:text-underline-color="font-color" officeooo:paragraph-rsid="03412e33"/>
    </style:style>
    <style:style style:name="P14" style:family="paragraph" style:parent-style-name="Text_20_body">
      <style:text-properties style:text-underline-style="solid" style:text-underline-width="auto" style:text-underline-color="font-color" officeooo:rsid="02dc39b4" officeooo:paragraph-rsid="0345368f"/>
    </style:style>
    <style:style style:name="P15" style:family="paragraph" style:parent-style-name="Text_20_body">
      <style:paragraph-properties fo:margin-top="0.423cm" fo:margin-bottom="0.212cm" style:contextual-spacing="false"/>
      <style:text-properties style:text-underline-style="solid" style:text-underline-width="auto" style:text-underline-color="font-color" officeooo:paragraph-rsid="0342b895"/>
    </style:style>
    <style:style style:name="P16" style:family="paragraph" style:parent-style-name="Text_20_body">
      <style:text-properties style:text-underline-style="solid" style:text-underline-width="auto" style:text-underline-color="font-color" officeooo:rsid="0345368f" officeooo:paragraph-rsid="0345368f"/>
    </style:style>
    <style:style style:name="P17" style:family="paragraph" style:parent-style-name="Text_20_body">
      <style:text-properties style:text-underline-style="solid" style:text-underline-width="auto" style:text-underline-color="font-color" officeooo:paragraph-rsid="0367347a"/>
    </style:style>
    <style:style style:name="P18" style:family="paragraph" style:parent-style-name="Text_20_body">
      <style:text-properties officeooo:rsid="02dd7739" officeooo:paragraph-rsid="02dd7739"/>
    </style:style>
    <style:style style:name="P19" style:family="paragraph" style:parent-style-name="Text_20_body">
      <style:text-properties officeooo:rsid="02dd7739" officeooo:paragraph-rsid="03491c8e"/>
    </style:style>
    <style:style style:name="P20" style:family="paragraph" style:parent-style-name="Text_20_body">
      <style:text-properties officeooo:rsid="02dd7739"/>
    </style:style>
    <style:style style:name="P21" style:family="paragraph" style:parent-style-name="Text_20_body">
      <style:paragraph-properties fo:margin-top="0.423cm" fo:margin-bottom="0.212cm" style:contextual-spacing="false"/>
      <style:text-properties officeooo:rsid="02e1702c" officeooo:paragraph-rsid="02e1702c"/>
    </style:style>
    <style:style style:name="P22" style:family="paragraph" style:parent-style-name="Text_20_body">
      <style:paragraph-properties fo:margin-top="0.423cm" fo:margin-bottom="0.212cm" style:contextual-spacing="false"/>
      <style:text-properties officeooo:rsid="02e1702c" officeooo:paragraph-rsid="02e26103"/>
    </style:style>
    <style:style style:name="P2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4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5" style:family="paragraph" style:parent-style-name="Standard">
      <style:paragraph-properties fo:margin-left="0cm" fo:margin-right="0cm" fo:text-indent="0cm" style:auto-text-indent="false" style:writing-mode="lr-tb"/>
    </style:style>
    <style:style style:name="P26" style:family="paragraph" style:parent-style-name="Preformatted_20_Text">
      <style:paragraph-properties style:writing-mode="lr-tb"/>
    </style:style>
    <style:style style:name="P27" style:family="paragraph" style:parent-style-name="Preformatted_20_Text">
      <style:paragraph-properties fo:margin-top="0cm" fo:margin-bottom="0.499cm" style:contextual-spacing="false" style:writing-mode="lr-tb"/>
    </style:style>
    <style:style style:name="P28" style:family="paragraph" style:parent-style-name="Text_20_body">
      <style:paragraph-properties fo:margin-top="0.423cm" fo:margin-bottom="0.212cm" style:contextual-spacing="false"/>
      <style:text-properties officeooo:paragraph-rsid="02d61cfd"/>
    </style:style>
    <style:style style:name="P29" style:family="paragraph" style:parent-style-name="Text_20_body">
      <style:text-properties officeooo:paragraph-rsid="02e1702c"/>
    </style:style>
    <style:style style:name="P30" style:family="paragraph" style:parent-style-name="Text_20_body">
      <style:paragraph-properties fo:margin-top="0.423cm" fo:margin-bottom="0.212cm" style:contextual-spacing="false"/>
      <style:text-properties officeooo:paragraph-rsid="02e303c4"/>
    </style:style>
    <style:style style:name="P31" style:family="paragraph" style:parent-style-name="Text_20_body">
      <style:paragraph-properties fo:margin-top="0.423cm" fo:margin-bottom="0.212cm" style:contextual-spacing="false"/>
      <style:text-properties officeooo:rsid="02e303c4" officeooo:paragraph-rsid="02e303c4"/>
    </style:style>
    <style:style style:name="P32" style:family="paragraph" style:parent-style-name="Text_20_body">
      <style:text-properties officeooo:paragraph-rsid="02e42304"/>
    </style:style>
    <style:style style:name="P33" style:family="paragraph" style:parent-style-name="Text_20_body">
      <style:text-properties officeooo:rsid="02e6497e" officeooo:paragraph-rsid="02e6497e"/>
    </style:style>
    <style:style style:name="P34" style:family="paragraph" style:parent-style-name="Text_20_body">
      <style:text-properties officeooo:rsid="02e6497e"/>
    </style:style>
    <style:style style:name="P35" style:family="paragraph" style:parent-style-name="Title">
      <style:paragraph-properties fo:text-align="center" style:justify-single-word="false"/>
      <style:text-properties officeooo:paragraph-rsid="024911b4"/>
    </style:style>
    <style:style style:name="P36" style:family="paragraph" style:parent-style-name="Code">
      <style:text-properties officeooo:paragraph-rsid="0328ebdd"/>
    </style:style>
    <style:style style:name="P37" style:family="paragraph" style:parent-style-name="Code">
      <style:text-properties officeooo:paragraph-rsid="032b51bf"/>
    </style:style>
    <style:style style:name="P38" style:family="paragraph" style:parent-style-name="Text_20_body">
      <style:text-properties officeooo:paragraph-rsid="032b51bf"/>
    </style:style>
    <style:style style:name="P39" style:family="paragraph" style:parent-style-name="Code">
      <style:text-properties officeooo:paragraph-rsid="03376a6f"/>
    </style:style>
    <style:style style:name="P40" style:family="paragraph" style:parent-style-name="Code">
      <style:text-properties fo:font-size="10pt" style:font-size-asian="10pt" style:font-size-complex="10pt"/>
    </style:style>
    <style:style style:name="P41" style:family="paragraph" style:parent-style-name="Code">
      <style:text-properties officeooo:paragraph-rsid="033f1bd8"/>
    </style:style>
    <style:style style:name="P42" style:family="paragraph" style:parent-style-name="Text_20_body">
      <style:text-properties officeooo:paragraph-rsid="03412e33"/>
    </style:style>
    <style:style style:name="P43" style:family="paragraph" style:parent-style-name="Text_20_body">
      <style:text-properties officeooo:paragraph-rsid="0332f7aa"/>
    </style:style>
    <style:style style:name="P44" style:family="paragraph" style:parent-style-name="Text_20_body">
      <style:paragraph-properties fo:margin-left="0cm" fo:text-indent="0cm" style:auto-text-indent="false"/>
      <style:text-properties officeooo:paragraph-rsid="03399c22"/>
    </style:style>
    <style:style style:name="P45" style:family="paragraph" style:parent-style-name="Text_20_body">
      <style:text-properties officeooo:paragraph-rsid="03399c22"/>
    </style:style>
    <style:style style:name="P4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33827d0"/>
    </style:style>
    <style:style style:name="P47" style:family="paragraph" style:parent-style-name="Standard">
      <style:text-properties officeooo:rsid="017278c8" officeooo:paragraph-rsid="01ddbda3"/>
    </style:style>
    <style:style style:name="P48" style:family="paragraph" style:parent-style-name="Text_20_body">
      <style:text-properties officeooo:paragraph-rsid="033b6e5a"/>
    </style:style>
    <style:style style:name="P49" style:family="paragraph" style:parent-style-name="Text_20_body">
      <style:paragraph-properties fo:margin-top="0.423cm" fo:margin-bottom="0.212cm" style:contextual-spacing="false"/>
      <style:text-properties officeooo:paragraph-rsid="033ff754"/>
    </style:style>
    <style:style style:name="P50" style:family="paragraph" style:parent-style-name="Text_20_body">
      <style:text-properties officeooo:paragraph-rsid="02f59f18"/>
    </style:style>
    <style:style style:name="P51" style:family="paragraph" style:parent-style-name="Text_20_body">
      <style:text-properties officeooo:paragraph-rsid="02f7822b"/>
    </style:style>
    <style:style style:name="P52" style:family="paragraph" style:parent-style-name="Text_20_body">
      <style:text-properties officeooo:paragraph-rsid="02f9c7e7"/>
    </style:style>
    <style:style style:name="P53" style:family="paragraph" style:parent-style-name="Text_20_body">
      <style:text-properties officeooo:paragraph-rsid="02fbc193"/>
    </style:style>
    <style:style style:name="P54" style:family="paragraph" style:parent-style-name="Text_20_body">
      <style:text-properties officeooo:rsid="03008f99" officeooo:paragraph-rsid="03008f99"/>
    </style:style>
    <style:style style:name="P55" style:family="paragraph" style:parent-style-name="Text_20_body">
      <style:text-properties officeooo:paragraph-rsid="03008f99"/>
    </style:style>
    <style:style style:name="P56" style:family="paragraph" style:parent-style-name="Text_20_body">
      <style:text-properties officeooo:paragraph-rsid="030417b2"/>
    </style:style>
    <style:style style:name="P57" style:family="paragraph" style:parent-style-name="Text_20_body">
      <style:text-properties officeooo:rsid="03091bef" officeooo:paragraph-rsid="03091bef"/>
    </style:style>
    <style:style style:name="P58" style:family="paragraph" style:parent-style-name="Text_20_body">
      <style:text-properties officeooo:paragraph-rsid="0314a8b6"/>
    </style:style>
    <style:style style:name="P59" style:family="paragraph" style:parent-style-name="Text_20_body">
      <style:text-properties officeooo:rsid="031260fb" officeooo:paragraph-rsid="031260fb"/>
    </style:style>
    <style:style style:name="P60" style:family="paragraph" style:parent-style-name="Text_20_body">
      <style:text-properties officeooo:rsid="0314a8b6" officeooo:paragraph-rsid="0314a8b6"/>
    </style:style>
    <style:style style:name="P61" style:family="paragraph" style:parent-style-name="Text_20_body">
      <style:text-properties officeooo:rsid="03154919" officeooo:paragraph-rsid="03154919"/>
    </style:style>
    <style:style style:name="P62" style:family="paragraph" style:parent-style-name="Text_20_body">
      <style:text-properties officeooo:paragraph-rsid="031d68b4"/>
    </style:style>
    <style:style style:name="P63" style:family="paragraph" style:parent-style-name="Text_20_body">
      <style:text-properties officeooo:paragraph-rsid="031e7800"/>
    </style:style>
    <style:style style:name="P64" style:family="paragraph" style:parent-style-name="Text_20_body">
      <style:text-properties officeooo:rsid="0322b600" officeooo:paragraph-rsid="0322b600"/>
    </style:style>
    <style:style style:name="P65" style:family="paragraph" style:parent-style-name="Text_20_body">
      <style:text-properties officeooo:rsid="032418f4" officeooo:paragraph-rsid="032418f4"/>
    </style:style>
    <style:style style:name="P66" style:family="paragraph" style:parent-style-name="Text_20_body">
      <style:text-properties officeooo:rsid="032b51bf" officeooo:paragraph-rsid="032b51bf"/>
    </style:style>
    <style:style style:name="P67" style:family="paragraph" style:parent-style-name="Text_20_body">
      <style:text-properties officeooo:paragraph-rsid="033d5081"/>
    </style:style>
    <style:style style:name="P68" style:family="paragraph" style:parent-style-name="Text_20_body">
      <style:text-properties officeooo:paragraph-rsid="033d682e"/>
    </style:style>
    <style:style style:name="P69" style:family="paragraph" style:parent-style-name="Code">
      <style:text-properties officeooo:paragraph-rsid="0347c4e8"/>
    </style:style>
    <style:style style:name="P70" style:family="paragraph" style:parent-style-name="Code">
      <style:text-properties officeooo:paragraph-rsid="034ffe09"/>
    </style:style>
    <style:style style:name="P7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3" style:family="paragraph" style:parent-style-name="Text_20_body">
      <style:paragraph-properties fo:margin-top="0.423cm" fo:margin-bottom="0.212cm" style:contextual-spacing="false"/>
      <style:text-properties officeooo:paragraph-rsid="0342b895"/>
    </style:style>
    <style:style style:name="P74" style:family="paragraph" style:parent-style-name="Text_20_body">
      <style:text-properties officeooo:paragraph-rsid="0342b895"/>
    </style:style>
    <style:style style:name="P75" style:family="paragraph" style:parent-style-name="Text_20_body">
      <style:text-properties officeooo:paragraph-rsid="0345368f"/>
    </style:style>
    <style:style style:name="P76" style:family="paragraph" style:parent-style-name="Quotations">
      <style:text-properties officeooo:paragraph-rsid="03491c8e"/>
    </style:style>
    <style:style style:name="P77" style:family="paragraph" style:parent-style-name="Text_20_body">
      <style:text-properties officeooo:paragraph-rsid="03491c8e"/>
    </style:style>
    <style:style style:name="P78" style:family="paragraph" style:parent-style-name="Text_20_body">
      <style:text-properties fo:font-style="italic" style:text-underline-style="solid" style:text-underline-width="auto" style:text-underline-color="font-color" officeooo:rsid="02fbc193" officeooo:paragraph-rsid="02fbc193" style:font-style-asian="italic" style:font-style-complex="italic"/>
    </style:style>
    <style:style style:name="P79" style:family="paragraph" style:parent-style-name="Text_20_body">
      <style:text-properties officeooo:rsid="0302304d"/>
    </style:style>
    <style:style style:name="P80" style:family="paragraph" style:parent-style-name="Text_20_body">
      <style:text-properties officeooo:rsid="02dc39b4" officeooo:paragraph-rsid="0345368f"/>
    </style:style>
    <style:style style:name="P81" style:family="paragraph" style:parent-style-name="Text_20_body">
      <style:text-properties officeooo:rsid="0345368f" officeooo:paragraph-rsid="0345368f"/>
    </style:style>
    <style:style style:name="P82" style:family="paragraph" style:parent-style-name="Text_20_body">
      <style:text-properties officeooo:paragraph-rsid="034da416"/>
    </style:style>
    <style:style style:name="P83" style:family="paragraph" style:parent-style-name="Code">
      <style:text-properties officeooo:paragraph-rsid="0367347a"/>
    </style:style>
    <style:style style:name="P84" style:family="paragraph" style:parent-style-name="Code">
      <style:text-properties officeooo:paragraph-rsid="036be37c"/>
    </style:style>
    <style:style style:name="P85" style:family="paragraph" style:parent-style-name="Text_20_body">
      <style:text-properties officeooo:paragraph-rsid="036be37c"/>
    </style:style>
    <style:style style:name="P86" style:family="paragraph" style:parent-style-name="Preformatted_20_Text">
      <style:text-properties officeooo:paragraph-rsid="03602400"/>
    </style:style>
    <style:style style:name="P87" style:family="paragraph" style:parent-style-name="Text_20_body">
      <style:text-properties officeooo:paragraph-rsid="03602400"/>
    </style:style>
    <style:style style:name="P88" style:family="paragraph" style:parent-style-name="Standard">
      <style:text-properties officeooo:rsid="03688a6f" officeooo:paragraph-rsid="03688a6f"/>
    </style:style>
    <style:style style:name="P89" style:family="paragraph" style:parent-style-name="Text_20_body">
      <style:text-properties officeooo:rsid="03688a6f" officeooo:paragraph-rsid="03688a6f"/>
    </style:style>
    <style:style style:name="P90" style:family="paragraph" style:parent-style-name="Standard">
      <style:text-properties officeooo:rsid="03688a6f"/>
    </style:style>
    <style:style style:name="P91" style:family="paragraph" style:parent-style-name="Text_20_body">
      <style:text-properties officeooo:paragraph-rsid="03621de2"/>
    </style:style>
    <style:style style:name="P92" style:family="paragraph" style:parent-style-name="Text_20_body">
      <style:text-properties officeooo:rsid="03621de2" officeooo:paragraph-rsid="03621de2"/>
    </style:style>
    <style:style style:name="P93" style:family="paragraph" style:parent-style-name="Text_20_body">
      <style:text-properties officeooo:rsid="036be37c" officeooo:paragraph-rsid="036be37c"/>
    </style:style>
    <style:style style:name="P94" style:family="paragraph" style:parent-style-name="Text_20_body">
      <style:text-properties officeooo:paragraph-rsid="036cf735"/>
    </style:style>
    <style:style style:name="P95" style:family="paragraph" style:parent-style-name="Text_20_body">
      <style:text-properties officeooo:paragraph-rsid="036e5c7a"/>
    </style:style>
    <style:style style:name="P96" style:family="paragraph" style:parent-style-name="Text_20_body">
      <style:text-properties officeooo:paragraph-rsid="036fb718"/>
    </style:style>
    <style:style style:name="P97" style:family="paragraph" style:parent-style-name="Text_20_body">
      <style:text-properties officeooo:paragraph-rsid="0371e67b"/>
    </style:style>
    <style:style style:name="P98" style:family="paragraph" style:parent-style-name="Text_20_body">
      <style:text-properties officeooo:paragraph-rsid="03733ca2"/>
    </style:style>
    <style:style style:name="P99" style:family="paragraph" style:parent-style-name="Text_20_body">
      <style:text-properties officeooo:paragraph-rsid="037b617f"/>
    </style:style>
    <style:style style:name="P100" style:family="paragraph" style:parent-style-name="Text_20_body">
      <style:text-properties officeooo:paragraph-rsid="02e4304e"/>
    </style:style>
    <style:style style:name="P101" style:family="paragraph" style:parent-style-name="Text_20_body">
      <style:text-properties officeooo:paragraph-rsid="037bb665"/>
    </style:style>
    <style:style style:name="P102" style:family="paragraph" style:parent-style-name="Text_20_body">
      <style:text-properties officeooo:paragraph-rsid="037d7547"/>
    </style:style>
    <style:style style:name="P103" style:family="paragraph" style:parent-style-name="Text_20_body">
      <style:text-properties officeooo:paragraph-rsid="037d782c"/>
    </style:style>
    <style:style style:name="P104" style:family="paragraph" style:parent-style-name="Text_20_body">
      <style:text-properties officeooo:rsid="037d782c" officeooo:paragraph-rsid="037d782c"/>
    </style:style>
    <style:style style:name="P105" style:family="paragraph" style:parent-style-name="Code">
      <style:text-properties officeooo:paragraph-rsid="038251e3"/>
    </style:style>
    <style:style style:name="P106" style:family="paragraph" style:parent-style-name="Text_20_body">
      <style:text-properties officeooo:paragraph-rsid="038251e3"/>
    </style:style>
    <style:style style:name="P107" style:family="paragraph" style:parent-style-name="Text_20_body">
      <style:text-properties officeooo:paragraph-rsid="037f2c0b"/>
    </style:style>
    <style:style style:name="P108" style:family="paragraph" style:parent-style-name="Preformatted_20_Text">
      <style:paragraph-properties style:writing-mode="lr-tb"/>
      <style:text-properties officeooo:paragraph-rsid="038a25d1"/>
    </style:style>
    <style:style style:name="P109" style:family="paragraph" style:parent-style-name="Standard">
      <style:text-properties officeooo:paragraph-rsid="03905f33"/>
    </style:style>
    <style:style style:name="P110" style:family="paragraph" style:parent-style-name="Text_20_body">
      <style:text-properties officeooo:paragraph-rsid="03905f33"/>
    </style:style>
    <style:style style:name="P111" style:family="paragraph" style:parent-style-name="Standard">
      <style:text-properties officeooo:paragraph-rsid="03921f14"/>
    </style:style>
    <style:style style:name="P112" style:family="paragraph" style:parent-style-name="Text_20_body">
      <style:text-properties officeooo:paragraph-rsid="03921f14"/>
    </style:style>
    <style:style style:name="P113" style:family="paragraph" style:parent-style-name="Text_20_body">
      <style:text-properties officeooo:rsid="038b3d67" officeooo:paragraph-rsid="038b3d67"/>
    </style:style>
    <style:style style:name="P114" style:family="paragraph" style:parent-style-name="Text_20_body">
      <style:text-properties officeooo:paragraph-rsid="038e3a3f"/>
    </style:style>
    <style:style style:name="P115" style:family="paragraph" style:parent-style-name="Text_20_body">
      <style:text-properties officeooo:paragraph-rsid="037e9f7c"/>
    </style:style>
    <style:style style:name="P116" style:family="paragraph" style:parent-style-name="Text_20_body">
      <style:text-properties officeooo:rsid="03905f33" officeooo:paragraph-rsid="03905f33"/>
    </style:style>
    <style:style style:name="P117" style:family="paragraph" style:parent-style-name="Text_20_body">
      <style:text-properties officeooo:rsid="0393349b" officeooo:paragraph-rsid="0393349b"/>
    </style:style>
    <style:style style:name="P118" style:family="paragraph" style:parent-style-name="Code" style:list-style-name="L60"/>
    <style:style style:name="P119" style:family="paragraph" style:parent-style-name="Code" style:list-style-name="L60">
      <style:text-properties fo:font-size="10pt" style:font-size-asian="10pt" style:font-size-complex="10pt"/>
    </style:style>
    <style:style style:name="P120" style:family="paragraph" style:parent-style-name="Heading_20_1">
      <style:paragraph-properties fo:break-before="page"/>
      <style:text-properties officeooo:rsid="02e1702c" officeooo:paragraph-rsid="02e1702c"/>
    </style:style>
    <style:style style:name="P121" style:family="paragraph" style:parent-style-name="Heading_20_1" style:list-style-name=""/>
    <style:style style:name="P122" style:family="paragraph" style:parent-style-name="Heading_20_1">
      <style:paragraph-properties fo:break-before="page"/>
    </style:style>
    <style:style style:name="P123" style:family="paragraph" style:parent-style-name="Heading_20_1">
      <style:paragraph-properties fo:break-before="page"/>
      <style:text-properties officeooo:paragraph-rsid="032a62ae"/>
    </style:style>
    <style:style style:name="P124" style:family="paragraph" style:parent-style-name="Heading_20_1">
      <style:paragraph-properties fo:break-before="page"/>
      <style:text-properties officeooo:paragraph-rsid="03412e33"/>
    </style:style>
    <style:style style:name="P125" style:family="paragraph" style:parent-style-name="Heading_20_1">
      <style:text-properties officeooo:paragraph-rsid="03412e33"/>
    </style:style>
    <style:style style:name="P126" style:family="paragraph" style:parent-style-name="Heading_20_1">
      <style:paragraph-properties fo:break-before="page"/>
      <style:text-properties officeooo:paragraph-rsid="0342b895"/>
    </style:style>
    <style:style style:name="P127" style:family="paragraph" style:parent-style-name="Heading_20_1">
      <style:paragraph-properties fo:break-before="page"/>
      <style:text-properties officeooo:paragraph-rsid="0345368f"/>
    </style:style>
    <style:style style:name="P128" style:family="paragraph" style:parent-style-name="Heading_20_2">
      <style:paragraph-properties fo:margin-top="0.423cm" fo:margin-bottom="0.212cm" style:contextual-spacing="false" fo:keep-with-next="always"/>
    </style:style>
    <style:style style:name="P129" style:family="paragraph" style:parent-style-name="Heading_20_2">
      <style:text-properties officeooo:paragraph-rsid="02e6db42"/>
    </style:style>
    <style:style style:name="P130" style:family="paragraph" style:parent-style-name="Heading_20_2">
      <style:text-properties officeooo:paragraph-rsid="0332f7aa"/>
    </style:style>
    <style:style style:name="P131" style:family="paragraph" style:parent-style-name="Heading_20_2">
      <style:text-properties officeooo:paragraph-rsid="03399c22"/>
    </style:style>
    <style:style style:name="P132" style:family="paragraph" style:parent-style-name="Heading_20_2">
      <style:text-properties officeooo:rsid="03412e33"/>
    </style:style>
    <style:style style:name="P133" style:family="paragraph" style:parent-style-name="Heading_20_2">
      <style:text-properties officeooo:paragraph-rsid="03688a6f"/>
    </style:style>
    <style:style style:name="P134" style:family="paragraph" style:parent-style-name="Heading_20_2">
      <style:text-properties officeooo:paragraph-rsid="0345368f"/>
    </style:style>
    <style:style style:name="P135" style:family="paragraph" style:parent-style-name="Heading_20_2">
      <style:text-properties officeooo:paragraph-rsid="03602400"/>
    </style:style>
    <style:style style:name="P136" style:family="paragraph" style:parent-style-name="Heading_20_2">
      <style:text-properties officeooo:paragraph-rsid="03491c8e"/>
    </style:style>
    <style:style style:name="P137" style:family="paragraph" style:parent-style-name="Heading_20_2">
      <style:text-properties officeooo:paragraph-rsid="037f2c0b"/>
    </style:style>
    <style:style style:name="P138" style:family="paragraph" style:parent-style-name="Heading_20_2" style:list-style-name=""/>
    <style:style style:name="P139" style:family="paragraph" style:parent-style-name="Heading_20_2">
      <style:text-properties officeooo:paragraph-rsid="03756e18"/>
    </style:style>
    <style:style style:name="P140" style:family="paragraph" style:parent-style-name="Heading_20_3">
      <style:text-properties officeooo:paragraph-rsid="03491c8e"/>
    </style:style>
    <style:style style:name="P141" style:family="paragraph" style:parent-style-name="Standard" style:list-style-name="L1">
      <style:text-properties officeooo:rsid="00ce615c" officeooo:paragraph-rsid="006f4cb2"/>
    </style:style>
    <style:style style:name="P142" style:family="paragraph" style:parent-style-name="Standard" style:list-style-name="L1">
      <style:text-properties officeooo:rsid="03552e9a" officeooo:paragraph-rsid="03552e9a"/>
    </style:style>
    <style:style style:name="P143" style:family="paragraph" style:parent-style-name="Standard" style:list-style-name="L1">
      <style:text-properties officeooo:rsid="02d75065" officeooo:paragraph-rsid="02d75065"/>
    </style:style>
    <style:style style:name="P144" style:family="paragraph" style:parent-style-name="Text_20_body" style:list-style-name="L2"/>
    <style:style style:name="P145" style:family="paragraph" style:parent-style-name="Text_20_body" style:list-style-name="L3">
      <style:paragraph-properties fo:margin-top="0.423cm" fo:margin-bottom="0.212cm" style:contextual-spacing="false"/>
      <style:text-properties officeooo:paragraph-rsid="02d61cfd"/>
    </style:style>
    <style:style style:name="P146" style:family="paragraph" style:parent-style-name="Text_20_body" style:list-style-name="L4">
      <style:paragraph-properties fo:margin-top="0.423cm" fo:margin-bottom="0.212cm" style:contextual-spacing="false"/>
      <style:text-properties officeooo:rsid="02e1702c" officeooo:paragraph-rsid="02e1702c"/>
    </style:style>
    <style:style style:name="P147" style:family="paragraph" style:parent-style-name="Text_20_body" style:list-style-name="L5">
      <style:paragraph-properties fo:margin-top="0.423cm" fo:margin-bottom="0.212cm" style:contextual-spacing="false"/>
      <style:text-properties officeooo:paragraph-rsid="02e26103"/>
    </style:style>
    <style:style style:name="P148" style:family="paragraph" style:parent-style-name="Text_20_body" style:list-style-name="L5">
      <style:paragraph-properties fo:margin-top="0.423cm" fo:margin-bottom="0.212cm" style:contextual-spacing="false"/>
      <style:text-properties officeooo:rsid="02e26103" officeooo:paragraph-rsid="02e26103"/>
    </style:style>
    <style:style style:name="P149" style:family="paragraph" style:parent-style-name="Text_20_body" style:list-style-name="L6">
      <style:paragraph-properties fo:margin-top="0.423cm" fo:margin-bottom="0.212cm" style:contextual-spacing="false"/>
      <style:text-properties officeooo:paragraph-rsid="02e3ecbb"/>
    </style:style>
    <style:style style:name="P150" style:family="paragraph" style:parent-style-name="Text_20_body" style:list-style-name="L6">
      <style:paragraph-properties fo:margin-top="0.423cm" fo:margin-bottom="0.212cm" style:contextual-spacing="false"/>
      <style:text-properties officeooo:rsid="02e3ecbb" officeooo:paragraph-rsid="02e3ecbb"/>
    </style:style>
    <style:style style:name="P151" style:family="paragraph" style:parent-style-name="Text_20_body" style:list-style-name="L7"/>
    <style:style style:name="P152" style:family="paragraph" style:parent-style-name="Text_20_body" style:list-style-name="L8">
      <style:text-properties officeooo:paragraph-rsid="02e42304"/>
    </style:style>
    <style:style style:name="P153" style:family="paragraph" style:parent-style-name="Text_20_body" style:list-style-name="L9"/>
    <style:style style:name="P154" style:family="paragraph" style:parent-style-name="Text_20_body" style:list-style-name="L10"/>
    <style:style style:name="P155" style:family="paragraph" style:parent-style-name="Text_20_body" style:list-style-name="L11"/>
    <style:style style:name="P156" style:family="paragraph" style:parent-style-name="Text_20_body" style:list-style-name="L12"/>
    <style:style style:name="P157" style:family="paragraph" style:parent-style-name="Text_20_body" style:list-style-name="L13">
      <style:text-properties officeooo:paragraph-rsid="02f59f18"/>
    </style:style>
    <style:style style:name="P158" style:family="paragraph" style:parent-style-name="Text_20_body" style:list-style-name="L14">
      <style:text-properties officeooo:paragraph-rsid="02f7822b"/>
    </style:style>
    <style:style style:name="P159" style:family="paragraph" style:parent-style-name="Text_20_body" style:list-style-name="L14">
      <style:text-properties officeooo:paragraph-rsid="02fe3e96"/>
    </style:style>
    <style:style style:name="P160" style:family="paragraph" style:parent-style-name="Text_20_body" style:list-style-name="L14">
      <style:text-properties officeooo:paragraph-rsid="02f7ed2e"/>
    </style:style>
    <style:style style:name="P161" style:family="paragraph" style:parent-style-name="Text_20_body" style:list-style-name="L15">
      <style:text-properties officeooo:paragraph-rsid="02f9c7e7"/>
    </style:style>
    <style:style style:name="P162" style:family="paragraph" style:parent-style-name="Text_20_body" style:list-style-name="L16"/>
    <style:style style:name="P163" style:family="paragraph" style:parent-style-name="Text_20_body" style:list-style-name="L17"/>
    <style:style style:name="P164" style:family="paragraph" style:parent-style-name="Text_20_body" style:list-style-name="L18"/>
    <style:style style:name="P165" style:family="paragraph" style:parent-style-name="Text_20_body" style:list-style-name="L18">
      <style:text-properties officeooo:paragraph-rsid="037b617f"/>
    </style:style>
    <style:style style:name="P166" style:family="paragraph" style:parent-style-name="Text_20_body" style:list-style-name="L19">
      <style:text-properties officeooo:paragraph-rsid="037b617f"/>
    </style:style>
    <style:style style:name="P167" style:family="paragraph" style:parent-style-name="Text_20_body" style:list-style-name="L20"/>
    <style:style style:name="P168" style:family="paragraph" style:parent-style-name="Text_20_body" style:list-style-name="L21"/>
    <style:style style:name="P169" style:family="paragraph" style:parent-style-name="Text_20_body" style:list-style-name="L22"/>
    <style:style style:name="P170" style:family="paragraph" style:parent-style-name="Text_20_body" style:list-style-name="L23"/>
    <style:style style:name="P171" style:family="paragraph" style:parent-style-name="Text_20_body" style:list-style-name="L24"/>
    <style:style style:name="P172" style:family="paragraph" style:parent-style-name="Text_20_body" style:list-style-name="L25"/>
    <style:style style:name="P173" style:family="paragraph" style:parent-style-name="Text_20_body" style:list-style-name="L26">
      <style:text-properties fo:font-weight="normal" style:font-weight-asian="normal" style:font-weight-complex="normal"/>
    </style:style>
    <style:style style:name="P174" style:family="paragraph" style:parent-style-name="Text_20_body" style:list-style-name="L27">
      <style:text-properties fo:font-weight="normal" style:font-weight-asian="normal" style:font-weight-complex="normal"/>
    </style:style>
    <style:style style:name="P175" style:family="paragraph" style:parent-style-name="Text_20_body" style:list-style-name="L24">
      <style:text-properties fo:font-weight="normal" style:font-weight-asian="normal" style:font-weight-complex="normal"/>
    </style:style>
    <style:style style:name="P176" style:family="paragraph" style:parent-style-name="Text_20_body" style:list-style-name="L28"/>
    <style:style style:name="P177" style:family="paragraph" style:parent-style-name="Text_20_body" style:list-style-name="L29"/>
    <style:style style:name="P178" style:family="paragraph" style:parent-style-name="Text_20_body" style:list-style-name="L30">
      <style:text-properties officeooo:rsid="03008f99" officeooo:paragraph-rsid="03008f99"/>
    </style:style>
    <style:style style:name="P179" style:family="paragraph" style:parent-style-name="Text_20_body" style:list-style-name="L31"/>
    <style:style style:name="P180" style:family="paragraph" style:parent-style-name="Text_20_body" style:list-style-name="L32">
      <style:text-properties fo:font-style="italic" style:font-style-asian="italic" style:font-style-complex="italic"/>
    </style:style>
    <style:style style:name="P181" style:family="paragraph" style:parent-style-name="Text_20_body" style:list-style-name="L32">
      <style:text-properties fo:font-style="italic" officeooo:paragraph-rsid="02e4304e" style:font-style-asian="italic" style:font-style-complex="italic"/>
    </style:style>
    <style:style style:name="P182" style:family="paragraph" style:parent-style-name="Text_20_body" style:list-style-name="L33"/>
    <style:style style:name="P183" style:family="paragraph" style:parent-style-name="Text_20_body" style:list-style-name="L34"/>
    <style:style style:name="P184" style:family="paragraph" style:parent-style-name="Text_20_body" style:list-style-name="L34">
      <style:text-properties officeooo:paragraph-rsid="030662a8"/>
    </style:style>
    <style:style style:name="P185" style:family="paragraph" style:parent-style-name="Text_20_body" style:list-style-name="L34">
      <style:text-properties officeooo:rsid="03047606"/>
    </style:style>
    <style:style style:name="P186" style:family="paragraph" style:parent-style-name="Text_20_body" style:list-style-name="L35"/>
    <style:style style:name="P187" style:family="paragraph" style:parent-style-name="Text_20_body" style:list-style-name="L36"/>
    <style:style style:name="P188" style:family="paragraph" style:parent-style-name="Text_20_body" style:list-style-name="L36">
      <style:text-properties officeooo:paragraph-rsid="03070a25"/>
    </style:style>
    <style:style style:name="P189" style:family="paragraph" style:parent-style-name="Text_20_body" style:list-style-name="L36">
      <style:text-properties officeooo:paragraph-rsid="030417b2"/>
    </style:style>
    <style:style style:name="P190" style:family="paragraph" style:parent-style-name="Text_20_body" style:list-style-name="L37"/>
    <style:style style:name="P191" style:family="paragraph" style:parent-style-name="Text_20_body" style:list-style-name="L38">
      <style:text-properties officeooo:rsid="03091bef" officeooo:paragraph-rsid="03091bef"/>
    </style:style>
    <style:style style:name="P192" style:family="paragraph" style:parent-style-name="Text_20_body" style:list-style-name="L38">
      <style:text-properties officeooo:rsid="03091bef" officeooo:paragraph-rsid="0309efba"/>
    </style:style>
    <style:style style:name="P193" style:family="paragraph" style:parent-style-name="Text_20_body" style:list-style-name="L39"/>
    <style:style style:name="P194" style:family="paragraph" style:parent-style-name="Text_20_body" style:list-style-name="L39">
      <style:text-properties officeooo:rsid="0309efba" officeooo:paragraph-rsid="0309efba"/>
    </style:style>
    <style:style style:name="P195" style:family="paragraph" style:parent-style-name="Text_20_body" style:list-style-name="L39">
      <style:text-properties officeooo:rsid="030bc947" officeooo:paragraph-rsid="030bc947"/>
    </style:style>
    <style:style style:name="P196" style:family="paragraph" style:parent-style-name="Text_20_body" style:list-style-name="L40"/>
    <style:style style:name="P197" style:family="paragraph" style:parent-style-name="Text_20_body" style:list-style-name="L41"/>
    <style:style style:name="P198" style:family="paragraph" style:parent-style-name="Text_20_body" style:list-style-name="L41">
      <style:text-properties officeooo:rsid="031260fb" officeooo:paragraph-rsid="031260fb"/>
    </style:style>
    <style:style style:name="P199" style:family="paragraph" style:parent-style-name="Text_20_body" style:list-style-name="L42"/>
    <style:style style:name="P200" style:family="paragraph" style:parent-style-name="Text_20_body" style:list-style-name="L42">
      <style:text-properties officeooo:paragraph-rsid="0313430e"/>
    </style:style>
    <style:style style:name="P201" style:family="paragraph" style:parent-style-name="Text_20_body" style:list-style-name="L43">
      <style:text-properties officeooo:paragraph-rsid="0314a8b6"/>
    </style:style>
    <style:style style:name="P202" style:family="paragraph" style:parent-style-name="Text_20_body" style:list-style-name="L44"/>
    <style:style style:name="P203" style:family="paragraph" style:parent-style-name="Text_20_body" style:list-style-name="L45"/>
    <style:style style:name="P204" style:family="paragraph" style:parent-style-name="Text_20_body" style:list-style-name="L46"/>
    <style:style style:name="P205" style:family="paragraph" style:parent-style-name="Text_20_body" style:list-style-name="L47"/>
    <style:style style:name="P206" style:family="paragraph" style:parent-style-name="Text_20_body" style:list-style-name="L48"/>
    <style:style style:name="P207" style:family="paragraph" style:parent-style-name="Text_20_body" style:list-style-name="L49"/>
    <style:style style:name="P208" style:family="paragraph" style:parent-style-name="Text_20_body" style:list-style-name="L50"/>
    <style:style style:name="P209" style:family="paragraph" style:parent-style-name="Text_20_body" style:list-style-name="L51"/>
    <style:style style:name="P210" style:family="paragraph" style:parent-style-name="Text_20_body" style:list-style-name="">
      <style:text-properties officeooo:paragraph-rsid="032a62ae"/>
    </style:style>
    <style:style style:name="P211" style:family="paragraph" style:parent-style-name="Text_20_body" style:list-style-name="">
      <style:text-properties officeooo:paragraph-rsid="03876283"/>
    </style:style>
    <style:style style:name="P212" style:family="paragraph" style:parent-style-name="Text_20_body" style:list-style-name="L52"/>
    <style:style style:name="P213" style:family="paragraph" style:parent-style-name="Text_20_body" style:list-style-name="L53"/>
    <style:style style:name="P214" style:family="paragraph" style:parent-style-name="Text_20_body" style:list-style-name="L54">
      <style:text-properties officeooo:paragraph-rsid="0321c64f"/>
    </style:style>
    <style:style style:name="P215" style:family="paragraph" style:parent-style-name="Text_20_body" style:list-style-name="L54">
      <style:text-properties officeooo:rsid="0321c64f" officeooo:paragraph-rsid="0321c64f"/>
    </style:style>
    <style:style style:name="P216" style:family="paragraph" style:parent-style-name="Text_20_body" style:list-style-name="L55"/>
    <style:style style:name="P217" style:family="paragraph" style:parent-style-name="Text_20_body" style:list-style-name="L56"/>
    <style:style style:name="P218" style:family="paragraph" style:parent-style-name="Text_20_body" style:list-style-name="L57">
      <style:text-properties officeooo:paragraph-rsid="033b6e5a"/>
    </style:style>
    <style:style style:name="P219" style:family="paragraph" style:parent-style-name="Text_20_body" style:list-style-name="L58">
      <style:text-properties officeooo:paragraph-rsid="033cbc15"/>
    </style:style>
    <style:style style:name="P220" style:family="paragraph" style:parent-style-name="Text_20_body" style:list-style-name="L59">
      <style:text-properties officeooo:paragraph-rsid="033d5081"/>
    </style:style>
    <style:style style:name="P221" style:family="paragraph" style:parent-style-name="Text_20_body" style:list-style-name="L61">
      <style:text-properties officeooo:paragraph-rsid="033ff754"/>
    </style:style>
    <style:style style:name="P222" style:family="paragraph" style:parent-style-name="Text_20_body" style:list-style-name="L62">
      <style:text-properties officeooo:paragraph-rsid="03412e33"/>
    </style:style>
    <style:style style:name="P223" style:family="paragraph" style:parent-style-name="Text_20_body" style:list-style-name="L63">
      <style:text-properties officeooo:paragraph-rsid="03412e33"/>
    </style:style>
    <style:style style:name="P224" style:family="paragraph" style:parent-style-name="Text_20_body" style:list-style-name="L64">
      <style:text-properties officeooo:paragraph-rsid="03412e33"/>
    </style:style>
    <style:style style:name="P225" style:family="paragraph" style:parent-style-name="Text_20_body" style:list-style-name="L65">
      <style:paragraph-properties fo:margin-top="0.423cm" fo:margin-bottom="0.212cm" style:contextual-spacing="false"/>
      <style:text-properties officeooo:rsid="03688a6f" officeooo:paragraph-rsid="03688a6f"/>
    </style:style>
    <style:style style:name="P226" style:family="paragraph" style:parent-style-name="Text_20_body" style:list-style-name="L66">
      <style:text-properties officeooo:rsid="03688a6f" officeooo:paragraph-rsid="03688a6f"/>
    </style:style>
    <style:style style:name="P227" style:family="paragraph" style:parent-style-name="Text_20_body" style:list-style-name="L67" style:master-page-name="">
      <loext:graphic-properties draw:fill="none"/>
      <style:paragraph-properties fo:margin-left="1.3cm" fo:margin-right="0cm" fo:margin-top="0cm" fo:margin-bottom="0.212cm" style:contextual-spacing="false" fo:text-indent="-0.6cm" style:auto-text-indent="false" style:page-number="auto" fo:background-color="transparent"/>
      <style:text-properties officeooo:paragraph-rsid="0367347a"/>
    </style:style>
    <style:style style:name="P228" style:family="paragraph" style:parent-style-name="Text_20_body" style:list-style-name="L68">
      <style:text-properties officeooo:rsid="036a35de" officeooo:paragraph-rsid="036a35de"/>
    </style:style>
    <style:style style:name="P229" style:family="paragraph" style:parent-style-name="Text_20_body" style:list-style-name="L69">
      <style:text-properties officeooo:rsid="02dc39b4" officeooo:paragraph-rsid="0345368f"/>
    </style:style>
    <style:style style:name="P230" style:family="paragraph" style:parent-style-name="Text_20_body" style:list-style-name="L70">
      <style:text-properties officeooo:paragraph-rsid="0345368f"/>
    </style:style>
    <style:style style:name="P231" style:family="paragraph" style:parent-style-name="Text_20_body" style:list-style-name="L71">
      <style:text-properties officeooo:paragraph-rsid="0345368f"/>
    </style:style>
    <style:style style:name="P232" style:family="paragraph" style:parent-style-name="Text_20_body" style:list-style-name="L72">
      <style:text-properties officeooo:paragraph-rsid="0345368f"/>
    </style:style>
    <style:style style:name="P233" style:family="paragraph" style:parent-style-name="Text_20_body" style:list-style-name="L73">
      <style:text-properties officeooo:paragraph-rsid="0345368f"/>
    </style:style>
    <style:style style:name="P234" style:family="paragraph" style:parent-style-name="Text_20_body" style:list-style-name="L74">
      <style:text-properties officeooo:paragraph-rsid="0345368f"/>
    </style:style>
    <style:style style:name="P235" style:family="paragraph" style:parent-style-name="Text_20_body" style:list-style-name="L75">
      <style:text-properties officeooo:paragraph-rsid="037d7547"/>
    </style:style>
    <style:style style:name="P236" style:family="paragraph" style:parent-style-name="Text_20_body" style:list-style-name="L76">
      <style:text-properties officeooo:paragraph-rsid="037d782c"/>
    </style:style>
    <style:style style:name="P237" style:family="paragraph" style:parent-style-name="Text_20_body" style:list-style-name="L77">
      <style:text-properties officeooo:paragraph-rsid="037d7547"/>
    </style:style>
    <style:style style:name="P238" style:family="paragraph" style:parent-style-name="Text_20_body" style:list-style-name="L77">
      <style:text-properties officeooo:paragraph-rsid="037d782c"/>
    </style:style>
    <style:style style:name="P239" style:family="paragraph" style:parent-style-name="Text_20_body" style:list-style-name="L78">
      <style:text-properties officeooo:paragraph-rsid="03905f33"/>
    </style:style>
    <style:style style:name="P240" style:family="paragraph" style:parent-style-name="Text_20_body" style:list-style-name="L79"/>
    <style:style style:name="P241" style:family="paragraph" style:parent-style-name="Text_20_body" style:list-style-name="L80"/>
    <style:style style:name="P242" style:family="paragraph" style:parent-style-name="Text_20_body" style:list-style-name="L81"/>
    <style:style style:name="P243" style:family="paragraph" style:parent-style-name="Text_20_body" style:list-style-name="L82"/>
    <style:style style:name="P244" style:family="paragraph" style:parent-style-name="Text_20_body" style:list-style-name="L83"/>
    <style:style style:name="P245" style:family="paragraph" style:parent-style-name="Text_20_body" style:list-style-name="L84"/>
    <style:style style:name="P246" style:family="paragraph" style:parent-style-name="Text_20_body" style:list-style-name="L85"/>
    <style:style style:name="P247" style:family="paragraph" style:parent-style-name="Text_20_body" style:list-style-name="L86"/>
    <style:style style:name="P248" style:family="paragraph" style:parent-style-name="Text_20_body" style:list-style-name="L87"/>
    <style:style style:name="P249" style:family="paragraph" style:parent-style-name="Text_20_body" style:list-style-name="L88"/>
    <style:style style:name="P250" style:family="paragraph" style:parent-style-name="Text_20_body">
      <style:text-properties officeooo:paragraph-rsid="03979538"/>
    </style:style>
    <style:style style:name="P251" style:family="paragraph" style:parent-style-name="Text_20_body">
      <style:text-properties officeooo:paragraph-rsid="03733ca2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2e26103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2e3ecbb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2f463f1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31e7800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2e6db42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2f7822b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2fe3e96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2f7ed2e" style:font-style-asian="italic" style:font-weight-asian="bold" style:font-style-complex="italic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314a8b6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officeooo:rsid="02fbc193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3876283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3905f33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3979538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bold" officeooo:rsid="032b51bf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none" fo:font-weight="bold" officeooo:rsid="03876283" style:font-style-asian="italic" style:font-weight-asian="bold" style:font-style-complex="italic" style:font-weight-complex="bold"/>
    </style:style>
    <style:style style:name="T19" style:family="text">
      <style:text-properties style:font-name="Tahoma" fo:font-size="18pt" style:font-size-asian="18pt" style:font-size-complex="18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officeooo:rsid="029ed41f"/>
    </style:style>
    <style:style style:name="T22" style:family="text">
      <style:text-properties fo:color="#c9211e" loext:opacity="100%"/>
    </style:style>
    <style:style style:name="T23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color="#c9211e" loext:opacity="100%" fo:font-style="italic" fo:font-weight="bold" officeooo:rsid="02f59f18" style:font-style-asian="italic" style:font-weight-asian="bold" style:font-style-complex="italic" style:font-weight-complex="bold"/>
    </style:style>
    <style:style style:name="T25" style:family="text">
      <style:text-properties fo:color="#c9211e" loext:opacity="100%" fo:font-style="italic" fo:font-weight="bold" officeooo:rsid="031d68b4" style:font-style-asian="italic" style:font-weight-asian="bold" style:font-style-complex="italic" style:font-weight-complex="bold"/>
    </style:style>
    <style:style style:name="T26" style:family="text">
      <style:text-properties fo:color="#c9211e" loext:opacity="100%" fo:font-style="italic" fo:font-weight="bold" officeooo:rsid="031e7800" style:font-style-asian="italic" style:font-weight-asian="bold" style:font-style-complex="italic" style:font-weight-complex="bold"/>
    </style:style>
    <style:style style:name="T27" style:family="text">
      <style:text-properties fo:color="#c9211e" loext:opacity="100%" fo:font-style="italic" fo:font-weight="bold" officeooo:rsid="037d7547" style:font-style-asian="italic" style:font-weight-asian="bold" style:font-style-complex="italic" style:font-weight-complex="bold"/>
    </style:style>
    <style:style style:name="T28" style:family="text">
      <style:text-properties fo:color="#c9211e" loext:opacity="100%" fo:font-style="italic" style:font-style-asian="italic" style:font-style-complex="italic"/>
    </style:style>
    <style:style style:name="T29" style:family="text">
      <style:text-properties fo:color="#c9211e" loext:opacity="100%" fo:font-style="italic" officeooo:rsid="03070a25" style:font-style-asian="italic" style:font-style-complex="italic"/>
    </style:style>
    <style:style style:name="T30" style:family="text">
      <style:text-properties fo:color="#c9211e" loext:opacity="100%" fo:font-style="italic" officeooo:rsid="0309efba" style:font-style-asian="italic" style:font-style-complex="italic"/>
    </style:style>
    <style:style style:name="T31" style:family="text">
      <style:text-properties fo:color="#c9211e" loext:opacity="100%" officeooo:rsid="03008f99"/>
    </style:style>
    <style:style style:name="T32" style:family="text">
      <style:text-properties fo:color="#c9211e" loext:opacity="100%" style:font-name="Times New Roman" fo:font-style="italic" style:font-style-asian="italic" style:font-style-complex="italic"/>
    </style:style>
    <style:style style:name="T33" style:family="text">
      <style:text-properties officeooo:rsid="02d61cfd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fo:font-weight="bold" style:font-weight-asian="bold" style:font-weight-complex="bold"/>
    </style:style>
    <style:style style:name="T36" style:family="text">
      <style:text-properties style:text-underline-style="none" fo:font-weight="normal" officeooo:rsid="0371e67b" style:font-weight-asian="normal" style:font-weight-complex="normal"/>
    </style:style>
    <style:style style:name="T37" style:family="text">
      <style:text-properties style:text-underline-style="none" fo:font-weight="normal" officeooo:rsid="03733ca2" style:font-weight-asian="normal" style:font-weight-complex="normal"/>
    </style:style>
    <style:style style:name="T38" style:family="text">
      <style:text-properties style:text-underline-style="none" fo:font-weight="normal" officeooo:rsid="036fb718" style:font-weight-asian="normal" style:font-weight-complex="normal"/>
    </style:style>
    <style:style style:name="T39" style:family="text">
      <style:text-properties style:text-underline-style="none" fo:font-weight="normal" officeooo:rsid="03979538" style:font-weight-asian="normal" style:font-weight-complex="normal"/>
    </style:style>
    <style:style style:name="T40" style:family="text">
      <style:text-properties officeooo:rsid="02e1702c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2e1702c" style:font-weight-asian="normal" style:font-weight-complex="normal"/>
    </style:style>
    <style:style style:name="T43" style:family="text">
      <style:text-properties fo:font-weight="normal" officeooo:rsid="02e6db42" style:font-weight-asian="normal" style:font-weight-complex="normal"/>
    </style:style>
    <style:style style:name="T44" style:family="text">
      <style:text-properties fo:font-weight="normal" officeooo:rsid="02f59f18" style:font-weight-asian="normal" style:font-weight-complex="normal"/>
    </style:style>
    <style:style style:name="T45" style:family="text">
      <style:text-properties fo:font-weight="normal" officeooo:rsid="02f7822b" style:font-weight-asian="normal" style:font-weight-complex="normal"/>
    </style:style>
    <style:style style:name="T46" style:family="text">
      <style:text-properties fo:font-weight="normal" officeooo:rsid="02f7ed2e" style:font-weight-asian="normal" style:font-weight-complex="normal"/>
    </style:style>
    <style:style style:name="T47" style:family="text">
      <style:text-properties fo:font-weight="normal" officeooo:rsid="02f9c7e7" style:font-weight-asian="normal" style:font-weight-complex="normal"/>
    </style:style>
    <style:style style:name="T48" style:family="text">
      <style:text-properties fo:font-weight="normal" officeooo:rsid="02fe3e96" style:font-weight-asian="normal" style:font-weight-complex="normal"/>
    </style:style>
    <style:style style:name="T49" style:family="text">
      <style:text-properties fo:font-weight="normal" officeooo:rsid="030662a8" style:font-weight-asian="normal" style:font-weight-complex="normal"/>
    </style:style>
    <style:style style:name="T50" style:family="text">
      <style:text-properties fo:font-weight="normal" officeooo:rsid="03154919" style:font-weight-asian="normal" style:font-weight-complex="normal"/>
    </style:style>
    <style:style style:name="T51" style:family="text">
      <style:text-properties fo:font-weight="normal" officeooo:rsid="031629ba" style:font-weight-asian="normal" style:font-weight-complex="normal"/>
    </style:style>
    <style:style style:name="T52" style:family="text">
      <style:text-properties fo:font-weight="normal" officeooo:rsid="031d68b4" style:font-weight-asian="normal" style:font-weight-complex="normal"/>
    </style:style>
    <style:style style:name="T53" style:family="text">
      <style:text-properties fo:font-weight="normal" officeooo:rsid="031c4a80" style:font-weight-asian="normal" style:font-weight-complex="normal"/>
    </style:style>
    <style:style style:name="T54" style:family="text">
      <style:text-properties fo:font-weight="normal" officeooo:rsid="031e7800" style:font-weight-asian="normal" style:font-weight-complex="normal"/>
    </style:style>
    <style:style style:name="T55" style:family="text">
      <style:text-properties fo:font-weight="normal" officeooo:rsid="0328ebdd" style:font-weight-asian="normal" style:font-weight-complex="normal"/>
    </style:style>
    <style:style style:name="T56" style:family="text">
      <style:text-properties fo:font-weight="normal" officeooo:rsid="0332f7aa" style:font-weight-asian="normal" style:font-weight-complex="normal"/>
    </style:style>
    <style:style style:name="T57" style:family="text">
      <style:text-properties fo:font-weight="normal" officeooo:rsid="03399c22" style:font-weight-asian="normal" style:font-weight-complex="normal"/>
    </style:style>
    <style:style style:name="T58" style:family="text">
      <style:text-properties fo:font-weight="normal" officeooo:rsid="033cbc15" style:font-weight-asian="normal" style:font-weight-complex="normal"/>
    </style:style>
    <style:style style:name="T59" style:family="text">
      <style:text-properties fo:font-weight="normal" officeooo:rsid="036be37c" style:font-weight-asian="normal" style:font-weight-complex="normal"/>
    </style:style>
    <style:style style:name="T60" style:family="text">
      <style:text-properties fo:font-weight="normal" officeooo:rsid="03602400" style:font-weight-asian="normal" style:font-weight-complex="normal"/>
    </style:style>
    <style:style style:name="T61" style:family="text">
      <style:text-properties fo:font-weight="normal" officeooo:rsid="037b617f" style:font-weight-asian="normal" style:font-weight-complex="normal"/>
    </style:style>
    <style:style style:name="T62" style:family="text">
      <style:text-properties fo:font-weight="normal" officeooo:rsid="037bb665" style:font-weight-asian="normal" style:font-weight-complex="normal"/>
    </style:style>
    <style:style style:name="T63" style:family="text">
      <style:text-properties fo:font-weight="normal" officeooo:rsid="037d7547" style:font-weight-asian="normal" style:font-weight-complex="normal"/>
    </style:style>
    <style:style style:name="T64" style:family="text">
      <style:text-properties fo:font-weight="normal" officeooo:rsid="037e9f7c" style:font-weight-asian="normal" style:font-weight-complex="normal"/>
    </style:style>
    <style:style style:name="T65" style:family="text">
      <style:text-properties fo:font-weight="normal" officeooo:rsid="03876283" style:font-weight-asian="normal" style:font-weight-complex="normal"/>
    </style:style>
    <style:style style:name="T66" style:family="text">
      <style:text-properties fo:font-weight="normal" officeooo:rsid="036fb718" style:font-weight-asian="normal" style:font-weight-complex="normal"/>
    </style:style>
    <style:style style:name="T67" style:family="text">
      <style:text-properties fo:font-weight="normal" officeooo:rsid="03979538" style:font-weight-asian="normal" style:font-weight-complex="normal"/>
    </style:style>
    <style:style style:name="T68" style:family="text">
      <style:text-properties fo:font-weight="normal" officeooo:rsid="03905f33" style:font-weight-asian="normal" style:font-weight-complex="normal"/>
    </style:style>
    <style:style style:name="T69" style:family="text">
      <style:text-properties officeooo:rsid="02e303c4"/>
    </style:style>
    <style:style style:name="T70" style:family="text">
      <style:text-properties officeooo:rsid="02e3ecbb"/>
    </style:style>
    <style:style style:name="T71" style:family="text">
      <style:text-properties officeooo:rsid="02e42304"/>
    </style:style>
    <style:style style:name="T72" style:family="text">
      <style:text-properties officeooo:rsid="02e4304e"/>
    </style:style>
    <style:style style:name="T73" style:family="text">
      <style:text-properties officeooo:rsid="02e66726"/>
    </style:style>
    <style:style style:name="T74" style:family="text">
      <style:text-properties officeooo:rsid="02e6db42"/>
    </style:style>
    <style:style style:name="T75" style:family="text">
      <style:text-properties officeooo:rsid="02e8ac47"/>
    </style:style>
    <style:style style:name="T76" style:family="text">
      <style:text-properties fo:font-weight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officeooo:rsid="02f9c7e7" style:font-weight-asian="bold" style:font-weight-complex="bold"/>
    </style:style>
    <style:style style:name="T79" style:family="text">
      <style:text-properties fo:font-weight="bold" officeooo:rsid="03921f14"/>
    </style:style>
    <style:style style:name="T80" style:family="text">
      <style:text-properties fo:font-style="normal" fo:font-weight="normal" officeooo:rsid="029ed41f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2e303c4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3979538" style:font-style-asian="normal" style:font-weight-asian="normal" style:font-style-complex="normal" style:font-weight-complex="normal"/>
    </style:style>
    <style:style style:name="T83" style:family="text">
      <style:text-properties fo:font-style="normal" style:text-underline-style="none" style:font-style-asian="normal" style:font-style-complex="normal"/>
    </style:style>
    <style:style style:name="T84" style:family="text">
      <style:text-properties fo:font-style="normal" style:text-underline-style="none" officeooo:rsid="032b51bf" style:font-style-asian="normal" style:font-style-complex="normal"/>
    </style:style>
    <style:style style:name="T85" style:family="text">
      <style:text-properties fo:font-style="normal" officeooo:rsid="03979538" style:font-style-asian="normal" style:font-style-complex="normal"/>
    </style:style>
    <style:style style:name="T86" style:family="text">
      <style:text-properties officeooo:rsid="02ecdabe"/>
    </style:style>
    <style:style style:name="T87" style:family="text">
      <style:text-properties officeooo:rsid="02f463f1"/>
    </style:style>
    <style:style style:name="T88" style:family="text">
      <style:text-properties officeooo:rsid="02f59f18"/>
    </style:style>
    <style:style style:name="T89" style:family="text">
      <style:text-properties officeooo:rsid="02f7ed2e"/>
    </style:style>
    <style:style style:name="T90" style:family="text">
      <style:text-properties style:font-name="Arial1" style:font-name-asian="WenQuanYi Micro Hei" style:font-name-complex="Lohit Hindi2"/>
    </style:style>
    <style:style style:name="T91" style:family="text">
      <style:text-properties officeooo:rsid="02fc998e"/>
    </style:style>
    <style:style style:name="T92" style:family="text">
      <style:text-properties officeooo:rsid="02ffd5b8"/>
    </style:style>
    <style:style style:name="T93" style:family="text">
      <style:text-properties officeooo:rsid="03008f99"/>
    </style:style>
    <style:style style:name="T94" style:family="text">
      <style:text-properties officeooo:rsid="030417b2"/>
    </style:style>
    <style:style style:name="T95" style:family="text">
      <style:text-properties officeooo:rsid="03047606"/>
    </style:style>
    <style:style style:name="T96" style:family="text">
      <style:text-properties officeooo:rsid="030662a8"/>
    </style:style>
    <style:style style:name="T97" style:family="text">
      <style:text-properties officeooo:rsid="03070a25"/>
    </style:style>
    <style:style style:name="T98" style:family="text">
      <style:text-properties officeooo:rsid="0308e74a"/>
    </style:style>
    <style:style style:name="T99" style:family="text">
      <style:text-properties officeooo:rsid="0309efba"/>
    </style:style>
    <style:style style:name="T100" style:family="text">
      <style:text-properties officeooo:rsid="030bc947"/>
    </style:style>
    <style:style style:name="T101" style:family="text">
      <style:text-properties officeooo:rsid="030db270"/>
    </style:style>
    <style:style style:name="T102" style:family="text">
      <style:text-properties officeooo:rsid="030e2182"/>
    </style:style>
    <style:style style:name="T103" style:family="text">
      <style:text-properties style:text-underline-style="solid" style:text-underline-width="auto" style:text-underline-color="font-color"/>
    </style:style>
    <style:style style:name="T10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5" style:family="text">
      <style:text-properties style:text-underline-style="solid" style:text-underline-width="auto" style:text-underline-color="font-color" fo:font-weight="normal" officeooo:rsid="031d68b4" style:font-weight-asian="normal" style:font-weight-complex="normal"/>
    </style:style>
    <style:style style:name="T106" style:family="text">
      <style:text-properties style:text-underline-style="solid" style:text-underline-width="auto" style:text-underline-color="font-color" fo:font-weight="normal" officeooo:rsid="0321c64f" style:font-weight-asian="normal" style:font-weight-complex="normal"/>
    </style:style>
    <style:style style:name="T107" style:family="text">
      <style:text-properties style:text-underline-style="solid" style:text-underline-width="auto" style:text-underline-color="font-color" fo:font-weight="normal" officeooo:rsid="02ecdabe" style:font-weight-asian="normal" style:font-weight-complex="normal"/>
    </style:style>
    <style:style style:name="T108" style:family="text">
      <style:text-properties style:text-underline-style="solid" style:text-underline-width="auto" style:text-underline-color="font-color" fo:font-weight="normal" officeooo:rsid="02f9c7e7" style:font-weight-asian="normal" style:font-weight-complex="normal"/>
    </style:style>
    <style:style style:name="T109" style:family="text">
      <style:text-properties style:text-underline-style="solid" style:text-underline-width="auto" style:text-underline-color="font-color" fo:font-weight="normal" officeooo:rsid="03399c22" style:font-weight-asian="normal" style:font-weight-complex="normal"/>
    </style:style>
    <style:style style:name="T110" style:family="text">
      <style:text-properties style:text-underline-style="solid" style:text-underline-width="auto" style:text-underline-color="font-color" fo:font-weight="normal" officeooo:rsid="03621de2" style:font-weight-asian="normal" style:font-weight-complex="normal"/>
    </style:style>
    <style:style style:name="T111" style:family="text">
      <style:text-properties style:text-underline-style="solid" style:text-underline-width="auto" style:text-underline-color="font-color" fo:font-weight="normal" officeooo:rsid="036be37c" style:font-weight-asian="normal" style:font-weight-complex="normal"/>
    </style:style>
    <style:style style:name="T112" style:family="text">
      <style:text-properties style:text-underline-style="solid" style:text-underline-width="auto" style:text-underline-color="font-color" fo:font-weight="normal" officeooo:rsid="036cf735" style:font-weight-asian="normal" style:font-weight-complex="normal"/>
    </style:style>
    <style:style style:name="T113" style:family="text">
      <style:text-properties style:text-underline-style="solid" style:text-underline-width="auto" style:text-underline-color="font-color" fo:font-weight="normal" officeooo:rsid="0347c4e8" style:font-weight-asian="normal" style:font-weight-complex="normal"/>
    </style:style>
    <style:style style:name="T114" style:family="text">
      <style:text-properties style:text-underline-style="solid" style:text-underline-width="auto" style:text-underline-color="font-color" fo:font-weight="normal" officeooo:rsid="036fb718" style:font-weight-asian="normal" style:font-weight-complex="normal"/>
    </style:style>
    <style:style style:name="T115" style:family="text">
      <style:text-properties style:text-underline-style="solid" style:text-underline-width="auto" style:text-underline-color="font-color" fo:font-weight="normal" officeooo:rsid="0371e67b" style:font-weight-asian="normal" style:font-weight-complex="normal"/>
    </style:style>
    <style:style style:name="T116" style:family="text">
      <style:text-properties style:text-underline-style="solid" style:text-underline-width="auto" style:text-underline-color="font-color" fo:font-weight="normal" officeooo:rsid="037b617f" style:font-weight-asian="normal" style:font-weight-complex="normal"/>
    </style:style>
    <style:style style:name="T117" style:family="text">
      <style:text-properties style:text-underline-style="solid" style:text-underline-width="auto" style:text-underline-color="font-color" fo:font-weight="normal" officeooo:rsid="037d7547" style:font-weight-asian="normal" style:font-weight-complex="normal"/>
    </style:style>
    <style:style style:name="T118" style:family="text">
      <style:text-properties style:text-underline-style="solid" style:text-underline-width="auto" style:text-underline-color="font-color" fo:font-weight="normal" officeooo:rsid="038b3d67" style:font-weight-asian="normal" style:font-weight-complex="normal"/>
    </style:style>
    <style:style style:name="T119" style:family="text">
      <style:text-properties style:text-underline-style="solid" style:text-underline-width="auto" style:text-underline-color="font-color" fo:font-weight="normal" officeooo:rsid="038e3a3f" style:font-weight-asian="normal" style:font-weight-complex="normal"/>
    </style:style>
    <style:style style:name="T120" style:family="text">
      <style:text-properties style:text-underline-style="solid" style:text-underline-width="auto" style:text-underline-color="font-color" fo:font-weight="normal" officeooo:rsid="0393ba53" style:font-weight-asian="normal" style:font-weight-complex="normal"/>
    </style:style>
    <style:style style:name="T121" style:family="text">
      <style:text-properties style:text-underline-style="solid" style:text-underline-width="auto" style:text-underline-color="font-color" fo:font-weight="normal" officeooo:rsid="03979538" style:font-weight-asian="normal" style:font-weight-complex="normal"/>
    </style:style>
    <style:style style:name="T122" style:family="text">
      <style:text-properties style:text-underline-style="solid" style:text-underline-width="auto" style:text-underline-color="font-color" officeooo:rsid="02f9c7e7"/>
    </style:style>
    <style:style style:name="T123" style:family="text">
      <style:text-properties style:text-underline-style="solid" style:text-underline-width="auto" style:text-underline-color="font-color" officeooo:rsid="03522207"/>
    </style:style>
    <style:style style:name="T124" style:family="text">
      <style:text-properties style:text-underline-style="solid" style:text-underline-width="auto" style:text-underline-color="font-color" officeooo:rsid="037f2c0b"/>
    </style:style>
    <style:style style:name="T125" style:family="text">
      <style:text-properties officeooo:rsid="0310c63d"/>
    </style:style>
    <style:style style:name="T126" style:family="text">
      <style:text-properties officeooo:rsid="031260fb"/>
    </style:style>
    <style:style style:name="T127" style:family="text">
      <style:text-properties style:font-name="Times New Roman"/>
    </style:style>
    <style:style style:name="T128" style:family="text">
      <style:text-properties style:font-name="Times New Roman" style:text-underline-style="solid" style:text-underline-width="auto" style:text-underline-color="font-color"/>
    </style:style>
    <style:style style:name="T129" style:family="text">
      <style:text-properties style:font-name="Times New Roman" style:text-underline-style="solid" style:text-underline-width="auto" style:text-underline-color="font-color" fo:font-weight="normal" style:font-weight-asian="normal" style:font-weight-complex="normal"/>
    </style:style>
    <style:style style:name="T130" style:family="text">
      <style:text-properties style:font-name="Times New Roman" officeooo:rsid="033fd2e6"/>
    </style:style>
    <style:style style:name="T131" style:family="text">
      <style:text-properties style:font-name="Times New Roman" officeooo:rsid="03905f33"/>
    </style:style>
    <style:style style:name="T132" style:family="text">
      <style:text-properties style:font-name="Times New Roman" fo:font-weight="normal" officeooo:rsid="03905f33" style:font-weight-asian="normal" style:font-weight-complex="normal"/>
    </style:style>
    <style:style style:name="T133" style:family="text">
      <style:text-properties style:font-name="Times New Roman" style:text-underline-style="none"/>
    </style:style>
    <style:style style:name="T134" style:family="text">
      <style:text-properties style:font-name="Times New Roman" style:text-underline-style="none" officeooo:rsid="038251e3"/>
    </style:style>
    <style:style style:name="T135" style:family="text">
      <style:text-properties style:font-name="Times New Roman" style:text-underline-style="none" officeooo:rsid="03905f33"/>
    </style:style>
    <style:style style:name="T136" style:family="text">
      <style:text-properties style:font-name="Times New Roman" style:text-underline-style="none" officeooo:rsid="03979538"/>
    </style:style>
    <style:style style:name="T137" style:family="text">
      <style:text-properties style:font-name="Times New Roman" officeooo:rsid="03921f14"/>
    </style:style>
    <style:style style:name="T138" style:family="text">
      <style:text-properties style:font-name="Arial"/>
    </style:style>
    <style:style style:name="T139" style:family="text">
      <style:text-properties officeooo:rsid="0313430e"/>
    </style:style>
    <style:style style:name="T140" style:family="text">
      <style:text-properties officeooo:rsid="0314a8b6"/>
    </style:style>
    <style:style style:name="T141" style:family="text">
      <style:text-properties officeooo:rsid="0315d04e"/>
    </style:style>
    <style:style style:name="T142" style:family="text">
      <style:text-properties officeooo:rsid="031d68b4"/>
    </style:style>
    <style:style style:name="T143" style:family="text">
      <style:text-properties fo:font-size="10pt" style:font-size-asian="10pt" style:font-size-complex="10pt"/>
    </style:style>
    <style:style style:name="T144" style:family="text">
      <style:text-properties fo:font-size="10pt" officeooo:rsid="0341d46a" style:font-size-asian="10pt" style:font-size-complex="10pt"/>
    </style:style>
    <style:style style:name="T145" style:family="text">
      <style:text-properties fo:font-size="10pt" style:text-underline-style="none" fo:font-weight="bold" officeooo:rsid="037f2c0b" style:font-size-asian="10pt" style:font-weight-asian="bold" style:font-size-complex="10pt" style:font-weight-complex="bold"/>
    </style:style>
    <style:style style:name="T146" style:family="text">
      <style:text-properties fo:font-size="10pt" fo:font-weight="bold" style:font-size-asian="10pt" style:font-weight-asian="bold" style:font-size-complex="10pt" style:font-weight-complex="bold"/>
    </style:style>
    <style:style style:name="T147" style:family="text">
      <style:text-properties officeooo:rsid="03210682"/>
    </style:style>
    <style:style style:name="T148" style:family="text">
      <style:text-properties fo:color="#000000" loext:opacity="100%" style:font-name="Arial1" fo:font-size="10.5pt" fo:font-style="normal" style:text-underline-style="solid" style:text-underline-width="auto" style:text-underline-color="font-color" fo:font-weight="normal" officeooo:rsid="0321c64f" style:font-name-asian="WenQuanYi Micro Hei" style:font-size-asian="14pt" style:font-style-asian="normal" style:font-weight-asian="normal" style:font-name-complex="Lohit Hindi2" style:font-size-complex="14pt" style:font-style-complex="normal" style:font-weight-complex="normal" style:text-overline-style="none" style:text-overline-color="font-color"/>
    </style:style>
    <style:style style:name="T149" style:family="text">
      <style:text-properties fo:color="#000000" loext:opacity="100%" style:font-name="Times New Roman" fo:font-style="normal" officeooo:rsid="032b51bf" style:font-style-asian="normal" style:font-style-complex="normal"/>
    </style:style>
    <style:style style:name="T150" style:family="text">
      <style:text-properties officeooo:rsid="0321c64f"/>
    </style:style>
    <style:style style:name="T151" style:family="text">
      <style:text-properties officeooo:rsid="0326fd64"/>
    </style:style>
    <style:style style:name="T152" style:family="text">
      <style:text-properties fo:background-color="transparent" loext:char-shading-value="0"/>
    </style:style>
    <style:style style:name="T153" style:family="text">
      <style:text-properties officeooo:rsid="03285057"/>
    </style:style>
    <style:style style:name="T154" style:family="text">
      <style:text-properties officeooo:rsid="0328ebdd"/>
    </style:style>
    <style:style style:name="T155" style:family="text">
      <style:text-properties style:font-name="arial"/>
    </style:style>
    <style:style style:name="T156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157" style:family="text">
      <style:text-properties officeooo:rsid="032a62ae"/>
    </style:style>
    <style:style style:name="T158" style:family="text">
      <style:text-properties officeooo:rsid="032d5c60"/>
    </style:style>
    <style:style style:name="T159" style:family="text">
      <style:text-properties officeooo:rsid="0332f7aa"/>
    </style:style>
    <style:style style:name="T160" style:family="text">
      <style:text-properties officeooo:rsid="03376a6f"/>
    </style:style>
    <style:style style:name="T161" style:family="text">
      <style:text-properties officeooo:rsid="03399c22"/>
    </style:style>
    <style:style style:name="T162" style:family="text">
      <style:text-properties officeooo:rsid="033b6e5a"/>
    </style:style>
    <style:style style:name="T163" style:family="text">
      <style:text-properties officeooo:rsid="033cbc15"/>
    </style:style>
    <style:style style:name="T164" style:family="text">
      <style:text-properties officeooo:rsid="033d5081"/>
    </style:style>
    <style:style style:name="T165" style:family="text">
      <style:text-properties officeooo:rsid="033d682e"/>
    </style:style>
    <style:style style:name="T166" style:family="text">
      <style:text-properties officeooo:rsid="033f1bd8"/>
    </style:style>
    <style:style style:name="T167" style:family="text">
      <style:text-properties officeooo:rsid="033fd2e6"/>
    </style:style>
    <style:style style:name="T168" style:family="text">
      <style:text-properties officeooo:rsid="033ff754"/>
    </style:style>
    <style:style style:name="T169" style:family="text">
      <style:text-properties officeooo:rsid="03412e33"/>
    </style:style>
    <style:style style:name="T170" style:family="text">
      <style:text-properties officeooo:rsid="0341d46a"/>
    </style:style>
    <style:style style:name="T171" style:family="text">
      <style:text-properties officeooo:rsid="0344121f"/>
    </style:style>
    <style:style style:name="T172" style:family="text">
      <style:text-properties officeooo:rsid="0345368f"/>
    </style:style>
    <style:style style:name="T173" style:family="text">
      <style:text-properties officeooo:rsid="0347c4e8"/>
    </style:style>
    <style:style style:name="T174" style:family="text">
      <style:text-properties officeooo:rsid="03491c8e"/>
    </style:style>
    <style:style style:name="T175" style:family="text">
      <style:text-properties officeooo:rsid="02dd7739"/>
    </style:style>
    <style:style style:name="T176" style:family="text">
      <style:text-properties officeooo:rsid="034a432c"/>
    </style:style>
    <style:style style:name="T177" style:family="text">
      <style:text-properties officeooo:rsid="034b5cca"/>
    </style:style>
    <style:style style:name="T178" style:family="text">
      <style:text-properties officeooo:rsid="034be136"/>
    </style:style>
    <style:style style:name="T179" style:family="text">
      <style:text-properties officeooo:rsid="034da416"/>
    </style:style>
    <style:style style:name="T180" style:family="text">
      <style:text-properties fo:color="#a9b7c6" loext:opacity="100%" style:font-name="JetBrains Mono2" fo:font-size="15pt" fo:font-style="normal" fo:font-weight="normal" style:font-size-asian="15pt" style:font-style-asian="normal" style:font-weight-asian="normal"/>
    </style:style>
    <style:style style:name="T181" style:family="text">
      <style:text-properties fo:color="#a9b7c6" loext:opacity="100%" style:font-name="JetBrains Mono2" fo:font-size="15pt" fo:font-style="normal" fo:font-weight="normal" style:font-size-asian="15pt" style:font-style-asian="normal" style:font-weight-asian="normal"/>
    </style:style>
    <style:style style:name="T182" style:family="text">
      <style:text-properties officeooo:rsid="03522207"/>
    </style:style>
    <style:style style:name="T183" style:family="text">
      <style:text-properties officeooo:rsid="035553e3"/>
    </style:style>
    <style:style style:name="T184" style:family="text">
      <style:text-properties officeooo:rsid="035c0774"/>
    </style:style>
    <style:style style:name="T185" style:family="text">
      <style:text-properties officeooo:rsid="035c5fe1"/>
    </style:style>
    <style:style style:name="T186" style:family="text">
      <style:text-properties fo:color="#e8bf6a" loext:opacity="100%" style:font-name="JetBrains Mono2" fo:font-size="15pt" fo:font-style="normal" fo:font-weight="normal" style:font-size-asian="15pt" style:font-style-asian="normal" style:font-weight-asian="normal"/>
    </style:style>
    <style:style style:name="T187" style:family="text">
      <style:text-properties officeooo:rsid="03602400"/>
    </style:style>
    <style:style style:name="T188" style:family="text">
      <style:text-properties officeooo:rsid="0360d4e9"/>
    </style:style>
    <style:style style:name="T189" style:family="text">
      <style:text-properties officeooo:rsid="03621de2"/>
    </style:style>
    <style:style style:name="T190" style:family="text">
      <style:text-properties officeooo:rsid="03688a6f"/>
    </style:style>
    <style:style style:name="T191" style:family="text">
      <style:text-properties officeooo:rsid="036a35de"/>
    </style:style>
    <style:style style:name="T192" style:family="text">
      <style:text-properties officeooo:rsid="036be37c"/>
    </style:style>
    <style:style style:name="T193" style:family="text">
      <style:text-properties officeooo:rsid="036e5c7a"/>
    </style:style>
    <style:style style:name="T194" style:family="text">
      <style:text-properties officeooo:rsid="0371e67b"/>
    </style:style>
    <style:style style:name="T195" style:family="text">
      <style:text-properties officeooo:rsid="03733ca2"/>
    </style:style>
    <style:style style:name="T196" style:family="text">
      <style:text-properties officeooo:rsid="03752e55"/>
    </style:style>
    <style:style style:name="T197" style:family="text">
      <style:text-properties officeooo:rsid="03753543"/>
    </style:style>
    <style:style style:name="T198" style:family="text">
      <style:text-properties officeooo:rsid="03756e18"/>
    </style:style>
    <style:style style:name="T199" style:family="text">
      <style:text-properties officeooo:rsid="037b617f"/>
    </style:style>
    <style:style style:name="T200" style:family="text">
      <style:text-properties officeooo:rsid="037d7547"/>
    </style:style>
    <style:style style:name="T201" style:family="text">
      <style:text-properties officeooo:rsid="037d782c"/>
    </style:style>
    <style:style style:name="T202" style:family="text">
      <style:text-properties officeooo:rsid="037f2c0b"/>
    </style:style>
    <style:style style:name="T203" style:family="text">
      <style:text-properties officeooo:rsid="038251e3"/>
    </style:style>
    <style:style style:name="T204" style:family="text">
      <style:text-properties officeooo:rsid="03876283"/>
    </style:style>
    <style:style style:name="T205" style:family="text">
      <style:text-properties fo:color="#cc7832" loext:opacity="100%" style:font-name="JetBrains Mono2" fo:font-size="15pt" fo:font-style="normal" fo:font-weight="bold" style:font-size-asian="15pt" style:font-style-asian="normal" style:font-weight-asian="bold"/>
    </style:style>
    <style:style style:name="T206" style:family="text">
      <style:text-properties fo:color="#cc7832" loext:opacity="100%" style:font-name="JetBrains Mono2" fo:font-size="15pt" fo:font-style="normal" fo:font-weight="normal" style:font-size-asian="15pt" style:font-style-asian="normal" style:font-weight-asian="normal"/>
    </style:style>
    <style:style style:name="T207" style:family="text">
      <style:text-properties fo:color="#cc7832" loext:opacity="100%" style:font-name="JetBrains Mono2" fo:font-size="15pt" fo:font-style="normal" fo:font-weight="normal" style:font-size-asian="15pt" style:font-style-asian="normal" style:font-weight-asian="normal"/>
    </style:style>
    <style:style style:name="T208" style:family="text">
      <style:text-properties fo:color="#cc7832" loext:opacity="100%" style:font-name="JetBrains Mono2" fo:font-size="15pt" fo:font-style="normal" style:text-underline-style="solid" style:text-underline-width="auto" style:text-underline-color="font-color" fo:font-weight="normal" officeooo:rsid="036be37c" style:font-size-asian="15pt" style:font-style-asian="normal" style:font-weight-asian="normal" style:font-weight-complex="normal"/>
    </style:style>
    <style:style style:name="T209" style:family="text">
      <style:text-properties fo:color="#6a8759" loext:opacity="100%" style:font-name="JetBrains Mono2" fo:font-size="15pt" fo:font-style="normal" fo:font-weight="normal" style:font-size-asian="15pt" style:font-style-asian="normal" style:font-weight-asian="normal"/>
    </style:style>
    <style:style style:name="T210" style:family="text">
      <style:text-properties officeooo:rsid="038a25d1"/>
    </style:style>
    <style:style style:name="T211" style:family="text">
      <style:text-properties officeooo:rsid="038d332d"/>
    </style:style>
    <style:style style:name="T212" style:family="text">
      <style:text-properties officeooo:rsid="038e3a3f"/>
    </style:style>
    <style:style style:name="T213" style:family="text">
      <style:text-properties officeooo:rsid="038f5f22"/>
    </style:style>
    <style:style style:name="T214" style:family="text">
      <style:text-properties officeooo:rsid="03905f33"/>
    </style:style>
    <style:style style:name="T215" style:family="text">
      <style:text-properties fo:color="#629755" loext:opacity="100%" style:font-name="JetBrains Mono2" fo:font-size="15pt" fo:font-style="italic" fo:font-weight="normal" style:font-size-asian="15pt" style:font-style-asian="italic" style:font-weight-asian="normal"/>
    </style:style>
    <style:style style:name="T216" style:family="text">
      <style:text-properties officeooo:rsid="0395921d"/>
    </style:style>
    <style:style style:name="T217" style:family="text">
      <style:text-properties officeooo:rsid="03963549"/>
    </style:style>
    <style:style style:name="T218" style:family="text">
      <style:text-properties officeooo:rsid="03979538"/>
    </style:style>
    <style:style style:name="T219" style:family="text">
      <style:text-properties officeooo:rsid="0397b49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T20">Cahier de TP <text:line-break/>« </text:span><text:span text:style-name="T19">Liferay 7.x - Développer un portail d'entreprise</text:span><text:span text:style-name="T20">»</text:span></text:p>
      <text:p text:style-name="P1"/>
      <text:p text:style-name="P7">Pré-requis :</text:p>
      <text:p text:style-name="P3">Poste développeur avec accès réseau Internet libre</text:p>
      <text:p text:style-name="P3">Linux (Recommandé) ou Windows 10</text:p>
      <text:p text:style-name="P3">Pré-installation de :</text:p>
      <text:list text:style-name="L1">
        <text:list-item>
          <text:p text:style-name="P141">Git</text:p>
        </text:list-item>
        <text:list-item>
          <text:p text:style-name="P141">JDK<text:span text:style-name="T33">1</text:span><text:span text:style-name="T21">1</text:span><text:span text:style-name="T178">+</text:span></text:p>
        </text:list-item>
        <text:list-item>
          <text:p text:style-name="P142"><text:span text:style-name="T183">npx, </text:span>npm</text:p>
        </text:list-item>
        <text:list-item>
          <text:p text:style-name="P143">IDEs : IntelliJ</text:p>
        </text:list-item>
      </text:list>
      <text:p text:style-name="P3"/>
      <text:p text:style-name="P3"/>
      <text:p text:style-name="P3"/>
      <text:p text:style-name="P2"/>
      <text:p text:style-name="P4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71"><text:a xlink:type="simple" xlink:href="#__RefHeading___Toc2459_2030798262" text:style-name="Index_20_Link" text:visited-style-name="Index_20_Link">Présentation projet fil rouge :<text:tab/>3</text:a></text:p>
          <text:p text:style-name="P71"><text:a xlink:type="simple" xlink:href="#__RefHeading___Toc5145_1082733874" text:style-name="Index_20_Link" text:visited-style-name="Index_20_Link">Atelier 1: Installation Liferay 7.4 + Base de données<text:tab/>4</text:a></text:p>
          <text:p text:style-name="P72"><text:a xlink:type="simple" xlink:href="#__RefHeading___Toc2461_2030798262" text:style-name="Index_20_Link" text:visited-style-name="Index_20_Link">1.1 Installation d’une base Postgres<text:tab/>4</text:a></text:p>
          <text:p text:style-name="P72"><text:a xlink:type="simple" xlink:href="#__RefHeading___Toc2463_2030798262" text:style-name="Index_20_Link" text:visited-style-name="Index_20_Link">1.2 Démarrage Bundle Tomcat<text:tab/>4</text:a></text:p>
          <text:p text:style-name="P72"><text:a xlink:type="simple" xlink:href="#__RefHeading___Toc2311_2030798262" text:style-name="Index_20_Link" text:visited-style-name="Index_20_Link">1.2 Assistant de configuration initiale<text:tab/>5</text:a></text:p>
          <text:p text:style-name="P71"><text:a xlink:type="simple" xlink:href="#__RefHeading___Toc2465_2030798262" text:style-name="Index_20_Link" text:visited-style-name="Index_20_Link">Atelier 2 : Sites, Pages et Navigation<text:tab/>6</text:a></text:p>
          <text:p text:style-name="P72"><text:a xlink:type="simple" xlink:href="#__RefHeading___Toc2467_2030798262" text:style-name="Index_20_Link" text:visited-style-name="Index_20_Link">2.1 Lister les sites<text:tab/>6</text:a></text:p>
          <text:p text:style-name="P72"><text:a xlink:type="simple" xlink:href="#__RefHeading___Toc5458_263690486" text:style-name="Index_20_Link" text:visited-style-name="Index_20_Link">2.2 Création de pages<text:tab/>6</text:a></text:p>
          <text:p text:style-name="P72"><text:a xlink:type="simple" xlink:href="#__RefHeading___Toc5460_263690486" text:style-name="Index_20_Link" text:visited-style-name="Index_20_Link">2.3 Organiser la navigation<text:tab/>7</text:a></text:p>
          <text:p text:style-name="P71"><text:a xlink:type="simple" xlink:href="#__RefHeading___Toc2477_2030798262" text:style-name="Index_20_Link" text:visited-style-name="Index_20_Link">Atelier 3 : Fonctions CMS : contenus, structures &amp; templates<text:tab/>9</text:a></text:p>
          <text:p text:style-name="P72"><text:a xlink:type="simple" xlink:href="#__RefHeading___Toc5481_263690486" text:style-name="Index_20_Link" text:visited-style-name="Index_20_Link">3.1 Mise à jour d’un contenu statique<text:tab/>9</text:a></text:p>
          <text:p text:style-name="P72"><text:a xlink:type="simple" xlink:href="#__RefHeading___Toc2479_2030798262" text:style-name="Index_20_Link" text:visited-style-name="Index_20_Link">3.2. Créer une structure nommé Actualité<text:tab/>9</text:a></text:p>
          <text:p text:style-name="P72"><text:a xlink:type="simple" xlink:href="#__RefHeading___Toc2481_2030798262" text:style-name="Index_20_Link" text:visited-style-name="Index_20_Link">3.2 Créer un gabarit Freemarker<text:tab/>9</text:a></text:p>
          <text:p text:style-name="P72"><text:a xlink:type="simple" xlink:href="#__RefHeading___Toc2483_2030798262" text:style-name="Index_20_Link" text:visited-style-name="Index_20_Link">3.3 Créer un Web Content utilisant la structure<text:tab/>10</text:a></text:p>
          <text:p text:style-name="P72"><text:a xlink:type="simple" xlink:href="#__RefHeading___Toc2485_2030798262" text:style-name="Index_20_Link" text:visited-style-name="Index_20_Link">3.4. Afficher l’article dans une page<text:tab/>10</text:a></text:p>
          <text:p text:style-name="P71"><text:a xlink:type="simple" xlink:href="#__RefHeading___Toc5520_263690486" text:style-name="Index_20_Link" text:visited-style-name="Index_20_Link">Atelier 4 : Tables fondamentales de Liferay<text:tab/>12</text:a></text:p>
          <text:p text:style-name="P72"><text:a xlink:type="simple" xlink:href="#__RefHeading___Toc5522_263690486" text:style-name="Index_20_Link" text:visited-style-name="Index_20_Link">4.1. Les sites<text:tab/>12</text:a></text:p>
          <text:p text:style-name="P72"><text:a xlink:type="simple" xlink:href="#__RefHeading___Toc5524_263690486" text:style-name="Index_20_Link" text:visited-style-name="Index_20_Link">4.2 Utilisateurs et rôles<text:tab/>12</text:a></text:p>
          <text:p text:style-name="P72"><text:a xlink:type="simple" xlink:href="#__RefHeading___Toc5528_263690486" text:style-name="Index_20_Link" text:visited-style-name="Index_20_Link">4.3 Les pages<text:tab/>13</text:a></text:p>
          <text:p text:style-name="P72"><text:a xlink:type="simple" xlink:href="#__RefHeading___Toc5532_263690486" text:style-name="Index_20_Link" text:visited-style-name="Index_20_Link">4.4. Contenus : Web Contents + leurs structures<text:tab/>15</text:a></text:p>
          <text:p text:style-name="P72"><text:a xlink:type="simple" xlink:href="#__RefHeading___Toc5534_263690486" text:style-name="Index_20_Link" text:visited-style-name="Index_20_Link">4.5 Documents &amp; Media<text:tab/>16</text:a></text:p>
          <text:p text:style-name="P71"><text:a xlink:type="simple" xlink:href="#__RefHeading___Toc5376_263690486" text:style-name="Index_20_Link" text:visited-style-name="Index_20_Link">Atelier 5 : Gestion de la configuration<text:tab/>17</text:a></text:p>
          <text:p text:style-name="P72"><text:a xlink:type="simple" xlink:href="#__RefHeading___Toc5378_263690486" text:style-name="Index_20_Link" text:visited-style-name="Index_20_Link">5.1 Propriétés de portal-ext<text:tab/>17</text:a></text:p>
          <text:p text:style-name="P72"><text:a xlink:type="simple" xlink:href="#__RefHeading___Toc5380_263690486" text:style-name="Index_20_Link" text:visited-style-name="Index_20_Link">5.2. Configuration OSGi<text:tab/>17</text:a></text:p>
          <text:p text:style-name="P72"><text:a xlink:type="simple" xlink:href="#__RefHeading___Toc5552_263690486" text:style-name="Index_20_Link" text:visited-style-name="Index_20_Link">5.3 Verbosité des logs<text:tab/>18</text:a></text:p>
          <text:p text:style-name="P71"><text:a xlink:type="simple" xlink:href="#__RefHeading___Toc5384_263690486" text:style-name="Index_20_Link" text:visited-style-name="Index_20_Link">Atelier 6 : Exploitation des modules OSGI<text:tab/>19</text:a></text:p>
          <text:p text:style-name="P71"><text:a xlink:type="simple" xlink:href="#__RefHeading___Toc5578_263690486" text:style-name="Index_20_Link" text:visited-style-name="Index_20_Link">Atelier 7 : Staging + Export/Import<text:tab/>20</text:a></text:p>
          <text:p text:style-name="P72"><text:a xlink:type="simple" xlink:href="#__RefHeading___Toc5568_263690486" text:style-name="Index_20_Link" text:visited-style-name="Index_20_Link">7.1 Staging<text:tab/>20</text:a></text:p>
          <text:p text:style-name="P72"><text:a xlink:type="simple" xlink:href="#__RefHeading___Toc5570_263690486" text:style-name="Index_20_Link" text:visited-style-name="Index_20_Link">7.2 Export / Import<text:tab/>20</text:a></text:p>
          <text:p text:style-name="P71"><text:a xlink:type="simple" xlink:href="#__RefHeading___Toc5394_263690486" text:style-name="Index_20_Link" text:visited-style-name="Index_20_Link">Atelier 8 : Développement Portlet MVC simple<text:tab/>21</text:a></text:p>
          <text:p text:style-name="P72"><text:a xlink:type="simple" xlink:href="#__RefHeading___Toc5396_263690486" text:style-name="Index_20_Link" text:visited-style-name="Index_20_Link"><text:soft-page-break/>8.1 Mise en place du workspace<text:tab/>21</text:a></text:p>
          <text:p text:style-name="P72"><text:a xlink:type="simple" xlink:href="#__RefHeading___Toc5587_263690486" text:style-name="Index_20_Link" text:visited-style-name="Index_20_Link">8.2 Import du workspace dans l’IDE<text:tab/>21</text:a></text:p>
          <text:p text:style-name="P72"><text:a xlink:type="simple" xlink:href="#__RefHeading___Toc5582_263690486" text:style-name="Index_20_Link" text:visited-style-name="Index_20_Link">8.3 Création d’un module portlet<text:tab/>21</text:a></text:p>
          <text:p text:style-name="P72"><text:a xlink:type="simple" xlink:href="#__RefHeading___Toc5404_263690486" text:style-name="Index_20_Link" text:visited-style-name="Index_20_Link">8.4. Ajouter la portlet<text:tab/>23</text:a></text:p>
          <text:p text:style-name="P71"><text:a xlink:type="simple" xlink:href="#__RefHeading___Toc878_2030798262" text:style-name="Index_20_Link" text:visited-style-name="Index_20_Link">Ateliers 9 : Développement d’une Portlet MVC avec validation<text:tab/>24</text:a></text:p>
          <text:p text:style-name="P72"><text:a xlink:type="simple" xlink:href="#__RefHeading___Toc2325_2030798262" text:style-name="Index_20_Link" text:visited-style-name="Index_20_Link">9.1 Création du module<text:tab/>24</text:a></text:p>
          <text:p text:style-name="P72"><text:a xlink:type="simple" xlink:href="#__RefHeading___Toc2331_2030798262" text:style-name="Index_20_Link" text:visited-style-name="Index_20_Link">9.2 Implémenter l’Action Command<text:tab/>25</text:a></text:p>
          <text:p text:style-name="P71"><text:a xlink:type="simple" xlink:href="#__RefHeading___Toc5406_263690486" text:style-name="Index_20_Link" text:visited-style-name="Index_20_Link">Atelier 10 : AUI et Navigation<text:tab/>27</text:a></text:p>
          <text:p text:style-name="P72"><text:a xlink:type="simple" xlink:href="#__RefHeading___Toc14710_263690486" text:style-name="Index_20_Link" text:visited-style-name="Index_20_Link">10.1 AlloyUI<text:tab/>27</text:a></text:p>
          <text:p text:style-name="P72"><text:a xlink:type="simple" xlink:href="#__RefHeading___Toc14710_263690486%20Copie%201" text:style-name="Index_20_Link" text:visited-style-name="Index_20_Link">10.2 Navigation simple<text:tab/>28</text:a></text:p>
          <text:p text:style-name="P71"><text:a xlink:type="simple" xlink:href="#__RefHeading___Toc5414_263690486" text:style-name="Index_20_Link" text:visited-style-name="Index_20_Link">Atelier 11 : Couche service via ServiceBuilder<text:tab/>30</text:a></text:p>
          <text:p text:style-name="P72"><text:a xlink:type="simple" xlink:href="#__RefHeading___Toc2345_2030798262" text:style-name="Index_20_Link" text:visited-style-name="Index_20_Link">11.1 Création du module ServiceBuilder<text:tab/>30</text:a></text:p>
          <text:p text:style-name="P72"><text:a xlink:type="simple" xlink:href="#__RefHeading___Toc14712_263690486" text:style-name="Index_20_Link" text:visited-style-name="Index_20_Link">11.2 Implémentation de LocalServiceImpl<text:tab/>31</text:a></text:p>
          <text:p text:style-name="P72"><text:a xlink:type="simple" xlink:href="#__RefHeading___Toc2353_2030798262%20Copie%201" text:style-name="Index_20_Link" text:visited-style-name="Index_20_Link">11.3 Intégration Portlet<text:tab/>32</text:a></text:p>
          <text:p text:style-name="P71"><text:a xlink:type="simple" xlink:href="#__RefHeading___Toc2353_2030798262" text:style-name="Index_20_Link" text:visited-style-name="Index_20_Link">Atelier 12 Service RESTFul via RestBuilder<text:tab/>34</text:a></text:p>
          <text:p text:style-name="P71"><text:a xlink:type="simple" xlink:href="#__RefHeading___Toc5424_263690486" text:style-name="Index_20_Link" text:visited-style-name="Index_20_Link">Atelier 13 : Permissions &amp; ServiceContext<text:tab/>37</text:a></text:p>
          <text:p text:style-name="P72"><text:a xlink:type="simple" xlink:href="#__RefHeading___Toc2361_2030798262" text:style-name="Index_20_Link" text:visited-style-name="Index_20_Link">13.1 ServiceContext dans l’ActionCommand<text:tab/>37</text:a></text:p>
          <text:p text:style-name="P72"><text:a xlink:type="simple" xlink:href="#__RefHeading___Toc2363_2030798262" text:style-name="Index_20_Link" text:visited-style-name="Index_20_Link">13.2 ServiceContext dans la couche service<text:tab/>37</text:a></text:p>
          <text:p text:style-name="P72"><text:a xlink:type="simple" xlink:href="#__RefHeading___Toc2369_2030798262" text:style-name="Index_20_Link" text:visited-style-name="Index_20_Link">13.3 Déclaration des permissions de modèle (resource-actions)<text:tab/>38</text:a></text:p>
          <text:p text:style-name="P72"><text:a xlink:type="simple" xlink:href="#__RefHeading___Toc14743_263690486" text:style-name="Index_20_Link" text:visited-style-name="Index_20_Link">13.4 Vérification des permissions (service + IHM)<text:tab/>39</text:a></text:p>
          <text:p text:style-name="P71"><text:a xlink:type="simple" xlink:href="#__RefHeading___Toc5434_263690486" text:style-name="Index_20_Link" text:visited-style-name="Index_20_Link">Atelier 14 : Asset, Thème, OSGI<text:tab/>41</text:a></text:p>
          <text:p text:style-name="P72"><text:a xlink:type="simple" xlink:href="#__RefHeading___Toc2383_2030798262" text:style-name="Index_20_Link" text:visited-style-name="Index_20_Link">14.1 Asset Framework<text:tab/>41</text:a></text:p>
          <text:p text:style-name="P72"><text:a xlink:type="simple" xlink:href="#__RefHeading___Toc2397_2030798262" text:style-name="Index_20_Link" text:visited-style-name="Index_20_Link">14.2 Thème<text:tab/>42</text:a></text:p>
          <text:p text:style-name="P71"><text:a xlink:type="simple" xlink:href="#__RefHeading___Toc2413_2030798262" text:style-name="Index_20_Link" text:visited-style-name="Index_20_Link">Atelier 15 : Personnalisation OSGI<text:tab/>43</text:a></text:p>
          <text:p text:style-name="P72"><text:a xlink:type="simple" xlink:href="#__RefHeading___Toc26426_263690486" text:style-name="Index_20_Link" text:visited-style-name="Index_20_Link">15.1 Personnalisation via Fragment Module (Override JSP)<text:tab/>43</text:a></text:p>
          <text:p text:style-name="P72"><text:a xlink:type="simple" xlink:href="#__RefHeading___Toc2429_2030798262" text:style-name="Index_20_Link" text:visited-style-name="Index_20_Link">15.2 Personnalisation via Service Wrapper OSGi<text:tab/>43</text:a></text:p>
          <text:p text:style-name="P72"><text:a xlink:type="simple" xlink:href="#__RefHeading___Toc2443_2030798262" text:style-name="Index_20_Link" text:visited-style-name="Index_20_Link">15.3 : Model Listener OSGi<text:tab/>44</text:a></text:p>
        </text:index-body>
      </text:table-of-content>
      <text:h text:style-name="Heading_20_1" text:outline-level="1"/>
      <text:h text:style-name="P128" text:outline-level="2"/>
      <text:p text:style-name="P6"/>
      <text:h text:style-name="P120" text:outline-level="1"><text:bookmark-start text:name="__RefHeading___Toc2459_2030798262"/>Présentation projet fil rouge :<text:bookmark-end text:name="__RefHeading___Toc2459_2030798262"/></text:h>
      <text:p text:style-name="P29"><text:span text:style-name="Strong_20_Emphasis"><text:span text:style-name="T42">Pr</text:span></text:span>ogressivement, <text:span text:style-name="T40">nous allons construire </text:span>un mini-portail <text:span text:style-name="Strong_20_Emphasis">“EventPortal”</text:span> composé :</text:p>
      <text:list text:style-name="L2">
        <text:list-item>
          <text:p text:style-name="P144">d’un <text:span text:style-name="Strong_20_Emphasis"><text:span text:style-name="T41">site</text:span></text:span> dédié</text:p>
        </text:list-item>
        <text:list-item>
          <text:p text:style-name="P144">de pages de navigation</text:p>
        </text:list-item>
        <text:list-item>
          <text:p text:style-name="P144">de contenus CMS structurés</text:p>
        </text:list-item>
        <text:list-item>
          <text:p text:style-name="P144">d’un mécanisme de staging opérationnel</text:p>
        </text:list-item>
        <text:list-item>
          <text:p text:style-name="P144">d’une portlet custom</text:p>
        </text:list-item>
        <text:list-item>
          <text:p text:style-name="P144">d’une UI modernisée Clay</text:p>
        </text:list-item>
        <text:list-item>
          <text:p text:style-name="P144">d’une entité Service Builder (“Event”)</text:p>
        </text:list-item>
        <text:list-item>
          <text:p text:style-name="P144">de permissions fines</text:p>
        </text:list-item>
        <text:list-item>
          <text:p text:style-name="P144">d'extensions OSGi pour personnalisation</text:p>
        </text:list-item>
      </text:list>
      <text:p text:style-name="P29"/>
      <text:h text:style-name="P121" text:outline-level="1"/>
      <text:h text:style-name="P122" text:outline-level="1"><text:bookmark-start text:name="__RefHeading___Toc5145_1082733874"/>Atelier 1: Installation Liferay 7.4 + Base de données<text:bookmark-end text:name="__RefHeading___Toc5145_1082733874"/></text:h>
      <text:p text:style-name="P8">Objectifs</text:p>
      <text:list text:style-name="L3">
        <text:list-item>
          <text:p text:style-name="P145">installer un bundle Liferay 7.4 <text:span text:style-name="T40">avec une base de production</text:span></text:p>
        </text:list-item>
      </text:list>
      <text:p text:style-name="P6"/>
      <text:h text:style-name="Heading_20_2" text:outline-level="2"><text:bookmark-start text:name="__RefHeading___Toc2461_2030798262"/>1.1 Installation d’une base Postgres<text:bookmark-end text:name="__RefHeading___Toc2461_2030798262"/></text:h>
      <text:p text:style-name="P21">Démarrer un serveur postgres et sa console d’administration</text:p>
      <text:p text:style-name="Code">docker compose -f postgres-docker-compose.yml up -d</text:p>
      <text:p text:style-name="P21">Accéder à localhost:81 et se logger avec admin@admin.com/admin</text:p>
      <text:p text:style-name="P21">Enregistre un serveur avec comme paramètres de connexion :</text:p>
      <text:list text:style-name="L4">
        <text:list-item>
          <text:p text:style-name="P146">host : <text:span text:style-name="T2">liferay</text:span><text:span text:style-name="T1">-postgresql</text:span></text:p>
        </text:list-item>
        <text:list-item>
          <text:p text:style-name="P146">user : <text:span text:style-name="T1">postgres</text:span></text:p>
        </text:list-item>
        <text:list-item>
          <text:p text:style-name="P146">password : <text:span text:style-name="T1">postgres</text:span></text:p>
        </text:list-item>
      </text:list>
      <text:p text:style-name="P22">Créer :</text:p>
      <text:list text:style-name="L5">
        <text:list-item>
          <text:p text:style-name="P147"><text:span text:style-name="T40">une base </text:span><text:span text:style-name="T2">liferay</text:span></text:p>
        </text:list-item>
        <text:list-item>
          <text:p text:style-name="P148">un utilisateur <text:span text:style-name="T1">liferay</text:span> avec tous les privilèges</text:p>
        </text:list-item>
      </text:list>
      <text:p text:style-name="Code">CREATE USER liferay_user WITH PASSWORD 'liferay';</text:p>
      <text:p text:style-name="Code"/>
      <text:p text:style-name="Code">CREATE DATABASE liferay</text:p>
      <text:p text:style-name="Code"><text:s text:c="2"/>WITH OWNER liferay_user</text:p>
      <text:p text:style-name="Code"><text:s text:c="2"/>ENCODING 'UTF8'</text:p>
      <text:p text:style-name="Code"><text:s text:c="2"/>CONNECTION LIMIT -1;</text:p>
      <text:p text:style-name="Code"/>
      <text:p text:style-name="Code"/>
      <text:p text:style-name="Code">GRANT ALL PRIVILEGES ON DATABASE liferay TO liferay_user;</text:p>
      <text:p text:style-name="P28"/>
      <text:h text:style-name="Heading_20_2" text:outline-level="2"><text:bookmark-start text:name="__RefHeading___Toc2463_2030798262"/><text:span text:style-name="T40">1.</text:span><text:span text:style-name="T70">2</text:span><text:span text:style-name="T40"> </text:span><text:span text:style-name="T70">Démarrage</text:span><text:span text:style-name="T40"> </text:span><text:span text:style-name="T69">Bundle Tomcat </text:span><text:bookmark-end text:name="__RefHeading___Toc2463_2030798262"/></text:h>
      <text:p text:style-name="P30">Télécharger la distribution <text:span text:style-name="T80">Liferay 7.4 (bundle Tomcat) </text:span><text:span text:style-name="T81">et l’extraire dans un répertoire de travail</text:span></text:p>
      <text:p text:style-name="P4"><text:soft-page-break/>Placer le fichier <text:span text:style-name="T1">portal-ext.properties</text:span> dans le répertoire d’extraction avec :</text:p>
      <text:p text:style-name="Code">jdbc.default.driverClassName=org.postgresql.Driver</text:p>
      <text:p text:style-name="Code">jdbc.default.url=jdbc:postgresql://localhost/liferay</text:p>
      <text:p text:style-name="Code">jdbc.default.username=liferay_user</text:p>
      <text:p text:style-name="Code">jdbc.default.password=liferay</text:p>
      <text:p text:style-name="P31"><text:span text:style-name="T1"/></text:p>
      <text:p text:style-name="Text_20_body">Démarrer Tomcat</text:p>
      <text:p text:style-name="Code">./tomcat/bin/startup.sh</text:p>
      <text:p text:style-name="P5">Surveiller le démarrage :</text:p>
      <text:p text:style-name="Code">tail -f ./tomcat/logs/catalina.out</text:p>
      <text:p text:style-name="Text_20_body"/>
      <text:p text:style-name="Text_20_body"><text:span text:style-name="T77">Vérifications </text:span>:</text:p>
      <text:list text:style-name="L6">
        <text:list-item>
          <text:p text:style-name="P149"><text:span text:style-name="T3">Accès : </text:span><text:a xlink:type="simple" xlink:href="http://localhost:8080/" text:style-name="Internet_20_link" text:visited-style-name="Visited_20_Internet_20_Link"><text:span text:style-name="Source_20_Text">http://localhost:8080</text:span></text:a><text:span text:style-name="Source_20_Text">, </text:span>Vous devez voir la page d’accueil de Liferay 7.4 (assistant de configuration).</text:p>
        </text:list-item>
        <text:list-item>
          <text:p text:style-name="P150">Base de données : Visualiser les tables créées</text:p>
        </text:list-item>
      </text:list>
      <text:h text:style-name="Heading_20_2" text:outline-level="2"/>
      <text:h text:style-name="Heading_20_2" text:outline-level="2"><text:bookmark-start text:name="__RefHeading___Toc2311_2030798262"/><text:span text:style-name="T70">1.2 </text:span>Assistant de configuration initiale<text:bookmark-end text:name="__RefHeading___Toc2311_2030798262"/></text:h>
      <text:list text:style-name="L7">
        <text:list-item>
          <text:p text:style-name="P151">Dans le navigateur, suivez les écrans de l’assistant :</text:p>
          <text:list>
            <text:list-item>
              <text:p text:style-name="P151">choisissez la <text:span text:style-name="Strong_20_Emphasis"><text:span text:style-name="T77">langue</text:span></text:span> (par ex. Français),</text:p>
            </text:list-item>
            <text:list-item>
              <text:p text:style-name="P151">définissez le <text:span text:style-name="Strong_20_Emphasis"><text:span text:style-name="T77">nom du portail</text:span></text:span><text:span text:style-name="T77"> </text:span><text:span text:style-name="T87">comme </text:span><text:span text:style-name="T4">EventPortal</text:span></text:p>
            </text:list-item>
            <text:list-item>
              <text:p text:style-name="P151">créez le <text:span text:style-name="Strong_20_Emphasis">compte administrateur</text:span> (adresse e-mail, mot de passe).</text:p>
            </text:list-item>
          </text:list>
        </text:list-item>
        <text:list-item>
          <text:p text:style-name="P151"><text:span text:style-name="T86">Effectuer un redémarrage </text:span>et connectez-vous avec le compte administrateur créé.</text:p>
        </text:list-item>
      </text:list>
      <text:p text:style-name="Text_20_body"><text:span text:style-name="Strong_20_Emphasis"><text:span text:style-name="T107">Vérifications</text:span></text:span><text:span text:style-name="Strong_20_Emphasis"> :</text:span><text:line-break/><text:span text:style-name="T154">Accès</text:span> à la page d’accueil du portail, avec le menu d’administration (icône “roue dentée” ou “Produits”) disponible pour votre utilisateur.</text:p>
      <text:h text:style-name="P121" text:outline-level="1"/>
      <text:h text:style-name="P122" text:outline-level="1"><text:bookmark-start text:name="__RefHeading___Toc2465_2030798262"/><text:span text:style-name="T71">Atelier </text:span>2 : Sites, Pages et Navigation<text:bookmark-end text:name="__RefHeading___Toc2465_2030798262"/></text:h>
      <text:p text:style-name="P9">Objectifs :</text:p>
      <text:list xml:id="list1910695615" text:style-name="L8">
        <text:list-item>
          <text:p text:style-name="P152"><text:span text:style-name="Strong_20_Emphasis"><text:span text:style-name="T44">Découvrir la gestion des pages dans Liferay.</text:span></text:span></text:p>
        </text:list-item>
        <text:list-item text:style-override="L9">
          <text:p text:style-name="P153">Comprendre la différence entre <text:span text:style-name="Emphasis">Page de contenu</text:span> et <text:span text:style-name="Emphasis">Page widget</text:span>.</text:p>
        </text:list-item>
        <text:list-item text:style-override="L10">
          <text:p text:style-name="P154">Construire la structure de navigation d’un site d’entreprise.</text:p>
        </text:list-item>
        <text:list-item text:style-override="L11">
          <text:p text:style-name="P155">Manipuler les URLs conviviales (<text:span text:style-name="Emphasis">Friendly URLs</text:span>) utilisées pour le référencement et l’ergonomie.</text:p>
        </text:list-item>
        <text:list-item text:style-override="L12">
          <text:p text:style-name="P156">Préparer l’architecture du site qui servira de support à tout le fil rouge.</text:p>
        </text:list-item>
      </text:list>
      <text:p text:style-name="P32"><text:span text:style-name="Strong_20_Emphasis"/></text:p>
      <text:h text:style-name="Heading_20_2" text:outline-level="2"><text:bookmark-start text:name="__RefHeading___Toc2467_2030798262"/><text:span text:style-name="Strong_20_Emphasis">2.1 Lister les sites</text:span><text:bookmark-end text:name="__RefHeading___Toc2467_2030798262"/></text:h>
      <text:p text:style-name="Text_20_body"><text:bookmark-start text:name="__RefHeading___Toc2469_2030798262"/><text:span text:style-name="Strong_20_Emphasis"><text:span text:style-name="T43">Commencer par </text:span></text:span><text:span text:style-name="Strong_20_Emphasis"><text:span text:style-name="T44">lister les </text:span></text:span><text:span text:style-name="Strong_20_Emphasis"><text:span text:style-name="T41">site</text:span></text:span><text:bookmark-end text:name="__RefHeading___Toc2469_2030798262"/></text:p>
      <text:p text:style-name="P50"><text:span text:style-name="T23">Menu &gt; </text:span><text:span text:style-name="T24">Panneau de contrôle</text:span><text:span text:style-name="T23"> &gt; Sites </text:span><text:line-break/><text:span text:style-name="T88">2 sites doivent apparaître :</text:span></text:p>
      <text:list text:style-name="L13">
        <text:list-item>
          <text:p text:style-name="P157"><text:span text:style-name="Strong_20_Emphasis">EventPortal<text:tab/></text:span></text:p>
        </text:list-item>
        <text:list-item>
          <text:p text:style-name="P157"><text:span text:style-name="Strong_20_Emphasis"><text:span text:style-name="T88">global : </text:span></text:span><text:span text:style-name="Strong_20_Emphasis"><text:span text:style-name="T44">Ce site est un site technique utilisé pour rassembles les assets réutilisables</text:span></text:span></text:p>
        </text:list-item>
      </text:list>
      <text:h text:style-name="Heading_20_3" text:outline-level="3" text:is-list-header="true"><text:span text:style-name="Strong_20_Emphasis"/></text:h>
      <text:h text:style-name="Heading_20_2" text:outline-level="2"><text:bookmark-start text:name="__RefHeading___Toc5458_263690486"/><text:span text:style-name="Strong_20_Emphasis">2.2 Création de pages</text:span><text:bookmark-end text:name="__RefHeading___Toc5458_263690486"/></text:h>
      <text:p text:style-name="P51"><text:bookmark-start text:name="__RefHeading___Toc2471_2030798262"/><text:span text:style-name="Strong_20_Emphasis"><text:span text:style-name="T45">Nous voulons créer différents types de pages :</text:span></text:span><text:bookmark-end text:name="__RefHeading___Toc2471_2030798262"/></text:p>
      <text:list text:style-name="L14">
        <text:list-item>
          <text:p text:style-name="P158"><text:span text:style-name="Strong_20_Emphasis"><text:span text:style-name="T7">Home</text:span></text:span><text:span text:style-name="Strong_20_Emphasis"><text:span text:style-name="T45"> : La page d’accueil </text:span></text:span></text:p>
        </text:list-item>
        <text:list-item>
          <text:p text:style-name="P158"><text:span text:style-name="Strong_20_Emphasis"><text:span text:style-name="T7">Recherche</text:span></text:span><text:span text:style-name="Strong_20_Emphasis"><text:span text:style-name="T45"> : La page Widget permettant d’afficher les résultats d’une recherche full-text</text:span></text:span></text:p>
        </text:list-item>
        <text:list-item>
          <text:p text:style-name="P158"><text:span text:style-name="Strong_20_Emphasis"><text:span text:style-name="T7">Actualités</text:span></text:span><text:span text:style-name="Strong_20_Emphasis"><text:span text:style-name="T45"> : Une page Widget permettant le rendu de portlets, </text:span></text:span><text:span text:style-name="Strong_20_Emphasis"><text:span text:style-name="T48">elle contient une sous-page :</text:span></text:span></text:p>
          <text:list>
            <text:list-item>
              <text:p text:style-name="P159"><text:span text:style-name="Strong_20_Emphasis"><text:span text:style-name="T8">Archives</text:span></text:span></text:p>
            </text:list-item>
          </text:list>
        </text:list-item>
        <text:list-item>
          <text:p text:style-name="P159"><text:span text:style-name="Strong_20_Emphasis"><text:span text:style-name="T9">Évènements</text:span></text:span><text:span text:style-name="Strong_20_Emphasis"><text:span text:style-name="T46"> : Un </text:span></text:span><text:span text:style-name="Strong_20_Emphasis"><text:span text:style-name="T48">ensemble de page contenant les pages :</text:span></text:span></text:p>
          <text:list>
            <text:list-item>
              <text:p text:style-name="P159"><text:span text:style-name="Strong_20_Emphasis"><text:span text:style-name="T8">Présentation</text:span></text:span></text:p>
            </text:list-item>
            <text:list-item>
              <text:p text:style-name="P159"><text:span text:style-name="Strong_20_Emphasis"><text:span text:style-name="T8">Liste des évènements </text:span></text:span></text:p>
            </text:list-item>
            <text:list-item>
              <text:p text:style-name="P159"><text:span text:style-name="Strong_20_Emphasis"><text:span text:style-name="T9">Ajouter un événement</text:span></text:span></text:p>
            </text:list-item>
          </text:list>
        </text:list-item>
        <text:list-item>
          <text:p text:style-name="P160"><text:span text:style-name="Strong_20_Emphasis"><text:span text:style-name="T7">Contact </text:span></text:span><text:span text:style-name="Strong_20_Emphasis"><text:span text:style-name="T45">: Une page Widge</text:span></text:span><text:span text:style-name="Strong_20_Emphasis"><text:span text:style-name="T46">t</text:span></text:span></text:p>
          <text:p text:style-name="P160"><text:span text:style-name="Strong_20_Emphasis"><text:span text:style-name="T45"><text:s/></text:span></text:span></text:p>
        </text:list-item>
      </text:list>
      <text:p text:style-name="Text_20_body"><text:span text:style-name="T89">Aller dans</text:span> <text:span text:style-name="T23">“Créateur de site” → “Pages”</text:span></text:p>
      <text:p text:style-name="Text_20_body"><text:span text:style-name="Strong_20_Emphasis"/></text:p>
      <text:p text:style-name="P52"><text:span text:style-name="Strong_20_Emphasis"><text:span text:style-name="T108">Configurer la page Home existante</text:span></text:span></text:p>
      <text:list text:style-name="L15">
        <text:list-item>
          <text:p text:style-name="P161"><text:span text:style-name="Strong_20_Emphasis"><text:span text:style-name="T47">Nom : </text:span></text:span><text:span text:style-name="Strong_20_Emphasis"><text:span text:style-name="T78">Home</text:span></text:span></text:p>
        </text:list-item>
        <text:list-item>
          <text:p text:style-name="P161"><text:span text:style-name="Strong_20_Emphasis"><text:span text:style-name="T47">Friendly URL : /</text:span></text:span><text:span text:style-name="Strong_20_Emphasis"><text:span text:style-name="T55">h</text:span></text:span><text:span text:style-name="Strong_20_Emphasis"><text:span text:style-name="T47">ome</text:span></text:span></text:p>
        </text:list-item>
      </text:list>
      <text:p text:style-name="P52"><text:span text:style-name="Strong_20_Emphasis"><text:span text:style-name="T47"/></text:span></text:p>
      <text:p text:style-name="P52"><text:span text:style-name="Strong_20_Emphasis"><text:span text:style-name="T108">Pour la page Actualités</text:span></text:span></text:p>
      <text:list text:style-name="L16">
        <text:list-item>
          <text:p text:style-name="P162"><text:soft-page-break/><text:span text:style-name="Strong_20_Emphasis"><text:span text:style-name="T22">Ajouter → Page de widget</text:span></text:span></text:p>
        </text:list-item>
        <text:list-item>
          <text:p text:style-name="P162">Nom : <text:span text:style-name="Strong_20_Emphasis">Actualités</text:span></text:p>
        </text:list-item>
      </text:list>
      <text:p text:style-name="Text_20_body">Dans <text:span text:style-name="T154">g</text:span><text:span text:style-name="Strong_20_Emphasis"><text:span text:style-name="T41">énéral</text:span></text:span> :</text:p>
      <text:list text:style-name="L17">
        <text:list-item>
          <text:p text:style-name="P163">Disposition : 1 colonne</text:p>
        </text:list-item>
        <text:list-item>
          <text:p text:style-name="P163">URL conviviale : <text:span text:style-name="Source_20_Text"><text:span text:style-name="T77">/actualites</text:span></text:span></text:p>
        </text:list-item>
      </text:list>
      <text:h text:style-name="Heading_20_3" text:outline-level="3" text:is-list-header="true"/>
      <text:p text:style-name="P52"><text:span text:style-name="T122">La page </text:span><text:span text:style-name="Strong_20_Emphasis"><text:span text:style-name="T104">Événements (</text:span></text:span><text:span text:style-name="Strong_20_Emphasis"><text:span text:style-name="T116">Ensemble de pages</text:span></text:span><text:span text:style-name="Strong_20_Emphasis"><text:span text:style-name="T104">)</text:span></text:span></text:p>
      <text:list text:style-name="L18">
        <text:list-item>
          <text:p text:style-name="P164"><text:span text:style-name="Strong_20_Emphasis"><text:span text:style-name="T22">Ajouter → Page vierge</text:span></text:span></text:p>
        </text:list-item>
        <text:list-item>
          <text:p text:style-name="P164">Nom : <text:span text:style-name="Strong_20_Emphasis">Événements</text:span></text:p>
        </text:list-item>
        <text:list-item>
          <text:p text:style-name="P165"><text:span text:style-name="Strong_20_Emphasis"><text:span text:style-name="T199">Ensemble de pages</text:span></text:span></text:p>
        </text:list-item>
        <text:list-item>
          <text:p text:style-name="P164">Cliquer sur <text:span text:style-name="Strong_20_Emphasis">Publier</text:span> sans ajouter de contenu pour le moment</text:p>
        </text:list-item>
      </text:list>
      <text:h text:style-name="Heading_20_3" text:outline-level="3" text:is-list-header="true"/>
      <text:p text:style-name="Text_20_body">URL conviviale : <text:span text:style-name="Source_20_Text"><text:span text:style-name="T77">/evenements</text:span></text:span></text:p>
      <text:p text:style-name="P52"><text:span text:style-name="Strong_20_Emphasis"><text:span text:style-name="T41"/></text:span></text:p>
      <text:p text:style-name="P99"><text:span text:style-name="Strong_20_Emphasis"><text:span text:style-name="T61">Créer ensuite le sous-pages :</text:span></text:span></text:p>
      <text:list text:style-name="L19">
        <text:list-item>
          <text:p text:style-name="P166"><text:span text:style-name="Strong_20_Emphasis"><text:span text:style-name="T61">Présentation / Contenu</text:span></text:span></text:p>
        </text:list-item>
        <text:list-item>
          <text:p text:style-name="P166"><text:span text:style-name="Strong_20_Emphasis"><text:span text:style-name="T61">Liste / Widget</text:span></text:span></text:p>
        </text:list-item>
        <text:list-item>
          <text:p text:style-name="P166"><text:span text:style-name="Strong_20_Emphasis"><text:span text:style-name="T61">Ajouter <text:s/>/ Widget</text:span></text:span></text:p>
        </text:list-item>
      </text:list>
      <text:p text:style-name="P99"><text:span text:style-name="Strong_20_Emphasis"><text:span text:style-name="T61"/></text:span></text:p>
      <text:p text:style-name="P52"><text:span text:style-name="Strong_20_Emphasis"><text:span text:style-name="T104">La page Contact (Widget)</text:span></text:span></text:p>
      <text:list text:style-name="L20">
        <text:list-item>
          <text:p text:style-name="P167">Ajouter → <text:span text:style-name="Strong_20_Emphasis">Page de widget</text:span></text:p>
        </text:list-item>
        <text:list-item>
          <text:p text:style-name="P167">Nom : <text:span text:style-name="Strong_20_Emphasis">Contact</text:span></text:p>
        </text:list-item>
      </text:list>
      <text:p text:style-name="Text_20_body">Disposition : 1 colonne<text:line-break/>URL conviviale : <text:span text:style-name="Source_20_Text"><text:span text:style-name="T77">/contact</text:span></text:span></text:p>
      <text:p text:style-name="Text_20_body"><text:span text:style-name="Source_20_Text"/></text:p>
      <text:h text:style-name="P128" text:outline-level="2"><text:bookmark-start text:name="__RefHeading___Toc5460_263690486"/><text:span text:style-name="Strong_20_Emphasis"><text:span text:style-name="T90">2.3 Organiser la navigation</text:span></text:span><text:bookmark-end text:name="__RefHeading___Toc5460_263690486"/></text:h>
      <text:p text:style-name="Text_20_body">Depuis <text:span text:style-name="Strong_20_Emphasis"><text:span text:style-name="T22">Créateur de site → Pages</text:span></text:span><text:span text:style-name="T22"> :</text:span></text:p>
      <text:p text:style-name="Text_20_body"/>
      <text:p text:style-name="P78">Modifier l’ordre </text:p>
      <text:p text:style-name="Text_20_body">Glisser-déposer les pages pour obtenir :</text:p>
      <text:list text:style-name="L21">
        <text:list-item>
          <text:p text:style-name="P168">Home</text:p>
        </text:list-item>
        <text:list-item>
          <text:p text:style-name="P168">Actualités</text:p>
        </text:list-item>
        <text:list-item>
          <text:p text:style-name="P168">Événements</text:p>
        </text:list-item>
        <text:list-item>
          <text:p text:style-name="P168">Contact</text:p>
        </text:list-item>
        <text:list-item>
          <text:p text:style-name="P168">Recherche (si créée maintenant)</text:p>
        </text:list-item>
      </text:list>
      <text:p text:style-name="Text_20_body"/>
      <text:p text:style-name="P78"><text:soft-page-break/>Créer une sous-page</text:p>
      <text:list text:style-name="L22">
        <text:list-item>
          <text:p text:style-name="P169">Sélectionner <text:span text:style-name="Strong_20_Emphasis">Événements</text:span></text:p>
        </text:list-item>
        <text:list-item>
          <text:p text:style-name="P169">Ajouter → <text:span text:style-name="Strong_20_Emphasis">Page de widget</text:span></text:p>
        </text:list-item>
        <text:list-item>
          <text:p text:style-name="P169">Nom : <text:span text:style-name="Strong_20_Emphasis">Archives</text:span></text:p>
        </text:list-item>
        <text:list-item>
          <text:p text:style-name="P169">Publier</text:p>
        </text:list-item>
      </text:list>
      <text:p text:style-name="P53"><text:span text:style-name="T12"/></text:p>
      <text:p text:style-name="P78">Définir les pages publiques / privées</text:p>
      <text:p text:style-name="Text_20_body">Via <text:span text:style-name="Strong_20_Emphasis">Configurer :</text:span></text:p>
      <text:list text:style-name="L23">
        <text:list-item>
          <text:p text:style-name="P170">Contact ou Événements → S<text:span text:style-name="T91">upprimer la permission Voir au rôle Guest</text:span> </text:p>
        </text:list-item>
      </text:list>
      <text:p text:style-name="Text_20_body"/>
      <text:h text:style-name="P122" text:outline-level="1"><text:bookmark-start text:name="__RefHeading___Toc2477_2030798262"/>Atelier <text:span text:style-name="Strong_20_Emphasis">3 : Fonctions CMS : contenus, structures &amp; templates</text:span><text:bookmark-end text:name="__RefHeading___Toc2477_2030798262"/></text:h>
      <text:p text:style-name="P9">Objectif<text:span text:style-name="T72">s</text:span></text:p>
      <text:list xml:id="list2307537641" text:style-name="L24">
        <text:list-item>
          <text:p text:style-name="P171"><text:span text:style-name="T41">Mettre à jour une </text:span><text:span text:style-name="Strong_20_Emphasis"><text:span text:style-name="T41">page de contenu</text:span></text:span><text:span text:style-name="T41"> du portail (Home ou Présentation des Événements)</text:span></text:p>
        </text:list-item>
        <text:list-item text:style-override="L25">
          <text:p text:style-name="P172"><text:span text:style-name="T41">Créer un </text:span><text:span text:style-name="Strong_20_Emphasis"><text:span text:style-name="T41">contenu structuré</text:span></text:span><text:span text:style-name="T41"> avec une </text:span><text:span text:style-name="Emphasis"><text:span text:style-name="T41">Structure</text:span></text:span><text:span text:style-name="T41"> et un </text:span><text:span text:style-name="Emphasis"><text:span text:style-name="T41">Template</text:span></text:span></text:p>
        </text:list-item>
        <text:list-item text:style-override="L26">
          <text:p text:style-name="P173">Publier une actualité conforme à ce modèle</text:p>
        </text:list-item>
        <text:list-item text:style-override="L27">
          <text:p text:style-name="P174">Afficher un contenu :</text:p>
          <text:list text:style-name="L28">
            <text:list-item>
              <text:p text:style-name="P176"><text:span text:style-name="T41">via un </text:span><text:span text:style-name="Strong_20_Emphasis"><text:span text:style-name="T41">widget Web Content Display</text:span></text:span><text:span text:style-name="T41">,</text:span></text:p>
            </text:list-item>
            <text:list-item>
              <text:p text:style-name="P176"><text:span text:style-name="T41">via un </text:span><text:span text:style-name="Strong_20_Emphasis"><text:span text:style-name="T41">Fragment Web Content</text:span></text:span><text:span text:style-name="T41">,</text:span></text:p>
            </text:list-item>
            <text:list-item>
              <text:p text:style-name="P176"><text:span text:style-name="T41">ou via une </text:span><text:span text:style-name="Strong_20_Emphasis"><text:span text:style-name="T41">Display Page</text:span></text:span><text:span text:style-name="T41"> (méthode moderne recommandée)</text:span></text:p>
            </text:list-item>
          </text:list>
        </text:list-item>
        <text:list-item text:style-override="L29">
          <text:p text:style-name="P177"><text:span text:style-name="T41">Utiliser les </text:span><text:span text:style-name="Strong_20_Emphasis"><text:span text:style-name="T41">Documents &amp; Media</text:span></text:span><text:span text:style-name="T41"> pour intégrer une image dans une page</text:span></text:p>
          <text:p text:style-name="P175"/>
        </text:list-item>
      </text:list>
      <text:p text:style-name="Text_20_body"/>
      <text:h text:style-name="Heading_20_2" text:outline-level="2"><text:bookmark-start text:name="__RefHeading___Toc5481_263690486"/>3.<text:span text:style-name="T92">1 Mise à jour d’un contenu statique</text:span><text:bookmark-end text:name="__RefHeading___Toc5481_263690486"/></text:h>
      <text:p text:style-name="P54">Essayer l’éditeur de CMS pur sur la page d’accueil par exemple :</text:p>
      <text:list text:style-name="L30">
        <text:list-item>
          <text:p text:style-name="P178">Ajout de texte</text:p>
        </text:list-item>
        <text:list-item>
          <text:p text:style-name="P178">Ajout d’image</text:p>
        </text:list-item>
      </text:list>
      <text:h text:style-name="Heading_20_2" text:outline-level="2"><text:bookmark-start text:name="__RefHeading___Toc2479_2030798262"/><text:span text:style-name="Strong_20_Emphasis"><text:span text:style-name="T72">3.</text:span></text:span><text:span text:style-name="Strong_20_Emphasis"><text:span text:style-name="T93">2</text:span></text:span><text:span text:style-name="Strong_20_Emphasis">. Créer une structure </text:span><text:span text:style-name="Strong_20_Emphasis"><text:span text:style-name="T74">nommé </text:span></text:span><text:span text:style-name="Strong_20_Emphasis">Actualité</text:span><text:bookmark-end text:name="__RefHeading___Toc2479_2030798262"/></text:h>
      <text:p text:style-name="P55"><text:span text:style-name="Strong_20_Emphasis"><text:span text:style-name="T22">Contenu → </text:span></text:span><text:span text:style-name="Strong_20_Emphasis"><text:span text:style-name="T31">Contenu web </text:span></text:span><text:span text:style-name="Strong_20_Emphasis"><text:span text:style-name="T22"><text:s/>→ Structures</text:span></text:span></text:p>
      <text:p text:style-name="Text_20_body"><text:span text:style-name="Strong_20_Emphasis"><text:span text:style-name="T22"/></text:span></text:p>
      <text:list text:style-name="L31">
        <text:list-item>
          <text:p text:style-name="P179">Nom : <text:span text:style-name="Strong_20_Emphasis">Actualité<text:tab/></text:span></text:p>
        </text:list-item>
      </text:list>
      <text:p text:style-name="Text_20_body">Champs :</text:p>
      <text:list text:style-name="L32">
        <text:list-item>
          <text:p text:style-name="P180">titre (text)</text:p>
        </text:list-item>
        <text:list-item>
          <text:p text:style-name="P180">imagePrincipale (image)</text:p>
        </text:list-item>
        <text:list-item>
          <text:p text:style-name="P180">accroche (text)</text:p>
        </text:list-item>
        <text:list-item>
          <text:p text:style-name="P180">texte (rich text)</text:p>
        </text:list-item>
        <text:list-item>
          <text:p text:style-name="P181">datePublication (date)</text:p>
        </text:list-item>
      </text:list>
      <text:p text:style-name="P100"><text:span text:style-name="Strong_20_Emphasis"/></text:p>
      <text:p text:style-name="P101"><text:span text:style-name="Strong_20_Emphasis"><text:span text:style-name="T62">Pour chaque champ, utiliser l’onglet avancé pour fixer l’identifiant du champ.</text:span></text:span></text:p>
      <text:h text:style-name="Heading_20_2" text:outline-level="2"><text:bookmark-start text:name="__RefHeading___Toc2481_2030798262"/><text:span text:style-name="Strong_20_Emphasis">3.2 Créer un gabarit Freemarker</text:span><text:bookmark-end text:name="__RefHeading___Toc2481_2030798262"/></text:h>
      <text:p text:style-name="P79">Activer l’onglet Modèle de document et créer un modèle associé par défaut à la structure Actualité</text:p>
      <text:p text:style-name="Text_20_body">Nom du template : <text:span text:style-name="Strong_20_Emphasis">Actualité par défaut FTL</text:span></text:p>
      <text:p text:style-name="Text_20_body"/>
      <text:p text:style-name="P24"><text:span text:style-name="Source_20_Text">&lt;h1&gt;${titre.getData()}&lt;/h1&gt;</text:span></text:p>
      <text:p text:style-name="P26"><text:span text:style-name="Source_20_Text">&lt;img src="${imagePrincipale.getData()}" /&gt;</text:span></text:p>
      <text:p text:style-name="P26"><text:span text:style-name="Source_20_Text">&lt;p&gt;${accroche.getData()}&lt;/p&gt;</text:span></text:p>
      <text:p text:style-name="P26"><text:soft-page-break/><text:span text:style-name="Source_20_Text">&lt;div&gt;${texte.getData()}&lt;/div&gt;</text:span></text:p>
      <text:p text:style-name="P27"><text:span text:style-name="Source_20_Text">&lt;p&gt;Publié le ${datePublication.getData()}&lt;/p&gt;</text:span></text:p>
      <text:h text:style-name="Heading_20_2" text:outline-level="2"><text:bookmark-start text:name="__RefHeading___Toc2483_2030798262"/><text:span text:style-name="Strong_20_Emphasis">3.</text:span><text:span text:style-name="Strong_20_Emphasis"><text:span text:style-name="T72">3</text:span></text:span><text:span text:style-name="Strong_20_Emphasis"> Créer un Web Content utilisant la structure</text:span><text:bookmark-end text:name="__RefHeading___Toc2483_2030798262"/></text:h>
      <text:list text:style-name="L33">
        <text:list-item>
          <text:p text:style-name="P182">Ajouter un article “Actualité numéro 1”</text:p>
        </text:list-item>
        <text:list-item>
          <text:p text:style-name="P182">Remplir les champs</text:p>
        </text:list-item>
        <text:list-item>
          <text:p text:style-name="P182">Publier</text:p>
        </text:list-item>
      </text:list>
      <text:p text:style-name="Text_20_body"><text:span text:style-name="Strong_20_Emphasis"/></text:p>
      <text:h text:style-name="Heading_20_2" text:outline-level="2"><text:bookmark-start text:name="__RefHeading___Toc2485_2030798262"/><text:span text:style-name="Strong_20_Emphasis"><text:span text:style-name="T94">3.</text:span></text:span><text:span text:style-name="Strong_20_Emphasis">4. Afficher l’article dans une page</text:span><text:bookmark-end text:name="__RefHeading___Toc2485_2030798262"/></text:h>
      <text:p text:style-name="Text_20_body"><text:bookmark-start text:name="__RefHeading___Toc5483_263690486"/><text:span text:style-name="Strong_20_Emphasis"><text:span text:style-name="T35">Méthode 1 : via Web Content Display (classique)</text:span></text:span><text:bookmark-end text:name="__RefHeading___Toc5483_263690486"/></text:p>
      <text:list text:style-name="L34">
        <text:list-item>
          <text:p text:style-name="P183"><text:span text:style-name="T95">Naviguer</text:span> dans <text:span text:style-name="T95">la </text:span><text:span text:style-name="Strong_20_Emphasis">Pages → Actualités</text:span></text:p>
        </text:list-item>
        <text:list-item>
          <text:p text:style-name="P185">Activer le bouton + pour ajouter du contenu</text:p>
        </text:list-item>
        <text:list-item>
          <text:p text:style-name="P183"><text:span text:style-name="T95">Sélectionner</text:span> <text:span text:style-name="Strong_20_Emphasis"><text:span text:style-name="T96">Affichage de contenu web</text:span></text:span></text:p>
        </text:list-item>
        <text:list-item>
          <text:p text:style-name="P184"><text:span text:style-name="Strong_20_Emphasis"><text:span text:style-name="T49">Configurer en sélectionnant l’actualité précédente</text:span></text:span></text:p>
        </text:list-item>
        <text:list-item>
          <text:p text:style-name="P184">Enregistrer / Publier</text:p>
        </text:list-item>
      </text:list>
      <text:p text:style-name="Text_20_body"/>
      <text:p text:style-name="Text_20_body"><text:bookmark-start text:name="__RefHeading___Toc5485_263690486"/><text:span text:style-name="Strong_20_Emphasis">Méthode 2 : via Fragment “Web Content”</text:span><text:bookmark-end text:name="__RefHeading___Toc5485_263690486"/></text:p>
      <text:list text:style-name="L35">
        <text:list-item>
          <text:p text:style-name="P186">Modifier la page Home </text:p>
        </text:list-item>
        <text:list-item>
          <text:p text:style-name="P186">Ajouter un <text:span text:style-name="Strong_20_Emphasis">fragment → Web Content</text:span></text:p>
        </text:list-item>
        <text:list-item>
          <text:p text:style-name="P186">Sélectionner le contenu créé</text:p>
        </text:list-item>
        <text:list-item>
          <text:p text:style-name="P186">Publier</text:p>
        </text:list-item>
      </text:list>
      <text:p text:style-name="Text_20_body"/>
      <text:p text:style-name="Text_20_body"><text:bookmark-start text:name="__RefHeading___Toc5487_263690486"/><text:span text:style-name="Strong_20_Emphasis">Méthode </text:span><text:span text:style-name="Strong_20_Emphasis"><text:span text:style-name="T94">3</text:span></text:span><text:span text:style-name="Strong_20_Emphasis"> : via </text:span><text:span text:style-name="Strong_20_Emphasis"><text:span text:style-name="T97">Modèle de page d’affichage</text:span></text:span><text:bookmark-end text:name="__RefHeading___Toc5487_263690486"/></text:p>
      <text:p text:style-name="Text_20_body"><text:bookmark-start text:name="__RefHeading___Toc5489_263690486"/>Créer <text:span text:style-name="T97">un modèle de page d’affichage</text:span><text:bookmark-end text:name="__RefHeading___Toc5489_263690486"/></text:p>
      <text:list text:style-name="L36">
        <text:list-item>
          <text:p text:style-name="P188">Aller dans <text:span text:style-name="Strong_20_Emphasis"><text:span text:style-name="T28">Conception → </text:span></text:span><text:span text:style-name="Strong_20_Emphasis"><text:span text:style-name="T29">Modèles de page → Modèle de page d’affichage</text:span></text:span></text:p>
        </text:list-item>
        <text:list-item>
          <text:p text:style-name="P187">Ajouter un modèle, <text:span text:style-name="T97">le nommer</text:span> : <text:span text:style-name="Strong_20_Emphasis">Actualité – Page d’affichage</text:span></text:p>
        </text:list-item>
        <text:list-item>
          <text:p text:style-name="P187">Utiliser des fragments <text:span text:style-name="T98">dynamiques pour afficher les champs de la structure Actualités </text:span></text:p>
        </text:list-item>
        <text:list-item>
          <text:p text:style-name="P187">Ajouter un <text:span text:style-name="Strong_20_Emphasis"><text:span text:style-name="T41">bouton</text:span></text:span><text:span text:style-name="Strong_20_Emphasis"> Retour aux actualités</text:span> </text:p>
        </text:list-item>
        <text:list-item>
          <text:p text:style-name="P189">Publier</text:p>
        </text:list-item>
      </text:list>
      <text:p text:style-name="P56">Associer le <text:span text:style-name="T98">Modèle de page d’affichage à la structure</text:span></text:p>
      <text:list text:style-name="L37">
        <text:list-item>
          <text:p text:style-name="P190">Retourner dans votre <text:span text:style-name="T98">structure actualité</text:span></text:p>
        </text:list-item>
        <text:list-item>
          <text:p text:style-name="P190">Cliquer sur <text:span text:style-name="Strong_20_Emphasis"><text:span text:style-name="T28">Détails → Affichage → Page de visualisation</text:span></text:span></text:p>
        </text:list-item>
        <text:list-item>
          <text:p text:style-name="P190">Sélectionner : <text:span text:style-name="Emphasis">Actualité – </text:span><text:span text:style-name="Emphasis"><text:span text:style-name="T101">Page d’affichage</text:span></text:span></text:p>
        </text:list-item>
        <text:list-item>
          <text:p text:style-name="P190">Enregistrer</text:p>
        </text:list-item>
      </text:list>
      <text:p text:style-name="P57">Définir une <text:span text:style-name="T101">l</text:span>iste de contenus <text:span text:style-name="T77">Actualités archivées</text:span></text:p>
      <text:list text:style-name="L38">
        <text:list-item>
          <text:p text:style-name="P191"><text:span text:style-name="T23">Créateur de sites </text:span><text:span text:style-name="Strong_20_Emphasis"><text:span text:style-name="T23">→ Liste de contenus</text:span></text:span></text:p>
        </text:list-item>
        <text:list-item>
          <text:p text:style-name="P191"><text:soft-page-break/><text:span text:style-name="Strong_20_Emphasis"><text:span text:style-name="T28">Nouveau → Collection Dynamique </text:span></text:span><text:span text:style-name="Strong_20_Emphasis">: </text:span><text:span text:style-name="Strong_20_Emphasis"><text:span text:style-name="T99">Actualités archivées</text:span></text:span></text:p>
        </text:list-item>
        <text:list-item>
          <text:p text:style-name="P192"><text:span text:style-name="Strong_20_Emphasis"><text:span text:style-name="T30">Contenu web → Actualités </text:span></text:span></text:p>
        </text:list-item>
        <text:list-item>
          <text:p text:style-name="P192"><text:span text:style-name="Strong_20_Emphasis"><text:span text:style-name="T99">Éventuellement les autres champs</text:span></text:span></text:p>
        </text:list-item>
      </text:list>
      <text:p text:style-name="Text_20_body">Sur la page <text:span text:style-name="Emphasis"><text:span text:style-name="T99">Archives</text:span></text:span> :</text:p>
      <text:list text:style-name="L39">
        <text:list-item>
          <text:p text:style-name="P193">Ajouter un widget <text:span text:style-name="Strong_20_Emphasis">Agrégateur de contenu (Asset Publisher)</text:span></text:p>
        </text:list-item>
        <text:list-item>
          <text:p text:style-name="P194">Choisir la collection que l’on vient de créer </text:p>
        </text:list-item>
        <text:list-item>
          <text:p text:style-name="P195">Créer une nouvelle actualité et vérifier que le modèle de page d’affichage y est bien associé</text:p>
        </text:list-item>
        <text:list-item>
          <text:p text:style-name="P193"><text:span text:style-name="T100">Accéder à la page archive et </text:span>Cliquer sur un élément</text:p>
        </text:list-item>
      </text:list>
      <text:p text:style-name="Text_20_body"/>
      <text:p text:style-name="Text_20_body"/>
      <text:p text:style-name="P32"/>
      <text:h text:style-name="P122" text:outline-level="1"><text:bookmark-start text:name="__RefHeading___Toc5520_263690486"/><text:span text:style-name="Strong_20_Emphasis"><text:span text:style-name="T102">A</text:span></text:span><text:span text:style-name="Strong_20_Emphasis">telier </text:span><text:span text:style-name="Strong_20_Emphasis"><text:span text:style-name="T102">4 </text:span></text:span><text:span text:style-name="Strong_20_Emphasis">: </text:span><text:span text:style-name="Strong_20_Emphasis"><text:span text:style-name="T102">T</text:span></text:span><text:span text:style-name="Strong_20_Emphasis">ables fondamentales de Liferay</text:span><text:bookmark-end text:name="__RefHeading___Toc5520_263690486"/></text:h>
      <text:p text:style-name="P10">Objectif<text:span text:style-name="T72">s</text:span></text:p>
      <text:p text:style-name="Text_20_body">À la fin de ce TP, les stagiaires sauront :</text:p>
      <text:list text:style-name="L40">
        <text:list-item>
          <text:p text:style-name="P196">Identifier les tables essentielles de Liferay</text:p>
        </text:list-item>
        <text:list-item>
          <text:p text:style-name="P196">Comprendre la relation entre sites, pages, utilisateurs, rôles et contenus</text:p>
        </text:list-item>
        <text:list-item>
          <text:p text:style-name="P196">Exécuter des requêtes SQL pour inspecter la structure interne d'une installation Liferay</text:p>
        </text:list-item>
        <text:list-item>
          <text:p text:style-name="P196">Retrouver les identifiants internes indispensables pour diagnostiquer un problème ou croiser des données</text:p>
        </text:list-item>
        <text:list-item>
          <text:p text:style-name="P196">Comprendre la différence entre <text:span text:style-name="Strong_20_Emphasis">Content Page</text:span>, <text:span text:style-name="Strong_20_Emphasis">Widget Page</text:span>, <text:span text:style-name="Strong_20_Emphasis">Layout</text:span>, <text:span text:style-name="Strong_20_Emphasis">LayoutSet</text:span>, <text:span text:style-name="Strong_20_Emphasis">JournalArticle</text:span>, <text:span text:style-name="Strong_20_Emphasis">DLFileEntry</text:span>, etc.</text:p>
        </text:list-item>
      </text:list>
      <text:p text:style-name="Text_20_body"/>
      <text:h text:style-name="Heading_20_2" text:outline-level="2"><text:bookmark-start text:name="__RefHeading___Toc5522_263690486"/><text:span text:style-name="Strong_20_Emphasis"><text:span text:style-name="T102">4.</text:span></text:span><text:span text:style-name="Strong_20_Emphasis">1. </text:span><text:span text:style-name="Strong_20_Emphasis"><text:span text:style-name="T126">Les sites </text:span></text:span><text:bookmark-end text:name="__RefHeading___Toc5522_263690486"/></text:h>
      <text:p text:style-name="Text_20_body">Les sites dans Liferay sont stockés dans la table :</text:p>
      <text:p text:style-name="Code"><text:span text:style-name="Source_20_Text">SELECT</text:span></text:p>
      <text:p text:style-name="Code"><text:span text:style-name="Source_20_Text"><text:s text:c="2"/>g.groupId,</text:span></text:p>
      <text:p text:style-name="Code"><text:span text:style-name="Source_20_Text"><text:s text:c="2"/>g.companyId,</text:span></text:p>
      <text:p text:style-name="Code"><text:span text:style-name="Source_20_Text"><text:s text:c="2"/>g.friendlyURL,</text:span></text:p>
      <text:p text:style-name="Code"><text:span text:style-name="Source_20_Text"><text:s text:c="2"/>c.name AS company_name</text:span></text:p>
      <text:p text:style-name="Code"><text:span text:style-name="Source_20_Text">FROM "group_" g</text:span></text:p>
      <text:p text:style-name="Code"><text:span text:style-name="Source_20_Text">JOIN "company" c ON c.companyId = g.companyId</text:span></text:p>
      <text:p text:style-name="Code"><text:span text:style-name="Source_20_Text">WHERE g.site = TRUE</text:span></text:p>
      <text:p text:style-name="Code"><text:span text:style-name="Source_20_Text">ORDER BY g.groupId;</text:span></text:p>
      <text:p text:style-name="P24"><text:span text:style-name="Source_20_Text"/></text:p>
      <text:p text:style-name="Text_20_body"><text:span text:style-name="Source_20_Text"><text:span text:style-name="T155">Utilisé le </text:span></text:span><text:span text:style-name="Source_20_Text"><text:span text:style-name="T156">groupId</text:span></text:span><text:span text:style-name="Source_20_Text"><text:span text:style-name="T155"> dans la suite des requêtes</text:span></text:span></text:p>
      <text:p text:style-name="Text_20_body"/>
      <text:h text:style-name="Heading_20_2" text:outline-level="2"><text:bookmark-start text:name="__RefHeading___Toc5524_263690486"/><text:span text:style-name="T126">4.2</text:span> <text:span text:style-name="T125">U</text:span>tilisateurs <text:span text:style-name="T125">et rôles </text:span><text:bookmark-end text:name="__RefHeading___Toc5524_263690486"/></text:h>
      <text:p text:style-name="P11">Utilisateurs</text:p>
      <text:p text:style-name="Code"><text:span text:style-name="Source_20_Text">SELECT userId, screenName, emailAddress, firstName, lastName, status</text:span></text:p>
      <text:p text:style-name="Code"><text:span text:style-name="Source_20_Text">FROM "user_"</text:span></text:p>
      <text:p text:style-name="Code"><text:span text:style-name="Source_20_Text">ORDER BY userId;</text:span></text:p>
      <text:p text:style-name="P24"><text:span text:style-name="Source_20_Text"/></text:p>
      <text:p text:style-name="Text_20_body"><text:span text:style-name="Source_20_Text"><text:span text:style-name="T128">Rôles</text:span></text:span></text:p>
      <text:p text:style-name="Code"><text:span text:style-name="Source_20_Text">SELECT roleId, name, type_</text:span></text:p>
      <text:p text:style-name="Code"><text:span text:style-name="Source_20_Text">FROM "Role_"</text:span></text:p>
      <text:p text:style-name="Code"><text:span text:style-name="Source_20_Text">ORDER BY roleId;</text:span></text:p>
      <text:p text:style-name="Text_20_body"><text:bookmark-start text:name="__RefHeading___Toc5526_263690486"/><text:span text:style-name="T103">Interprétation </text:span><text:span text:style-name="Source_20_Text"><text:span text:style-name="T103">Role_.type_</text:span></text:span><text:bookmark-end text:name="__RefHeading___Toc5526_263690486"/>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type_</text:p>
            </table:table-cell>
            <table:table-cell table:style-name="Tableau1.A1" office:value-type="string">
              <text:p text:style-name="Table_20_Heading">Signification</text:p>
            </table:table-cell>
          </table:table-row>
        </table:table-header-rows>
        <table:table-row>
          <table:table-cell table:style-name="Tableau1.A1" office:value-type="string">
            <text:p text:style-name="Table_20_Contents">1</text:p>
          </table:table-cell>
          <table:table-cell table:style-name="Tableau1.A1" office:value-type="string">
            <text:p text:style-name="Table_20_Contents">Site Role</text:p>
          </table:table-cell>
        </table:table-row>
        <text:soft-page-break/>
        <table:table-row>
          <table:table-cell table:style-name="Tableau1.A1" office:value-type="string">
            <text:p text:style-name="Table_20_Contents">2</text:p>
          </table:table-cell>
          <table:table-cell table:style-name="Tableau1.A1" office:value-type="string">
            <text:p text:style-name="Table_20_Contents">Organization Role</text:p>
          </table:table-cell>
        </table:table-row>
        <table:table-row>
          <table:table-cell table:style-name="Tableau1.A1" office:value-type="string">
            <text:p text:style-name="Table_20_Contents">3</text:p>
          </table:table-cell>
          <table:table-cell table:style-name="Tableau1.A1" office:value-type="string">
            <text:p text:style-name="Table_20_Contents">Regular Role</text:p>
          </table:table-cell>
        </table:table-row>
        <table:table-row>
          <table:table-cell table:style-name="Tableau1.A1" office:value-type="string">
            <text:p text:style-name="Table_20_Contents">4</text:p>
          </table:table-cell>
          <table:table-cell table:style-name="Tableau1.A1" office:value-type="string">
            <text:p text:style-name="Table_20_Contents">Depot Role</text:p>
          </table:table-cell>
        </table:table-row>
      </table:table>
      <text:p text:style-name="Text_20_body"/>
      <text:p text:style-name="P9">Association User/Rôle</text:p>
      <text:p text:style-name="Code"><text:span text:style-name="Source_20_Text">SELECT u.screenName, r.name AS roleName</text:span></text:p>
      <text:p text:style-name="Code"><text:span text:style-name="Source_20_Text">FROM "</text:span><text:span text:style-name="Source_20_Text"><text:span text:style-name="T216">u</text:span></text:span><text:span text:style-name="Source_20_Text">sers_</text:span><text:span text:style-name="Source_20_Text"><text:span text:style-name="T216">r</text:span></text:span><text:span text:style-name="Source_20_Text">oles" ur</text:span></text:p>
      <text:p text:style-name="Code"><text:span text:style-name="Source_20_Text">JOIN "User_" u ON u.userId = ur.userId</text:span></text:p>
      <text:p text:style-name="Code"><text:span text:style-name="Source_20_Text">JOIN "Role_" r ON r.roleId = ur.roleId</text:span></text:p>
      <text:p text:style-name="Code"><text:span text:style-name="Source_20_Text">ORDER BY u.screenName;</text:span></text:p>
      <text:p text:style-name="P27"><text:span text:style-name="Source_20_Text"/></text:p>
      <text:h text:style-name="Heading_20_2" text:outline-level="2"><text:bookmark-start text:name="__RefHeading___Toc5528_263690486"/><text:span text:style-name="Source_20_Text"><text:span text:style-name="T138">4.3 Les pages</text:span></text:span><text:span text:style-name="Source_20_Text"> </text:span><text:bookmark-end text:name="__RefHeading___Toc5528_263690486"/></text:h>
      <text:p text:style-name="Text_20_body">Les pages sont stockées dans :</text:p>
      <text:list text:style-name="L41">
        <text:list-item>
          <text:p text:style-name="P197"><text:span text:style-name="Strong_20_Emphasis"><text:span text:style-name="Source_20_Text">Layout</text:span></text:span> → une ligne par <text:span text:style-name="Emphasis">page</text:span></text:p>
        </text:list-item>
        <text:list-item>
          <text:p text:style-name="P197"><text:span text:style-name="Strong_20_Emphasis"><text:span text:style-name="Source_20_Text">LayoutSet</text:span></text:span> → <text:span text:style-name="T140">Conteneurs de pages 2 par sites</text:span></text:p>
        </text:list-item>
        <text:list-item>
          <text:p text:style-name="P198">Permissions </text:p>
        </text:list-item>
      </text:list>
      <text:p text:style-name="P59"/>
      <text:p text:style-name="P11">Pages</text:p>
      <text:p text:style-name="Code"><text:span text:style-name="Source_20_Text">SELECT layoutId, plid, parentLayoutId, name, friendlyURL, type_, hidden, priority</text:span></text:p>
      <text:p text:style-name="Code"><text:span text:style-name="Source_20_Text">FROM "</text:span><text:span text:style-name="Source_20_Text"><text:span text:style-name="T126">l</text:span></text:span><text:span text:style-name="Source_20_Text">ayout"</text:span></text:p>
      <text:p text:style-name="Code"><text:span text:style-name="Source_20_Text">WHERE groupId = </text:span><text:span text:style-name="Source_20_Text"><text:span text:style-name="T126">groupId</text:span></text:span></text:p>
      <text:p text:style-name="Code"><text:span text:style-name="Source_20_Text"><text:s text:c="2"/>AND privateLayout = FALSE</text:span></text:p>
      <text:p text:style-name="Code"><text:span text:style-name="Source_20_Text">ORDER BY parentLayoutId, priority;</text:span></text:p>
      <text:p text:style-name="Text_20_body">Interprétation :</text:p>
      <text:list text:style-name="L42">
        <text:list-item>
          <text:p text:style-name="P200"><text:span text:style-name="Source_20_Text">type_ :</text:span></text:p>
          <text:list>
            <text:list-item>
              <text:p text:style-name="P200"><text:span text:style-name="Source_20_Text">content</text:span> → Page de contenu</text:p>
            </text:list-item>
            <text:list-item>
              <text:p text:style-name="P200"><text:span text:style-name="Source_20_Text">portlet</text:span> → Page de widgets</text:p>
            </text:list-item>
            <text:list-item>
              <text:p text:style-name="P200"><text:span text:style-name="Source_20_Text">asset_display</text:span><text:span text:style-name="T139"> → Modèle de page de visualisation</text:span></text:p>
            </text:list-item>
            <text:list-item>
              <text:p text:style-name="P200"><text:span text:style-name="Source_20_Text">utility</text:span><text:span text:style-name="T139"> → Page système</text:span></text:p>
            </text:list-item>
            <text:list-item>
              <text:p text:style-name="P200"><text:span text:style-name="Source_20_Text">node</text:span><text:span text:style-name="T139">→ Ensemble de page</text:span></text:p>
            </text:list-item>
          </text:list>
        </text:list-item>
        <text:list-item>
          <text:p text:style-name="P199"><text:span text:style-name="Source_20_Text">friendlyURL</text:span> → /home, /actualites…</text:p>
        </text:list-item>
        <text:list-item>
          <text:p text:style-name="P199"><text:span text:style-name="Source_20_Text">parentLayoutId</text:span> → hiérarchie</text:p>
        </text:list-item>
        <text:list-item>
          <text:p text:style-name="P199"><text:span text:style-name="Source_20_Text">priority</text:span> → ordre</text:p>
        </text:list-item>
      </text:list>
      <text:p text:style-name="P9">Les conteneurs de page</text:p>
      <text:p text:style-name="Code"><text:span text:style-name="Source_20_Text">SELECT layoutId, plid, parentLayoutId, name, friendlyURL, type_, hidden_, priority</text:span></text:p>
      <text:p text:style-name="Code"><text:soft-page-break/><text:span text:style-name="Source_20_Text">FROM "layout"</text:span></text:p>
      <text:p text:style-name="Code"><text:span text:style-name="Source_20_Text">WHERE groupId = </text:span><text:span text:style-name="Source_20_Text"><text:span text:style-name="T11">&lt;groupId&gt;</text:span></text:span></text:p>
      <text:p text:style-name="Code"><text:span text:style-name="Source_20_Text"><text:s text:c="2"/>AND privateLayout = FALSE</text:span></text:p>
      <text:p text:style-name="Code"><text:span text:style-name="Source_20_Text">ORDER BY parentLayoutId, priority;</text:span></text:p>
      <text:p text:style-name="P24"><text:span text:style-name="Source_20_Text"/></text:p>
      <text:p text:style-name="Text_20_body">Tu verras deux lignes :</text:p>
      <text:list text:style-name="L43">
        <text:list-item>
          <text:p text:style-name="P201"><text:span text:style-name="Source_20_Text">privateLayout = false</text:span> → pages publiques</text:p>
        </text:list-item>
        <text:list-item>
          <text:p text:style-name="P201"><text:span text:style-name="Source_20_Text">privateLayout = true</text:span> → pages privées (même si tu n’en utilises plus en 7.4)</text:p>
        </text:list-item>
      </text:list>
      <text:p text:style-name="P58"/>
      <text:p text:style-name="P60">Association Layout / LayoutSet</text:p>
      <text:p text:style-name="Code">SELECT</text:p>
      <text:p text:style-name="Code"><text:s text:c="2"/>l.layoutId,</text:p>
      <text:p text:style-name="Code"><text:s text:c="2"/>l.friendlyURL,</text:p>
      <text:p text:style-name="Code"><text:s text:c="2"/>l.type_,</text:p>
      <text:p text:style-name="Code"><text:s text:c="2"/>ls.layoutSetId,</text:p>
      <text:p text:style-name="Code"><text:s text:c="2"/>ls.privateLayout,</text:p>
      <text:p text:style-name="Code"><text:s text:c="2"/>ls.themeId</text:p>
      <text:p text:style-name="Code">FROM "layout" l</text:p>
      <text:p text:style-name="Code">JOIN "layoutset" ls</text:p>
      <text:p text:style-name="Code"><text:s text:c="2"/>ON ls.groupId = l.groupId</text:p>
      <text:p text:style-name="Code"><text:s/>AND ls.privateLayout = l.privateLayout</text:p>
      <text:p text:style-name="Code">WHERE l.groupId = <text:span text:style-name="T10">&lt;groupId&gt;</text:span>;</text:p>
      <text:p text:style-name="Text_20_body"><text:span text:style-name="Strong_20_Emphasis"/></text:p>
      <text:p text:style-name="Text_20_body"><text:bookmark-start text:name="__RefHeading___Toc5530_263690486"/><text:span text:style-name="Strong_20_Emphasis"><text:span text:style-name="T104">Permissions sur les pages</text:span></text:span><text:bookmark-end text:name="__RefHeading___Toc5530_263690486"/></text:p>
      <text:p text:style-name="Text_20_body">Les permissions sont stockées dans :</text:p>
      <text:list text:style-name="L44">
        <text:list-item>
          <text:p text:style-name="P202"><text:span text:style-name="Strong_20_Emphasis"><text:span text:style-name="Source_20_Text">ResourcePermission</text:span></text:span> → qui peut faire quoi sur quoi</text:p>
        </text:list-item>
        <text:list-item>
          <text:p text:style-name="P202"><text:span text:style-name="Strong_20_Emphasis"><text:span text:style-name="Source_20_Text">ResourceAction</text:span></text:span> → quelles actions existent</text:p>
        </text:list-item>
        <text:list-item>
          <text:p text:style-name="P202"><text:span text:style-name="Strong_20_Emphasis"><text:span text:style-name="Source_20_Text">Role_</text:span></text:span> → les rôles</text:p>
        </text:list-item>
        <text:list-item>
          <text:p text:style-name="P202"><text:span text:style-name="Strong_20_Emphasis"><text:span text:style-name="Source_20_Text">Layout</text:span></text:span> → les pages</text:p>
        </text:list-item>
      </text:list>
      <text:h text:style-name="Heading_20_2" text:outline-level="2" text:is-list-header="true"/>
      <text:p text:style-name="Text_20_body">Exemple : page /actualites</text:p>
      <text:p text:style-name="Code"><text:span text:style-name="Source_20_Text">SELECT </text:span></text:p>
      <text:p text:style-name="Code"><text:span text:style-name="Source_20_Text"><text:s text:c="4"/>rp.roleId,</text:span></text:p>
      <text:p text:style-name="Code"><text:span text:style-name="Source_20_Text"><text:s text:c="4"/>r.name AS roleName,</text:span></text:p>
      <text:p text:style-name="Code"><text:span text:style-name="Source_20_Text"><text:s text:c="4"/>rp.actionIds,</text:span></text:p>
      <text:p text:style-name="Code"><text:span text:style-name="Source_20_Text"><text:s text:c="4"/>rp.primKey</text:span></text:p>
      <text:p text:style-name="Code"><text:span text:style-name="Source_20_Text">FROM "</text:span><text:span text:style-name="Source_20_Text"><text:span text:style-name="T216">r</text:span></text:span><text:span text:style-name="Source_20_Text">esource</text:span><text:span text:style-name="Source_20_Text"><text:span text:style-name="T216">p</text:span></text:span><text:span text:style-name="Source_20_Text">ermission" rp</text:span></text:p>
      <text:p text:style-name="Code"><text:span text:style-name="Source_20_Text">JOIN "Role_" r ON r.roleId = rp.roleId</text:span></text:p>
      <text:p text:style-name="Code"><text:span text:style-name="Source_20_Text">WHERE rp.name = 'com.liferay.portal.kernel.model.Layout'</text:span></text:p>
      <text:p text:style-name="Code"><text:span text:style-name="Source_20_Text"><text:s text:c="2"/>AND rp.primKey LIKE (</text:span></text:p>
      <text:p text:style-name="Code"><text:soft-page-break/><text:span text:style-name="Source_20_Text"><text:s text:c="8"/>SELECT CAST(plid AS VARCHAR)</text:span></text:p>
      <text:p text:style-name="Code"><text:span text:style-name="Source_20_Text"><text:s text:c="8"/>FROM "Layout"</text:span></text:p>
      <text:p text:style-name="Code"><text:span text:style-name="Source_20_Text"><text:s text:c="8"/>WHERE friendlyURL='/actualites'</text:span></text:p>
      <text:p text:style-name="P36"><text:span text:style-name="Source_20_Text"><text:s text:c="10"/>AND groupId = </text:span><text:span text:style-name="Source_20_Text"><text:span text:style-name="T10">&lt;groupId&gt;</text:span></text:span></text:p>
      <text:p text:style-name="Code"><text:span text:style-name="Source_20_Text"><text:s text:c="2"/>);</text:span></text:p>
      <text:p text:style-name="P60"><text:span text:style-name="T10">actionIds</text:span> est un <text:span text:style-name="T13">bit mask</text:span><text:span text:style-name="T41"> </text:span><text:span text:style-name="T50">de la table resourceaction</text:span></text:p>
      <text:p text:style-name="Text_20_body"/>
      <text:p text:style-name="P61">Plus lisible :</text:p>
      <text:p text:style-name="Code"><text:span text:style-name="Source_20_Text">SELECT</text:span></text:p>
      <text:p text:style-name="Code"><text:span text:style-name="Source_20_Text"><text:s text:c="2"/>l.plid,</text:span></text:p>
      <text:p text:style-name="Code"><text:span text:style-name="Source_20_Text"><text:s text:c="2"/>l.friendlyURL,</text:span></text:p>
      <text:p text:style-name="Code"><text:span text:style-name="Source_20_Text"><text:s text:c="2"/>l.name AS page_name,</text:span></text:p>
      <text:p text:style-name="Code"><text:span text:style-name="Source_20_Text"><text:s text:c="2"/>r.roleId,</text:span></text:p>
      <text:p text:style-name="Code"><text:span text:style-name="Source_20_Text"><text:s text:c="2"/>r.name AS roleName,</text:span></text:p>
      <text:p text:style-name="Code"><text:span text:style-name="Source_20_Text"><text:s text:c="2"/>string_agg(ra.actionId, ', ' ORDER BY ra.actionId) AS allowedActions</text:span></text:p>
      <text:p text:style-name="Code"><text:span text:style-name="Source_20_Text">FROM "resourcepermission" rp</text:span></text:p>
      <text:p text:style-name="Code"><text:span text:style-name="Source_20_Text">JOIN "role_" r</text:span></text:p>
      <text:p text:style-name="Code"><text:span text:style-name="Source_20_Text"><text:s text:c="2"/>ON r.roleId = rp.roleId</text:span></text:p>
      <text:p text:style-name="Code"><text:span text:style-name="Source_20_Text">JOIN "layout" l</text:span></text:p>
      <text:p text:style-name="Code"><text:span text:style-name="Source_20_Text"><text:s text:c="2"/>ON l.plid::text = rp.primKey</text:span></text:p>
      <text:p text:style-name="Code"><text:span text:style-name="Source_20_Text">JOIN "resourceaction" ra</text:span></text:p>
      <text:p text:style-name="Code"><text:span text:style-name="Source_20_Text"><text:s text:c="2"/>ON ra.name = rp.name</text:span></text:p>
      <text:p text:style-name="Code"><text:span text:style-name="Source_20_Text"><text:s/>AND (rp.actionIds &amp; ra.bitwiseValue) &lt;&gt; 0</text:span></text:p>
      <text:p text:style-name="Code"><text:span text:style-name="Source_20_Text">WHERE rp.name = 'com.liferay.portal.kernel.model.Layout'</text:span></text:p>
      <text:p text:style-name="Code"><text:span text:style-name="Source_20_Text"><text:s text:c="2"/>AND rp.scope = 4 <text:s text:c="13"/>-- permissions individuelles</text:span></text:p>
      <text:p text:style-name="Code"><text:span text:style-name="Source_20_Text"><text:s text:c="2"/>AND l.groupId = 20117 <text:s text:c="8"/>-- site Event Portal</text:span></text:p>
      <text:p text:style-name="Code"><text:span text:style-name="Source_20_Text"><text:s text:c="2"/>AND l.privateLayout = FALSE <text:s text:c="2"/>-- pages publiques</text:span></text:p>
      <text:p text:style-name="Code"><text:span text:style-name="Source_20_Text">GROUP BY</text:span></text:p>
      <text:p text:style-name="Code"><text:span text:style-name="Source_20_Text"><text:s text:c="2"/>l.plid,</text:span></text:p>
      <text:p text:style-name="Code"><text:span text:style-name="Source_20_Text"><text:s text:c="2"/>l.friendlyURL,</text:span></text:p>
      <text:p text:style-name="Code"><text:span text:style-name="Source_20_Text"><text:s text:c="2"/>l.name,</text:span></text:p>
      <text:p text:style-name="Code"><text:span text:style-name="Source_20_Text"><text:s text:c="2"/>r.roleId,</text:span></text:p>
      <text:p text:style-name="Code"><text:span text:style-name="Source_20_Text"><text:s text:c="2"/>r.name</text:span></text:p>
      <text:p text:style-name="Code"><text:span text:style-name="Source_20_Text">ORDER BY</text:span></text:p>
      <text:p text:style-name="Code"><text:span text:style-name="Source_20_Text"><text:s text:c="2"/>l.friendlyURL,</text:span></text:p>
      <text:p text:style-name="Code"><text:span text:style-name="Source_20_Text"><text:s text:c="2"/>r.name;</text:span></text:p>
      <text:h text:style-name="Heading_20_2" text:outline-level="2"><text:bookmark-start text:name="__RefHeading___Toc5532_263690486"/><text:span text:style-name="Strong_20_Emphasis"><text:span text:style-name="T139">4.4</text:span></text:span><text:span text:style-name="Strong_20_Emphasis">. Contenus : Web Contents + leurs structures</text:span><text:bookmark-end text:name="__RefHeading___Toc5532_263690486"/></text:h>
      <text:p text:style-name="P9">Lister les contenus</text:p>
      <text:p text:style-name="Code"><text:span text:style-name="Source_20_Text">SELECT articleId, urltitle, version, status, userName</text:span></text:p>
      <text:p text:style-name="Code"><text:span text:style-name="Source_20_Text">FROM "journalarticle"</text:span></text:p>
      <text:p text:style-name="Code"><text:span text:style-name="Source_20_Text">WHERE groupId = 20117;</text:span></text:p>
      <text:p text:style-name="Text_20_body"><text:soft-page-break/></text:p>
      <text:p text:style-name="P9">Association structure contenu</text:p>
      <text:p text:style-name="Code"><text:span text:style-name="Source_20_Text">SELECT ja.articleId, ja.urltitle, ds.name</text:span></text:p>
      <text:p text:style-name="Code"><text:span text:style-name="Source_20_Text">FROM "journalarticle" ja</text:span></text:p>
      <text:p text:style-name="Code"><text:span text:style-name="Source_20_Text">JOIN "ddmstructure" ds ON ds.structureid = ja.ddmstructureid</text:span></text:p>
      <text:p text:style-name="Code"><text:span text:style-name="Source_20_Text">WHERE ja.groupId = 20117;</text:span></text:p>
      <text:p text:style-name="Text_20_body"/>
      <text:h text:style-name="Heading_20_2" text:outline-level="2"><text:bookmark-start text:name="__RefHeading___Toc5534_263690486"/><text:span text:style-name="Strong_20_Emphasis"><text:span text:style-name="T141">4.5 </text:span></text:span><text:span text:style-name="Strong_20_Emphasis">Documents &amp; Media</text:span><text:bookmark-end text:name="__RefHeading___Toc5534_263690486"/></text:h>
      <text:p text:style-name="Text_20_body">Documents stockés dans :</text:p>
      <text:list text:style-name="L45">
        <text:list-item>
          <text:p text:style-name="P203"><text:span text:style-name="Strong_20_Emphasis">DLFileEntry : </text:span><text:span text:style-name="Strong_20_Emphasis"><text:span text:style-name="T51">Un document</text:span></text:span></text:p>
        </text:list-item>
        <text:list-item>
          <text:p text:style-name="P203"><text:span text:style-name="Strong_20_Emphasis">DLFileVersion : </text:span><text:span text:style-name="Strong_20_Emphasis"><text:span text:style-name="T51">Versionning</text:span></text:span></text:p>
        </text:list-item>
        <text:list-item>
          <text:p text:style-name="P203"><text:span text:style-name="Strong_20_Emphasis">DLFolder : </text:span><text:span text:style-name="Strong_20_Emphasis"><text:span text:style-name="T51">Un répertoire</text:span></text:span></text:p>
        </text:list-item>
      </text:list>
      <text:h text:style-name="Heading_20_2" text:outline-level="2" text:is-list-header="true"/>
      <text:p text:style-name="Code"><text:span text:style-name="Source_20_Text">SELECT fileEntryId, title, mimeType, groupId, folderId</text:span></text:p>
      <text:p text:style-name="Code"><text:span text:style-name="Source_20_Text">FROM "dlfileentry"</text:span></text:p>
      <text:p text:style-name="Code"><text:span text:style-name="Source_20_Text">WHERE groupId = 20117;</text:span></text:p>
      <text:p text:style-name="Text_20_body"><text:span text:style-name="Strong_20_Emphasis"/></text:p>
      <text:p text:style-name="P34"/>
      <text:p text:style-name="P33"/>
      <text:h text:style-name="P122" text:outline-level="1"><text:bookmark-start text:name="__RefHeading___Toc5376_263690486"/><text:span text:style-name="T73">Atelier </text:span><text:span text:style-name="T178">5</text:span><text:span text:style-name="Strong_20_Emphasis"> : G</text:span><text:span text:style-name="Strong_20_Emphasis"><text:span text:style-name="T153">estion</text:span></text:span><text:span text:style-name="Strong_20_Emphasis"> de la configuration</text:span><text:bookmark-end text:name="__RefHeading___Toc5376_263690486"/></text:h>
      <text:p text:style-name="P9">Objectif</text:p>
      <text:p text:style-name="Text_20_body">Tester les 3 techniques de configuration :</text:p>
      <text:list text:style-name="L46">
        <text:list-item>
          <text:p text:style-name="P204"><text:span text:style-name="Strong_20_Emphasis">portal-ext.properties</text:span></text:p>
        </text:list-item>
        <text:list-item>
          <text:p text:style-name="P204"><text:span text:style-name="Strong_20_Emphasis">OSGi .config</text:span></text:p>
        </text:list-item>
        <text:list-item>
          <text:p text:style-name="P204"><text:span text:style-name="Strong_20_Emphasis">modification via System Settings</text:span></text:p>
        </text:list-item>
      </text:list>
      <text:p text:style-name="Text_20_body"><text:span text:style-name="Strong_20_Emphasis"/></text:p>
      <text:h text:style-name="P129" text:outline-level="2"><text:bookmark-start text:name="__RefHeading___Toc5378_263690486"/><text:span text:style-name="Strong_20_Emphasis"><text:span text:style-name="T74">5.1 </text:span></text:span><text:span text:style-name="Strong_20_Emphasis"><text:span text:style-name="T151">Propriétés </text:span></text:span><text:span text:style-name="Strong_20_Emphasis"><text:span text:style-name="T74">de portal-ext</text:span></text:span><text:bookmark-end text:name="__RefHeading___Toc5378_263690486"/></text:h>
      <text:p text:style-name="Text_20_body">Ajouter <text:span text:style-name="T74">dans </text:span><text:span text:style-name="T6">portal-ext.properties </text:span>:</text:p>
      <text:p text:style-name="Code"><text:span text:style-name="Source_20_Text">theme.css.fast.load=false</text:span></text:p>
      <text:p text:style-name="Text_20_body">Redémarrer et constater le changement.</text:p>
      <text:p text:style-name="P9"><text:bookmark-start text:name="__RefHeading___Toc5544_263690486"/>Observation attendue<text:bookmark-end text:name="__RefHeading___Toc5544_263690486"/></text:p>
      <text:list text:style-name="L47">
        <text:list-item>
          <text:p text:style-name="P205">Les CSS ne sont plus concaténées/minifiées</text:p>
        </text:list-item>
        <text:list-item>
          <text:p text:style-name="P205">Le chargement front est plus verbeux (utile en debug)</text:p>
        </text:list-item>
      </text:list>
      <text:p text:style-name="Text_20_body"/>
      <text:h text:style-name="Heading_20_2" text:outline-level="2"><text:bookmark-start text:name="__RefHeading___Toc5380_263690486"/><text:span text:style-name="Strong_20_Emphasis"><text:span text:style-name="T74">5.2</text:span></text:span><text:span text:style-name="Strong_20_Emphasis">. </text:span><text:span text:style-name="Strong_20_Emphasis"><text:span text:style-name="T74">C</text:span></text:span><text:span text:style-name="Strong_20_Emphasis">onfiguration OSGi</text:span><text:bookmark-end text:name="__RefHeading___Toc5380_263690486"/></text:h>
      <text:p text:style-name="P62"><text:span text:style-name="Strong_20_Emphasis"><text:span text:style-name="T105">Configuration via l’UI</text:span></text:span></text:p>
      <text:p text:style-name="Text_20_body"><text:span text:style-name="T25">Panneau de contrôle</text:span><text:span text:style-name="T23"> &gt; </text:span><text:span text:style-name="T25">Paramètres Système</text:span><text:span text:style-name="T23"> &gt; </text:span><text:span text:style-name="T25">Contenu web</text:span></text:p>
      <text:list text:style-name="L48">
        <text:list-item>
          <text:p text:style-name="P206">Activer/désactiver “Enable comments”</text:p>
        </text:list-item>
      </text:list>
      <text:p text:style-name="Text_20_body"><text:bookmark-start text:name="__RefHeading___Toc5548_263690486"/><text:span text:style-name="Strong_20_Emphasis"><text:span text:style-name="T104">Observation</text:span></text:span><text:bookmark-end text:name="__RefHeading___Toc5548_263690486"/></text:p>
      <text:list text:style-name="L49">
        <text:list-item>
          <text:p text:style-name="P207">Le changement est immédiat</text:p>
        </text:list-item>
        <text:list-item>
          <text:p text:style-name="P207">Aucun redémarrage requis</text:p>
        </text:list-item>
      </text:list>
      <text:p text:style-name="P9"><text:bookmark-start text:name="__RefHeading___Toc5550_263690486"/>Analyse<text:bookmark-end text:name="__RefHeading___Toc5550_263690486"/></text:p>
      <text:list text:style-name="L50">
        <text:list-item>
          <text:p text:style-name="P208">La modification met à jour <text:span text:style-name="T142">la table configuration </text:span></text:p>
        </text:list-item>
      </text:list>
      <text:p text:style-name="Text_20_body"><text:span text:style-name="Strong_20_Emphasis"/></text:p>
      <text:p text:style-name="Code"><text:span text:style-name="Strong_20_Emphasis"><text:span text:style-name="T152">SELECT</text:span></text:span></text:p>
      <text:p text:style-name="Code"><text:span text:style-name="Strong_20_Emphasis"><text:span text:style-name="T152"><text:s text:c="2"/>configurationId,</text:span></text:span></text:p>
      <text:p text:style-name="Code"><text:span text:style-name="Strong_20_Emphasis"><text:span text:style-name="T152"><text:s text:c="2"/>dictionary</text:span></text:span></text:p>
      <text:p text:style-name="Code"><text:span text:style-name="Strong_20_Emphasis"><text:span text:style-name="T152">FROM configuration_;</text:span></text:span></text:p>
      <text:p text:style-name="Text_20_body"><text:span text:style-name="Strong_20_Emphasis"><text:span text:style-name="T41"/></text:span></text:p>
      <text:p text:style-name="Text_20_body"><text:span text:style-name="Strong_20_Emphasis"><text:span text:style-name="T104">Configuration via fichiers :</text:span></text:span></text:p>
      <text:p text:style-name="P62"><text:span text:style-name="Strong_20_Emphasis"><text:span text:style-name="T52">Vérifier la valeur de la case à cocher « In</text:span></text:span><text:span text:style-name="Strong_20_Emphasis"><text:span text:style-name="T41">dex de toutes les versions des articles activé </text:span></text:span><text:span text:style-name="Strong_20_Emphasis">»</text:span></text:p>
      <text:p text:style-name="P62"><text:span text:style-name="Strong_20_Emphasis"><text:span text:style-name="T52">Sortir de la page de configuration</text:span></text:span></text:p>
      <text:p text:style-name="P62"><text:span text:style-name="Strong_20_Emphasis"><text:span text:style-name="T53">Créer le fichier :</text:span></text:span></text:p>
      <text:p text:style-name="P62"><text:span text:style-name="Source_20_Text"><text:span text:style-name="T143">com.liferay.journal.configuration.JournalServiceConfiguration.config</text:span></text:span></text:p>
      <text:p text:style-name="P62"><text:soft-page-break/><text:span text:style-name="Strong_20_Emphasis"><text:span text:style-name="T53">Avec comme contenu :</text:span></text:span></text:p>
      <text:p text:style-name="Code"><text:span text:style-name="Strong_20_Emphasis">indexAllArticleVersionsEnabled="false"</text:span></text:p>
      <text:p text:style-name="P62"><text:span text:style-name="Strong_20_Emphasis"><text:span text:style-name="T53"/></text:span></text:p>
      <text:p text:style-name="P62"><text:span text:style-name="Strong_20_Emphasis"><text:span text:style-name="T53">Retrouver l’effet dans l’UI</text:span></text:span></text:p>
      <text:p text:style-name="P62"><text:span text:style-name="Strong_20_Emphasis"><text:span text:style-name="T53"/></text:span></text:p>
      <text:h text:style-name="Heading_20_2" text:outline-level="2"><text:bookmark-start text:name="__RefHeading___Toc5552_263690486"/><text:span text:style-name="Strong_20_Emphasis">5.3 Verbosité des logs </text:span><text:bookmark-end text:name="__RefHeading___Toc5552_263690486"/></text:h>
      <text:p text:style-name="P63"><text:span text:style-name="Strong_20_Emphasis"><text:span text:style-name="T26">Panneau de contrôle | Système | Administration du serveur </text:span></text:span></text:p>
      <text:p text:style-name="P63"><text:span text:style-name="Strong_20_Emphasis"><text:span text:style-name="T54"/></text:span></text:p>
      <text:p text:style-name="P63"><text:span text:style-name="Strong_20_Emphasis"><text:span text:style-name="T54">Visualiser les loggers </text:span></text:span></text:p>
      <text:p text:style-name="P63"><text:span text:style-name="Strong_20_Emphasis"><text:span text:style-name="T54"/></text:span></text:p>
      <text:p text:style-name="P63"><text:span text:style-name="Strong_20_Emphasis"><text:span text:style-name="T54">Passer </text:span></text:span><text:span text:style-name="Strong_20_Emphasis"><text:span text:style-name="T5">com.liferay</text:span></text:span><text:span text:style-name="Strong_20_Emphasis"><text:span text:style-name="T54"> en mode DEBUG et visualiser l’effet sur </text:span></text:span><text:span text:style-name="Strong_20_Emphasis"><text:span text:style-name="T5">catalina.out</text:span></text:span></text:p>
      <text:h text:style-name="P123" text:outline-level="1"><text:bookmark-start text:name="__RefHeading___Toc5384_263690486"/><text:span text:style-name="Strong_20_Emphasis"><text:span text:style-name="T157">Atelier 6 : Exploitation des modules OSGI</text:span></text:span><text:bookmark-end text:name="__RefHeading___Toc5384_263690486"/></text:h>
      <text:p text:style-name="P12">Objectif<text:span text:style-name="T157">s</text:span></text:p>
      <text:list text:style-name="L51">
        <text:list-item>
          <text:p text:style-name="P209"><text:bookmark-start text:name="__RefHeading___Toc5574_263690486"/><text:span text:style-name="Strong_20_Emphasis"><text:span text:style-name="T41">Utiliser la Gogoshell</text:span></text:span><text:bookmark-end text:name="__RefHeading___Toc5574_263690486"/></text:p>
        </text:list-item>
        <text:list-item>
          <text:p text:style-name="P209"><text:span text:style-name="Strong_20_Emphasis"><text:span text:style-name="T57">L</text:span></text:span><text:span text:style-name="Strong_20_Emphasis"><text:span text:style-name="T41">ister les modules OSGi</text:span></text:span></text:p>
        </text:list-item>
        <text:list-item>
          <text:p text:style-name="P209"><text:span text:style-name="T57">I</text:span><text:span text:style-name="T41">dentifier un module Liferay</text:span></text:p>
        </text:list-item>
        <text:list-item>
          <text:p text:style-name="P209"><text:span text:style-name="T57">A</text:span><text:span text:style-name="T41">rrêter et redémarrer un module</text:span></text:p>
        </text:list-item>
        <text:list-item>
          <text:p text:style-name="P209"><text:span text:style-name="Strong_20_Emphasis"><text:span text:style-name="T57">O</text:span></text:span><text:span text:style-name="Strong_20_Emphasis"><text:span text:style-name="T41">bserver l’impact immédiat dans l’interface utilisateur</text:span></text:span></text:p>
        </text:list-item>
      </text:list>
      <text:h text:style-name="P210" text:outline-level="1"><text:span text:style-name="Strong_20_Emphasis"/></text:h>
      <text:p text:style-name="Text_20_body"><text:span text:style-name="Strong_20_Emphasis"><text:span text:style-name="T41">Accéder au Gogo Shell</text:span></text:span></text:p>
      <text:p text:style-name="P38"><text:span text:style-name="Source_20_Text"><text:span text:style-name="T32">Panneau de contrôle → Système → Gogo Shell</text:span></text:span></text:p>
      <text:p text:style-name="P38"><text:span text:style-name="Source_20_Text"><text:span text:style-name="T149">Taper :</text:span></text:span></text:p>
      <text:p text:style-name="P37"><text:span text:style-name="Source_20_Text">help</text:span></text:p>
      <text:p text:style-name="P37"><text:span text:style-name="Source_20_Text">lb -s</text:span></text:p>
      <text:p text:style-name="Text_20_body"/>
      <text:p text:style-name="Text_20_body"><text:span text:style-name="T83">Identifier </text:span><text:span text:style-name="T84">l’ID du bundle </text:span><text:span text:style-name="T17">com.liferay.journal.web, </text:span><text:span text:style-name="T18">de </text:span></text:p>
      <text:p text:style-name="Text_20_body"><text:span text:style-name="T84"/></text:p>
      <text:p text:style-name="P66">Arrêter le module :</text:p>
      <text:p text:style-name="Code"><text:span text:style-name="Source_20_Text">stop &lt;ID_DU_BUNDLE&gt;</text:span></text:p>
      <text:p text:style-name="Text_20_body">Observer l’impact dans le menu Contenu de l’administration de site</text:p>
      <text:p text:style-name="Code"><text:span text:style-name="Source_20_Text">start &lt;ID_DU_BUNDLE&gt;</text:span></text:p>
      <text:p text:style-name="Text_20_body"><text:span text:style-name="Strong_20_Emphasis"/></text:p>
      <text:h text:style-name="P211" text:outline-level="1"><text:span text:style-name="Strong_20_Emphasis"><text:span text:style-name="T65">Lister les services de type</text:span></text:span><text:span text:style-name="Strong_20_Emphasis"><text:span text:style-name="T204"> </text:span></text:span></text:h>
      <text:p text:style-name="Code"><text:span text:style-name="Strong_20_Emphasis"><text:span text:style-name="T77">services -b </text:span></text:span><text:span text:style-name="Source_20_Text"><text:span text:style-name="T77">&lt;ID_DU_BUNDLE&gt;</text:span></text:span></text:p>
      <text:h text:style-name="P211" text:outline-level="1"><text:span text:style-name="Source_20_Text"/></text:h>
      <text:h text:style-name="P211" text:outline-level="1"><text:span text:style-name="Strong_20_Emphasis"><text:span text:style-name="T65">Lister les services de type </text:span></text:span><text:span text:style-name="Strong_20_Emphasis"><text:span text:style-name="T14">ModelResourcePermission</text:span></text:span><text:span text:style-name="Strong_20_Emphasis"><text:span text:style-name="T204"> </text:span></text:span></text:h>
      <text:p text:style-name="Code"><text:span text:style-name="Strong_20_Emphasis">services com.liferay.portal.kernel.security.permission.resource.ModelResourcePermission</text:span></text:p>
      <text:h text:style-name="P211" text:outline-level="1"><text:span text:style-name="Strong_20_Emphasis"/></text:h>
      <text:h text:style-name="P211" text:outline-level="1"><text:span text:style-name="Source_20_Text"/></text:h>
      <text:h text:style-name="P211" text:outline-level="1"><text:span text:style-name="Source_20_Text"><text:span text:style-name="T204">Lister tous les composants :</text:span></text:span></text:h>
      <text:p text:style-name="Code"><text:span text:style-name="Source_20_Text">scr:list</text:span></text:p>
      <text:h text:style-name="P211" text:outline-level="1"><text:span text:style-name="Source_20_Text"/></text:h>
      <text:h text:style-name="P211" text:outline-level="1"><text:span text:style-name="Source_20_Text"><text:span text:style-name="T204">Voir les dépendances d’un composant :</text:span></text:span></text:h>
      <text:p text:style-name="Code"><text:span text:style-name="Source_20_Text">scr:info com.liferay.portal.security.permission.internal.resource.PortletResourcePermissionImpl</text:span></text:p>
      <text:h text:style-name="P211" text:outline-level="1"><text:span text:style-name="Strong_20_Emphasis"/></text:h>
      <text:h text:style-name="P123" text:outline-level="1"><text:bookmark-start text:name="__RefHeading___Toc5578_263690486"/><text:span text:style-name="Strong_20_Emphasis"><text:span text:style-name="T74">Atelier </text:span></text:span><text:span text:style-name="Strong_20_Emphasis"><text:span text:style-name="T158">7</text:span></text:span><text:span text:style-name="Strong_20_Emphasis"> : Staging + Export/Import</text:span><text:bookmark-end text:name="__RefHeading___Toc5578_263690486"/></text:h>
      <text:p text:style-name="P9">Objectif</text:p>
      <text:p text:style-name="Text_20_body">Mettre en place du staging, publier un contenu, tester import/export.</text:p>
      <text:p text:style-name="Text_20_body"/>
      <text:h text:style-name="Heading_20_2" text:outline-level="2"><text:bookmark-start text:name="__RefHeading___Toc5568_263690486"/><text:span text:style-name="T158">7</text:span>.1 Staging<text:bookmark-end text:name="__RefHeading___Toc5568_263690486"/></text:h>
      <text:p text:style-name="Text_20_body"><text:bookmark-start text:name="__RefHeading___Toc5386_263690486"/><text:span text:style-name="Strong_20_Emphasis"><text:span text:style-name="T104">Activer le staging</text:span></text:span><text:bookmark-end text:name="__RefHeading___Toc5386_263690486"/></text:p>
      <text:p text:style-name="Text_20_body"><text:span text:style-name="T147">Menu du site</text:span> <text:s/>&gt; <text:span text:style-name="T147">En cours de publication</text:span> &gt; <text:span text:style-name="T147">Organiser</text:span></text:p>
      <text:list text:style-name="L52">
        <text:list-item>
          <text:p text:style-name="P212">Choisir <text:span text:style-name="Strong_20_Emphasis">Local Staging</text:span></text:p>
        </text:list-item>
        <text:list-item>
          <text:p text:style-name="P212">Sélectionner pages &amp; contenus à mettre en staging</text:p>
        </text:list-item>
      </text:list>
      <text:h text:style-name="Heading_20_3" text:outline-level="3" text:is-list-header="true"><text:span text:style-name="Strong_20_Emphasis"/></text:h>
      <text:p text:style-name="Text_20_body"><text:bookmark-start text:name="__RefHeading___Toc5388_263690486"/><text:span text:style-name="Strong_20_Emphasis"><text:span text:style-name="T148">Ajouter du contenu dans le staging</text:span></text:span><text:bookmark-end text:name="__RefHeading___Toc5388_263690486"/></text:p>
      <text:list text:style-name="L53">
        <text:list-item>
          <text:p text:style-name="P213"><text:span text:style-name="T150">Editer la page Home et ajouter une </text:span>“Bannière <text:span text:style-name="T150">Cookie</text:span>”</text:p>
        </text:list-item>
      </text:list>
      <text:list text:style-name="L54">
        <text:list-item>
          <text:p text:style-name="P215">Publier sur le staging</text:p>
        </text:list-item>
        <text:list-item>
          <text:p text:style-name="P215">Comparer le staging (pré-production) et le live (en utilisant un autre navigateur ou un onglet privé)</text:p>
          <text:p text:style-name="P214"><text:span text:style-name="Strong_20_Emphasis"/></text:p>
        </text:list-item>
      </text:list>
      <text:p text:style-name="Text_20_body"><text:bookmark-start text:name="__RefHeading___Toc5390_263690486"/><text:span text:style-name="Strong_20_Emphasis"><text:span text:style-name="T104">Publier </text:span></text:span><text:span text:style-name="Strong_20_Emphasis"><text:span text:style-name="T106">sur le vrai site</text:span></text:span><text:bookmark-end text:name="__RefHeading___Toc5390_263690486"/></text:p>
      <text:list text:style-name="L55">
        <text:list-item>
          <text:p text:style-name="P216">Publi<text:span text:style-name="T150">er sur le site</text:span></text:p>
        </text:list-item>
        <text:list-item>
          <text:p text:style-name="P216">Vérifier l’apparition dans le site live</text:p>
        </text:list-item>
      </text:list>
      <text:h text:style-name="Heading_20_3" text:outline-level="3" text:is-list-header="true"><text:span text:style-name="Strong_20_Emphasis"/></text:h>
      <text:h text:style-name="Heading_20_2" text:outline-level="2"><text:bookmark-start text:name="__RefHeading___Toc5570_263690486"/><text:span text:style-name="Strong_20_Emphasis"><text:span text:style-name="T158">7</text:span></text:span><text:span text:style-name="Strong_20_Emphasis"><text:span text:style-name="T150">.2 </text:span></text:span><text:span text:style-name="Strong_20_Emphasis">Export / Import</text:span><text:bookmark-end text:name="__RefHeading___Toc5570_263690486"/></text:h>
      <text:list text:style-name="L56">
        <text:list-item>
          <text:p text:style-name="P217">Exporter le site dans un <text:span text:style-name="Source_20_Text">.lar</text:span></text:p>
        </text:list-item>
        <text:list-item>
          <text:p text:style-name="P217">Importer dans un nouveau site “EventPortal_Copy”</text:p>
        </text:list-item>
      </text:list>
      <text:p text:style-name="Text_20_body"/>
      <text:p text:style-name="P64">Aller sur le vrai site, effectuer un export puis télécharger le fichier .lar</text:p>
      <text:p text:style-name="P64">Créer une nouveau site « Copie »</text:p>
      <text:p text:style-name="P64">Effectuer ensuite une importation sur le site « Copie »</text:p>
      <text:p text:style-name="P65">Retrouver les pages</text:p>
      <text:p text:style-name="Text_20_body"/>
      <text:h text:style-name="P121" text:outline-level="1"><text:span text:style-name="Strong_20_Emphasis"/></text:h>
      <text:h text:style-name="P122" text:outline-level="1"><text:bookmark-start text:name="__RefHeading___Toc5394_263690486"/><text:span text:style-name="Strong_20_Emphasis"><text:span text:style-name="T74">Atelier </text:span></text:span><text:span text:style-name="Strong_20_Emphasis"><text:span text:style-name="T158">8</text:span></text:span><text:span text:style-name="Strong_20_Emphasis"> : Développement Portlet MVC simple</text:span><text:bookmark-end text:name="__RefHeading___Toc5394_263690486"/></text:h>
      <text:p text:style-name="P9">Objectif</text:p>
      <text:list text:style-name="L88">
        <text:list-item>
          <text:p text:style-name="P249">Créer une portlet “Hello”.</text:p>
        </text:list-item>
      </text:list>
      <text:h text:style-name="P130" text:outline-level="2"><text:bookmark-start text:name="__RefHeading___Toc5396_263690486"/><text:span text:style-name="Strong_20_Emphasis"><text:span text:style-name="T159">8.1 Mise en place du workspace</text:span></text:span><text:bookmark-end text:name="__RefHeading___Toc5396_263690486"/></text:h>
      <text:p text:style-name="P43"><text:span text:style-name="Strong_20_Emphasis"><text:span text:style-name="T56">Installer blade cli</text:span></text:span></text:p>
      <text:p text:style-name="P43"><text:a xlink:type="simple" xlink:href="https://learn.liferay.com/w/dxp/development/tooling/blade-cli" text:style-name="Internet_20_link" text:visited-style-name="Visited_20_Internet_20_Link"><text:span text:style-name="Strong_20_Emphasis"><text:span text:style-name="T41">https://learn.liferay.com/w/dxp/development/tooling/blade-cli</text:span></text:span></text:a></text:p>
      <text:p text:style-name="P43"><text:span text:style-name="Strong_20_Emphasis"><text:span text:style-name="T56">Vérifier avec </text:span></text:span></text:p>
      <text:p text:style-name="Code"><text:span text:style-name="Strong_20_Emphasis">blade -v</text:span></text:p>
      <text:p text:style-name="P43"><text:span text:style-name="Strong_20_Emphasis"><text:span text:style-name="T56"/></text:span></text:p>
      <text:p text:style-name="P43"><text:span text:style-name="Strong_20_Emphasis"><text:span text:style-name="T56">Vous placer dans un répertoire de travail et exécuter :</text:span></text:span></text:p>
      <text:p text:style-name="Code"><text:span text:style-name="Strong_20_Emphasis">blade init liferay-workspace</text:span></text:p>
      <text:h text:style-name="Heading_20_3" text:outline-level="3"><text:span text:style-name="Strong_20_Emphasis"/></text:h>
      <text:h text:style-name="Heading_20_2" text:outline-level="2"><text:bookmark-start text:name="__RefHeading___Toc5587_263690486"/><text:span text:style-name="T162">8.2 </text:span>Import du workspace dans l’IDE<text:bookmark-end text:name="__RefHeading___Toc5587_263690486"/></text:h>
      <text:list text:style-name="L57">
        <text:list-item>
          <text:p text:style-name="P218">Ouvrez votre IDE (Eclipse/Liferay Developer Studio ou IntelliJ).</text:p>
        </text:list-item>
        <text:list-item>
          <text:p text:style-name="P218">Importez le workspace :</text:p>
          <text:list>
            <text:list-item>
              <text:p text:style-name="P218">Eclipse/Liferay Developer Studio :</text:p>
              <text:list>
                <text:list-item>
                  <text:p text:style-name="P218"><text:span text:style-name="Strong_20_Emphasis">File &gt; Import… &gt; Existing Gradle Project</text:span>,</text:p>
                </text:list-item>
                <text:list-item>
                  <text:p text:style-name="P218">sélectionnez le dossier <text:span text:style-name="Source_20_Text">my-liferay-workspace</text:span>.</text:p>
                </text:list-item>
              </text:list>
            </text:list-item>
            <text:list-item>
              <text:p text:style-name="P218">IntelliJ :</text:p>
              <text:list>
                <text:list-item>
                  <text:p text:style-name="P218"><text:span text:style-name="Strong_20_Emphasis">Open…</text:span>,</text:p>
                </text:list-item>
                <text:list-item>
                  <text:p text:style-name="P218">sélectionnez <text:span text:style-name="Source_20_Text">my-liferay-workspace</text:span> et laissez IntelliJ détecter le projet Gradle.</text:p>
                </text:list-item>
              </text:list>
            </text:list-item>
          </text:list>
        </text:list-item>
        <text:list-item>
          <text:p text:style-name="P218">Attendez la fin de l’indexation et de la synchronisation Gradle.</text:p>
        </text:list-item>
      </text:list>
      <text:p text:style-name="P48"><text:span text:style-name="Strong_20_Emphasis"><text:span text:style-name="T104">Contrôle</text:span></text:span><text:span text:style-name="Strong_20_Emphasis"><text:span text:style-name="T41"> :<text:line-break/>Dans la vue de projets, vous voyez le projet </text:span></text:span><text:span text:style-name="Source_20_Text"><text:span text:style-name="T41">my-liferay-workspace</text:span></text:span><text:span text:style-name="Strong_20_Emphasis"><text:span text:style-name="T41"> et son sous-répertoire </text:span></text:span><text:span text:style-name="Source_20_Text"><text:span text:style-name="T41">modules</text:span></text:span><text:span text:style-name="Strong_20_Emphasis"><text:span text:style-name="T41"> (vide pour l’instant).</text:span></text:span></text:p>
      <text:h text:style-name="Heading_20_2" text:outline-level="2"><text:bookmark-start text:name="__RefHeading___Toc5582_263690486"/><text:span text:style-name="Strong_20_Emphasis">8.</text:span><text:span text:style-name="Strong_20_Emphasis"><text:span text:style-name="T162">3</text:span></text:span><text:span text:style-name="Strong_20_Emphasis"> Création d’un module portle</text:span><text:span text:style-name="Strong_20_Emphasis"><text:span text:style-name="T164">t</text:span></text:span><text:bookmark-end text:name="__RefHeading___Toc5582_263690486"/></text:h>
      <text:p text:style-name="Text_20_body"><text:bookmark-start text:name="__RefHeading___Toc5398_263690486"/><text:span text:style-name="Strong_20_Emphasis"><text:span text:style-name="T104">Créer </text:span></text:span><text:span text:style-name="Strong_20_Emphasis"><text:span text:style-name="T109">le </text:span></text:span><text:span text:style-name="Strong_20_Emphasis"><text:span text:style-name="T104">module MVC</text:span></text:span><text:bookmark-end text:name="__RefHeading___Toc5398_263690486"/></text:p>
      <text:p text:style-name="Text_20_body"/>
      <text:p text:style-name="P39"><text:span text:style-name="Source_20_Text"><text:span text:style-name="T160">cd liferay-workspace</text:span></text:span></text:p>
      <text:p text:style-name="Code"><text:span text:style-name="Source_20_Text">blade create -t mvc-portlet -p </text:span><text:span text:style-name="Source_20_Text"><text:span text:style-name="T160">org.formation</text:span></text:span><text:span text:style-name="Source_20_Text">.hello -</text:span><text:span text:style-name="Source_20_Text"><text:span text:style-name="T163">c HelloPortlet </text:span></text:span><text:span text:style-name="Source_20_Text">hello</text:span></text:p>
      <text:p text:style-name="Text_20_body"><text:span text:style-name="Strong_20_Emphasis"><text:span text:style-name="T41"/></text:span></text:p>
      <text:list text:style-name="L58">
        <text:list-item>
          <text:list>
            <text:list-item>
              <text:p text:style-name="P219"><text:span text:style-name="Source_20_Text">-t mvc-portlet</text:span> : type de module,</text:p>
            </text:list-item>
            <text:list-item>
              <text:p text:style-name="P219"><text:span text:style-name="Source_20_Text">-p </text:span><text:span text:style-name="Source_20_Text"><text:span text:style-name="T165">org</text:span></text:span><text:span text:style-name="Source_20_Text">.formation.hello</text:span> : package Java,</text:p>
            </text:list-item>
            <text:list-item>
              <text:p text:style-name="P219"><text:soft-page-break/><text:span text:style-name="Source_20_Text">-c HelloPortlet</text:span> : nom de la classe portlet,</text:p>
            </text:list-item>
            <text:list-item>
              <text:p text:style-name="P219"><text:span text:style-name="Source_20_Text"><text:span text:style-name="T41">hello</text:span></text:span><text:span text:style-name="Strong_20_Emphasis"><text:span text:style-name="T41"> : nom du module.</text:span></text:span></text:p>
            </text:list-item>
          </text:list>
        </text:list-item>
      </text:list>
      <text:p text:style-name="P44"><text:span text:style-name="Strong_20_Emphasis"><text:span text:style-name="T58">Vérifier la création du module </text:span></text:span><text:span text:style-name="Strong_20_Emphasis"><text:span text:style-name="T41">dans votre IDE</text:span></text:span><text:span text:style-name="Strong_20_Emphasis"><text:span text:style-name="T34"> </text:span></text:span></text:p>
      <text:p text:style-name="P67">Vérifiez dans l’IDE :</text:p>
      <text:list text:style-name="L59">
        <text:list-item>
          <text:p text:style-name="P220">un nouveau projet <text:span text:style-name="Source_20_Text">hello</text:span> apparaît sous le dossier <text:span text:style-name="Source_20_Text">modules</text:span>,</text:p>
        </text:list-item>
        <text:list-item>
          <text:p text:style-name="P220">la classe <text:span text:style-name="Source_20_Text">HelloPortlet</text:span> existe dans <text:span text:style-name="Source_20_Text">src/main/java/</text:span><text:span text:style-name="Source_20_Text"><text:span text:style-name="T165">org</text:span></text:span><text:span text:style-name="Source_20_Text">/formation/hello</text:span>.</text:p>
        </text:list-item>
      </text:list>
      <text:p text:style-name="P67">Ouvrez la vue JSP principale :<text:line-break/><text:span text:style-name="Source_20_Text">hello/src/main/resources/META-INF/resources/view.jsp</text:span>.</text:p>
      <text:p text:style-name="P67">Remplacez le contenu de <text:span text:style-name="Source_20_Text">view.jsp</text:span> par quelque chose de simple, par exemple :</text:p>
      <text:p text:style-name="Code"><text:bookmark-start text:name="__DdeLink__5593_263690486"/><text:span text:style-name="Source_20_Text"><text:span text:style-name="T143">&lt;%@ page import="com.liferay.portal.kernel.util.HtmlUtil" %&gt;</text:span></text:span></text:p>
      <text:list text:style-name="L60">
        <text:list-header>
          <text:p text:style-name="P118"><text:span text:style-name="Source_20_Text"><text:span text:style-name="T143">&lt;%@ taglib uri="http://java.sun.com/portlet_2_0" prefix="portlet" %&gt;</text:span></text:span></text:p>
          <text:p text:style-name="P118"><text:span text:style-name="Source_20_Text"><text:span text:style-name="T143">&lt;%@ taglib uri="http://liferay.com/tld/theme" prefix="liferay-theme" %&gt;</text:span></text:span></text:p>
          <text:p text:style-name="P119"/>
          <text:p text:style-name="P118"><text:span text:style-name="Source_20_Text"><text:span text:style-name="T143">&lt;liferay-theme:defineObjects /&gt;</text:span></text:span></text:p>
          <text:p text:style-name="P118"><text:span text:style-name="Source_20_Text"><text:span text:style-name="T143">&lt;portlet:defineObjects /&gt;</text:span></text:span></text:p>
          <text:p text:style-name="P119"/>
          <text:p text:style-name="P118"><text:span text:style-name="Source_20_Text"><text:span text:style-name="T143">&lt;h1&gt;Hello Liferay 7.4 !&lt;/h1&gt;</text:span></text:span></text:p>
          <text:p text:style-name="P118"><text:span text:style-name="Source_20_Text"><text:span text:style-name="T143">&lt;p&gt;</text:span></text:span></text:p>
          <text:p text:style-name="P118"><text:span text:style-name="Source_20_Text"><text:span text:style-name="T143"><text:s text:c="4"/>Ce portlet a été créé dans un module OSGi à l’aide de Blade CLI.&lt;br/&gt;</text:span></text:span></text:p>
          <text:p text:style-name="P118"><text:span text:style-name="Source_20_Text"><text:span text:style-name="T143"><text:s text:c="4"/>Utilisateur connecté : &lt;strong&gt;&lt;%= HtmlUtil.escape(themeDisplay.getUser().getFullName()) %&gt;&lt;/strong&gt;</text:span></text:span></text:p>
          <text:p text:style-name="P118"><text:span text:style-name="Source_20_Text"><text:span text:style-name="T143">&lt;/p&gt;</text:span></text:span><text:bookmark-end text:name="__DdeLink__5593_263690486"/></text:p>
        </text:list-header>
      </text:list>
      <text:p text:style-name="P68"><text:span text:style-name="Strong_20_Emphasis"/></text:p>
      <text:p text:style-name="P68"><text:span text:style-name="Strong_20_Emphasis"><text:span text:style-name="T104">Contrôle :</text:span></text:span></text:p>
      <text:p text:style-name="P68">Le code compile dans l’IDE (pas d’erreur rouge dans la classe ni dans la JSP).</text:p>
      <text:p text:style-name="P67"><text:span text:style-name="Strong_20_Emphasis"/></text:p>
      <text:p text:style-name="P67"><text:span text:style-name="Strong_20_Emphasis"/></text:p>
      <text:p text:style-name="Text_20_body"><text:bookmark-start text:name="__RefHeading___Toc5402_263690486"/><text:span text:style-name="Strong_20_Emphasis"><text:span text:style-name="T104">Déployer</text:span></text:span><text:bookmark-end text:name="__RefHeading___Toc5402_263690486"/></text:p>
      <text:p text:style-name="Text_20_body"><text:span text:style-name="Source_20_Text"><text:span text:style-name="T127">Configurer la cible de déploiement en ajoutant dans le fichier gradle.properties du workspace :</text:span></text:span></text:p>
      <text:p text:style-name="Code"><text:span text:style-name="Source_20_Text">liferay.workspace.home.dir=/chemin/vers/ton/liferay</text:span></text:p>
      <text:p text:style-name="P46"><text:span text:style-name="Source_20_Text"/></text:p>
      <text:p text:style-name="Text_20_body"><text:span text:style-name="Source_20_Text"><text:span text:style-name="T127">Assurer vous que le serveur est démarré</text:span></text:span></text:p>
      <text:p text:style-name="P45"><text:span text:style-name="Source_20_Text"><text:span text:style-name="T127"/></text:span></text:p>
      <text:p text:style-name="P45"><text:span text:style-name="Source_20_Text"><text:span text:style-name="T127">Puis effectuer la commande de déploiement dans le répertoire du workspace</text:span></text:span></text:p>
      <text:p text:style-name="P41"><text:span text:style-name="Source_20_Text">./gradlew :modules:hello-web:deploy</text:span></text:p>
      <text:p text:style-name="P41"><text:span text:style-name="Source_20_Text"><text:span text:style-name="T166">OU</text:span></text:span></text:p>
      <text:p text:style-name="P41"><text:span text:style-name="Source_20_Text">./gradlew deploy</text:span></text:p>
      <text:p text:style-name="Text_20_body"><text:span text:style-name="Source_20_Text"><text:span text:style-name="T155"/></text:span></text:p>
      <text:p text:style-name="P82"><text:span text:style-name="Strong_20_Emphasis"><text:span text:style-name="T129">Contrôle :</text:span></text:span></text:p>
      <text:p text:style-name="P82"><text:span text:style-name="Source_20_Text"><text:span text:style-name="T127">Dans le répertoire </text:span></text:span><text:span text:style-name="Source_20_Text">deploy</text:span><text:span text:style-name="Source_20_Text"><text:span text:style-name="T127"> du Liferay Home, le JAR du module </text:span></text:span><text:span text:style-name="Source_20_Text">hello-</text:span><text:span text:style-name="Source_20_Text"><text:span text:style-name="T167">event</text:span></text:span><text:span text:style-name="Source_20_Text"><text:span text:style-name="T127"> doit apparaître, puis être déplacé automatiquement une fois déployé.</text:span></text:span></text:p>
      <text:p text:style-name="Text_20_body"><text:soft-page-break/><text:span text:style-name="Source_20_Text"><text:span text:style-name="T130">D</text:span></text:span><text:span text:style-name="Source_20_Text"><text:span text:style-name="T127">ans les traces du serveur, </text:span></text:span><text:span text:style-name="Source_20_Text"><text:span text:style-name="T130">on doit pouvoir voir la ligne :</text:span></text:span></text:p>
      <text:p text:style-name="Code"><text:span text:style-name="Source_20_Text">Started org.formation.helloEvent_1.0.0</text:span></text:p>
      <text:h text:style-name="P131" text:outline-level="2"><text:bookmark-start text:name="__RefHeading___Toc5404_263690486"/><text:span text:style-name="Strong_20_Emphasis"><text:span text:style-name="T161">8.</text:span></text:span><text:span text:style-name="Strong_20_Emphasis"><text:span text:style-name="T162">4</text:span></text:span><text:span text:style-name="Strong_20_Emphasis">. Ajouter la portlet </text:span><text:bookmark-end text:name="__RefHeading___Toc5404_263690486"/></text:h>
      <text:list text:style-name="L61">
        <text:list-item>
          <text:p text:style-name="P221">Connectez-vous au portail avec votre compte administrateur </text:p>
        </text:list-item>
        <text:list-item>
          <text:p text:style-name="P221">D<text:span text:style-name="T168">ans la </text:span>page <text:span text:style-name="T179">Home</text:span><text:span text:style-name="T168"> de notre portail </text:span>.</text:p>
        </text:list-item>
        <text:list-item>
          <text:p text:style-name="P221">Dans le menu d’ajout d’applications, recherchez le portlet :</text:p>
          <text:list>
            <text:list-item>
              <text:p text:style-name="P221">nom de la catégorie : selon la configuration du module (souvent “<text:span text:style-name="T168">E</text:span><text:span text:style-name="T179">x</text:span><text:span text:style-name="T168">emple</text:span>” ou “hello”),</text:p>
            </text:list-item>
            <text:list-item>
              <text:p text:style-name="P221">nom du portlet : <text:span text:style-name="Strong_20_Emphasis">HelloPortlet</text:span> ou libellé défini dans le bundle de ressources.</text:p>
            </text:list-item>
          </text:list>
        </text:list-item>
        <text:list-item>
          <text:p text:style-name="P221">Ajoutez le portlet à la page.</text:p>
        </text:list-item>
        <text:list-item>
          <text:p text:style-name="P221">Vérifiez l’affichage :</text:p>
          <text:list>
            <text:list-item>
              <text:p text:style-name="P221">le message “Hello Liferay 7.4 !” apparaît,</text:p>
            </text:list-item>
            <text:list-item>
              <text:p text:style-name="P221">le nom de l’utilisateur connecté est affiché.</text:p>
            </text:list-item>
          </text:list>
        </text:list-item>
      </text:list>
      <text:p text:style-name="P42"><text:span text:style-name="Strong_20_Emphasis"><text:span text:style-name="T104">Contrôle final :</text:span></text:span></text:p>
      <text:p text:style-name="P42">Si le portlet s’affiche correctement et montre votre nom d’utilisateur connecté, le TP est réussi.</text:p>
      <text:p text:style-name="P49"><text:span text:style-name="Strong_20_Emphasis"/></text:p>
      <text:h text:style-name="P121" text:outline-level="1"><text:span text:style-name="Strong_20_Emphasis"/></text:h>
      <text:h text:style-name="P124" text:outline-level="1"><text:bookmark-start text:name="__RefHeading___Toc878_2030798262"/>Ateliers <text:span text:style-name="T169">9</text:span> : Développement d’une Portlet MVC avec validation<text:bookmark-end text:name="__RefHeading___Toc878_2030798262"/></text:h>
      <text:p text:style-name="P13">Objectifs</text:p>
      <text:list text:style-name="L62">
        <text:list-item>
          <text:p text:style-name="P222">Implémenter un <text:span text:style-name="Source_20_Text">MVCActionCommand</text:span></text:p>
        </text:list-item>
        <text:list-item>
          <text:p text:style-name="P222">Effectuer la <text:span text:style-name="Strong_20_Emphasis">validation serveur</text:span></text:p>
        </text:list-item>
        <text:list-item>
          <text:p text:style-name="P222">Gérer des erreurs utilisateur (<text:span text:style-name="Source_20_Text">SessionErrors</text:span>)</text:p>
        </text:list-item>
        <text:list-item>
          <text:p text:style-name="P222">Naviguer entre écrans via <text:span text:style-name="Source_20_Text">mvcPath</text:span></text:p>
        </text:list-item>
      </text:list>
      <text:h text:style-name="P125" text:outline-level="1" text:is-list-header="true"/>
      <text:h text:style-name="P132" text:outline-level="2"><text:bookmark-start text:name="__RefHeading___Toc2325_2030798262"/>9.1 Création du module <text:bookmark-end text:name="__RefHeading___Toc2325_2030798262"/></text:h>
      <text:p text:style-name="P42">Depuis le workspace :</text:p>
      <text:p text:style-name="Code"><text:span text:style-name="Source_20_Text">blade create -t mvc-portlet \</text:span></text:p>
      <text:p text:style-name="Code"><text:span text:style-name="Source_20_Text"><text:s text:c="2"/>-p </text:span><text:span text:style-name="Source_20_Text"><text:span text:style-name="T170">org.formation.event</text:span></text:span><text:span text:style-name="Source_20_Text"> \</text:span></text:p>
      <text:p text:style-name="Code"><text:span text:style-name="Source_20_Text"><text:s text:c="2"/>-c </text:span><text:span text:style-name="Source_20_Text"><text:span text:style-name="T170">Event</text:span></text:span><text:span text:style-name="Source_20_Text">Portlet \</text:span></text:p>
      <text:p text:style-name="Code"><text:span text:style-name="Source_20_Text"><text:s text:c="2"/></text:span><text:span text:style-name="Source_20_Text"><text:span text:style-name="T170">event</text:span></text:span></text:p>
      <text:p text:style-name="Text_20_body"/>
      <text:p text:style-name="Text_20_body"><text:bookmark-start text:name="__RefHeading___Toc2327_2030798262"/><text:span text:style-name="T103">Modifier </text:span><text:span text:style-name="Source_20_Text"><text:span text:style-name="T103">view.jsp</text:span></text:span><text:bookmark-end text:name="__RefHeading___Toc2327_2030798262"/></text:p>
      <text:p text:style-name="P42">Créer une zone d'affichage + lien vers l’écran d’édition :</text:p>
      <text:p text:style-name="Code"><text:span text:style-name="Source_20_Text">&lt;%@ page contentType="text/html; charset=UTF-8" pageEncoding="UTF-8" %&gt;<text:line-break/></text:span></text:p>
      <text:p text:style-name="Code"><text:bookmark-start text:name="__DdeLink__15024_263690486"/><text:span text:style-name="Source_20_Text">&lt;%@ taglib uri="http://java.sun.com/portlet_2_0" prefix="portlet" %&gt;<text:line-break/></text:span><text:bookmark-end text:name="__DdeLink__15024_263690486"/></text:p>
      <text:p text:style-name="Code"><text:span text:style-name="Source_20_Text"/></text:p>
      <text:p text:style-name="Code"><text:bookmark-start text:name="__DdeLink__14745_263690486"/><text:span text:style-name="Source_20_Text">&lt;h1&gt;Liste des événements&lt;/h1&gt;</text:span></text:p>
      <text:p text:style-name="Code"><text:span text:style-name="Source_20_Text"/></text:p>
      <text:p text:style-name="Code"><text:bookmark-start text:name="__DdeLink__15022_263690486"/><text:span text:style-name="Source_20_Text">&lt;portlet:renderURL var="editURL"&gt;</text:span></text:p>
      <text:p text:style-name="Code"><text:span text:style-name="Source_20_Text"><text:s text:c="3"/>&lt;portlet:param name="mvcPath" value="/edit.jsp"/&gt;</text:span></text:p>
      <text:p text:style-name="Code"><text:span text:style-name="Source_20_Text">&lt;/portlet:renderURL&gt;</text:span><text:bookmark-end text:name="__DdeLink__15022_263690486"/></text:p>
      <text:p text:style-name="Code"/>
      <text:p text:style-name="Code"><text:span text:style-name="Source_20_Text">&lt;a href="${editURL}"&gt;Ajouter un </text:span><text:span text:style-name="Source_20_Text"><text:span text:style-name="T170">événement</text:span></text:span><text:span text:style-name="Source_20_Text">&lt;/a&gt;</text:span></text:p>
      <text:p text:style-name="Text_20_body"><text:bookmark-end text:name="__DdeLink__14745_263690486"/></text:p>
      <text:p text:style-name="Text_20_body"><text:bookmark-start text:name="__RefHeading___Toc2329_2030798262"/><text:span text:style-name="T103">Créer </text:span><text:span text:style-name="Source_20_Text"><text:span text:style-name="T103">edit.jsp</text:span></text:span><text:bookmark-end text:name="__RefHeading___Toc2329_2030798262"/></text:p>
      <text:p text:style-name="Code"><text:span text:style-name="Source_20_Text">&lt;%@ page contentType="text/html; charset=UTF-8" pageEncoding="UTF-8" %&gt;<text:line-break/>&lt;%@ taglib uri="http://java.sun.com/portlet_2_0" prefix="portlet" %&gt;<text:line-break/>&lt;%@ taglib uri="http://liferay.com/tld/ui" prefix="liferay-ui" %&gt;</text:span></text:p>
      <text:p text:style-name="Code"><text:span text:style-name="Source_20_Text"/></text:p>
      <text:p text:style-name="Code"><text:bookmark-start text:name="__DdeLink__14747_263690486"/><text:span text:style-name="Source_20_Text">&lt;h2&gt;Ajouter un </text:span><text:span text:style-name="Source_20_Text"><text:span text:style-name="T170">événement</text:span></text:span><text:span text:style-name="Source_20_Text">&lt;/h2&gt;</text:span></text:p>
      <text:p text:style-name="Code"><text:soft-page-break/></text:p>
      <text:p text:style-name="Code"><text:span text:style-name="Source_20_Text">&lt;liferay-ui:error key="title-required" message="Le titre est obligatoire"/&gt;</text:span></text:p>
      <text:p text:style-name="Code"/>
      <text:p text:style-name="Code"><text:span text:style-name="Source_20_Text">&lt;portlet:actionURL name="save</text:span><text:span text:style-name="Source_20_Text"><text:span text:style-name="T170">Event</text:span></text:span><text:span text:style-name="Source_20_Text">" var="saveURL" /&gt;</text:span></text:p>
      <text:p text:style-name="Code"/>
      <text:p text:style-name="Code"><text:span text:style-name="Source_20_Text">&lt;form action="${saveURL}" method="post"&gt;</text:span></text:p>
      <text:p text:style-name="Code"><text:span text:style-name="Source_20_Text"><text:s text:c="3"/>&lt;label&gt;Titre :&lt;/label&gt;</text:span></text:p>
      <text:p text:style-name="Code"><text:span text:style-name="Source_20_Text"><text:s text:c="3"/>&lt;input type="text" name="title" /&gt;</text:span></text:p>
      <text:p text:style-name="Code"><text:span text:style-name="Source_20_Text"><text:s text:c="3"/>&lt;button type="submit"&gt;Enregistrer&lt;/button&gt;</text:span></text:p>
      <text:p text:style-name="Code"><text:span text:style-name="Source_20_Text">&lt;/form&gt;</text:span><text:bookmark-end text:name="__DdeLink__14747_263690486"/></text:p>
      <text:p text:style-name="Text_20_body"/>
      <text:h text:style-name="Heading_20_2" text:outline-level="2"><text:bookmark-start text:name="__RefHeading___Toc2331_2030798262"/><text:span text:style-name="T178">9.2 </text:span>Implémenter l’Action Command<text:bookmark-end text:name="__RefHeading___Toc2331_2030798262"/></text:h>
      <text:p text:style-name="P42">Créer :</text:p>
      <text:p text:style-name="P42"><text:span text:style-name="Source_20_Text"><text:span text:style-name="T143">src/main/java/</text:span></text:span><text:span text:style-name="Source_20_Text"><text:span text:style-name="T144">org</text:span></text:span><text:span text:style-name="Source_20_Text"><text:span text:style-name="T143">/</text:span></text:span><text:span text:style-name="Source_20_Text"><text:span text:style-name="T144">formation</text:span></text:span><text:span text:style-name="Source_20_Text"><text:span text:style-name="T143">/</text:span></text:span><text:span text:style-name="Source_20_Text"><text:span text:style-name="T144">event</text:span></text:span><text:span text:style-name="Source_20_Text"><text:span text:style-name="T143">/action/</text:span></text:span><text:bookmark-start text:name="__DdeLink__14749_263690486"/><text:span text:style-name="Source_20_Text"><text:span text:style-name="T143">SaveE</text:span></text:span><text:span text:style-name="Source_20_Text"><text:span text:style-name="T144">vent</text:span></text:span><text:span text:style-name="Source_20_Text"><text:span text:style-name="T143">MVCActionCommand.java</text:span></text:span><text:bookmark-end text:name="__DdeLink__14749_263690486"/></text:p>
      <text:p text:style-name="Code"><text:bookmark-start text:name="__DdeLink__14751_263690486"/><text:span text:style-name="Source_20_Text"><text:span text:style-name="T143">@Component(</text:span></text:span></text:p>
      <text:p text:style-name="Code"><text:span text:style-name="Source_20_Text"><text:span text:style-name="T143"><text:s text:c="4"/>property = {</text:span></text:span></text:p>
      <text:p text:style-name="P70"><text:span text:style-name="Source_20_Text"><text:span text:style-name="T143"><text:s text:c="8"/>"javax.portlet.name=org_formation_event_EventPortlet",</text:span></text:span></text:p>
      <text:p text:style-name="P70"><text:span text:style-name="Source_20_Text"><text:span text:style-name="T143"><text:s text:c="8"/>"mvc.command.name=saveE</text:span></text:span><text:span text:style-name="Source_20_Text"><text:span text:style-name="T144">vent</text:span></text:span><text:span text:style-name="Source_20_Text"><text:span text:style-name="T143">"</text:span></text:span></text:p>
      <text:p text:style-name="Code"><text:span text:style-name="Source_20_Text"><text:span text:style-name="T143"><text:s text:c="4"/>},</text:span></text:span></text:p>
      <text:p text:style-name="Code"><text:span text:style-name="Source_20_Text"><text:span text:style-name="T143"><text:s text:c="4"/>service = MVCActionCommand.class</text:span></text:span></text:p>
      <text:p text:style-name="Code"><text:span text:style-name="Source_20_Text"><text:span text:style-name="T143">)</text:span></text:span></text:p>
      <text:p text:style-name="Code"><text:span text:style-name="Source_20_Text"><text:span text:style-name="T143">public class SaveE</text:span></text:span><text:span text:style-name="Source_20_Text"><text:span text:style-name="T144">vent</text:span></text:span><text:span text:style-name="Source_20_Text"><text:span text:style-name="T143">MVCActionCommand implements MVCActionCommand {</text:span></text:span></text:p>
      <text:p text:style-name="P40"/>
      <text:p text:style-name="Code"><text:span text:style-name="Source_20_Text"><text:span text:style-name="T143"><text:s text:c="4"/>@Override</text:span></text:span></text:p>
      <text:p text:style-name="Code"><text:span text:style-name="Source_20_Text"><text:span text:style-name="T143"><text:s text:c="4"/>public boolean processAction(ActionRequest req, ActionResponse resp) {</text:span></text:span></text:p>
      <text:p text:style-name="P40"/>
      <text:p text:style-name="Code"><text:span text:style-name="Source_20_Text"><text:span text:style-name="T143"><text:s text:c="8"/>String title = ParamUtil.getString(req, "title");</text:span></text:span></text:p>
      <text:p text:style-name="P40"/>
      <text:p text:style-name="Code"><text:span text:style-name="Source_20_Text"><text:span text:style-name="T143"><text:s text:c="8"/>if (Validator.isNull(title)) {</text:span></text:span></text:p>
      <text:p text:style-name="Code"><text:span text:style-name="Source_20_Text"><text:span text:style-name="T143"><text:s text:c="12"/>SessionErrors.add(req, "title-required");</text:span></text:span></text:p>
      <text:p text:style-name="Code"><text:span text:style-name="Source_20_Text"><text:span text:style-name="T143"><text:s text:c="12"/>resp.setRenderParameter("mvcPath", "/edit.jsp");</text:span></text:span></text:p>
      <text:p text:style-name="Code"><text:span text:style-name="Source_20_Text"><text:span text:style-name="T143"><text:s text:c="12"/>return false;</text:span></text:span></text:p>
      <text:p text:style-name="Code"><text:span text:style-name="Source_20_Text"><text:span text:style-name="T143"><text:s text:c="8"/>}</text:span></text:span></text:p>
      <text:p text:style-name="P40"/>
      <text:p text:style-name="Code"><text:span text:style-name="Source_20_Text"><text:span text:style-name="T143"><text:s text:c="8"/>SessionMessages.add(req, "e</text:span></text:span><text:span text:style-name="Source_20_Text"><text:span text:style-name="T144">vent</text:span></text:span><text:span text:style-name="Source_20_Text"><text:span text:style-name="T143">-saved");</text:span></text:span></text:p>
      <text:p text:style-name="Code"><text:span text:style-name="Source_20_Text"><text:span text:style-name="T143"><text:s text:c="8"/>return true;</text:span></text:span></text:p>
      <text:p text:style-name="Code"><text:span text:style-name="Source_20_Text"><text:span text:style-name="T143"><text:s text:c="4"/>}</text:span></text:span></text:p>
      <text:p text:style-name="Code"><text:span text:style-name="Source_20_Text"><text:span text:style-name="T143">}</text:span></text:span><text:bookmark-end text:name="__DdeLink__14751_263690486"/></text:p>
      <text:h text:style-name="P125" text:outline-level="1" text:is-list-header="true"/>
      <text:p text:style-name="P9"><text:bookmark-start text:name="__RefHeading___Toc2333_2030798262"/>Tester dans Liferay<text:bookmark-end text:name="__RefHeading___Toc2333_2030798262"/></text:p>
      <text:list text:style-name="L63">
        <text:list-item>
          <text:p text:style-name="P223">Déployer :</text:p>
        </text:list-item>
      </text:list>
      <text:p text:style-name="Code"><text:span text:style-name="Source_20_Text">./gradlew :modules:</text:span><text:span text:style-name="Source_20_Text"><text:span text:style-name="T170">event</text:span></text:span><text:span text:style-name="Source_20_Text">:deploy</text:span></text:p>
      <text:list text:style-name="L64">
        <text:list-item>
          <text:p text:style-name="P224">Ajouter la portlet sur une page</text:p>
        </text:list-item>
        <text:list-item>
          <text:p text:style-name="P224"><text:soft-page-break/>Cliquer <text:span text:style-name="Emphasis">Ajouter une entrée</text:span></text:p>
        </text:list-item>
        <text:list-item>
          <text:p text:style-name="P224">Tester :</text:p>
          <text:list>
            <text:list-item>
              <text:p text:style-name="P224">Formulaire vide → message d’erreur</text:p>
            </text:list-item>
            <text:list-item>
              <text:p text:style-name="P224">Formulaire rempli → succès</text:p>
            </text:list-item>
          </text:list>
        </text:list-item>
      </text:list>
      <text:p text:style-name="P42"><text:span text:style-name="Strong_20_Emphasis"/></text:p>
      <text:h text:style-name="P121" text:outline-level="1"><text:span text:style-name="Strong_20_Emphasis"/></text:h>
      <text:h text:style-name="P126" text:outline-level="1"><text:bookmark-start text:name="__RefHeading___Toc5406_263690486"/><text:span text:style-name="Strong_20_Emphasis"><text:span text:style-name="T75">Atelier </text:span></text:span><text:span text:style-name="Strong_20_Emphasis"><text:span text:style-name="T169">10</text:span></text:span><text:span text:style-name="Strong_20_Emphasis"><text:span text:style-name="T161"> </text:span></text:span><text:span text:style-name="Strong_20_Emphasis">: </text:span><text:span text:style-name="Strong_20_Emphasis"><text:span text:style-name="T182">AUI </text:span></text:span><text:span text:style-name="Strong_20_Emphasis"><text:span text:style-name="T184">et </text:span></text:span><text:span text:style-name="Strong_20_Emphasis"><text:span text:style-name="T196">Navigation</text:span></text:span><text:bookmark-end text:name="__RefHeading___Toc5406_263690486"/></text:h>
      <text:p text:style-name="P15">Objectifs :</text:p>
      <text:list text:style-name="L65">
        <text:list-item>
          <text:p text:style-name="P225">Utiliser AlloyUI</text:p>
        </text:list-item>
      </text:list>
      <text:list text:style-name="L66">
        <text:list-item>
          <text:p text:style-name="P226">Navigation Simple</text:p>
        </text:list-item>
      </text:list>
      <text:p text:style-name="P73"/>
      <text:h text:style-name="Heading_20_2" text:outline-level="2"><text:bookmark-start text:name="__RefHeading___Toc14710_263690486"/>10.1 <text:span text:style-name="T182">AlloyUI</text:span><text:bookmark-end text:name="__RefHeading___Toc14710_263690486"/></text:h>
      <text:p text:style-name="P9"><text:bookmark-start text:name="__RefHeading___Toc2335_2030798262"/><text:span text:style-name="T171">Implémenter</text:span> un formulaire <text:span text:style-name="T182">AlloyUI</text:span><text:bookmark-end text:name="__RefHeading___Toc2335_2030798262"/></text:p>
      <text:p text:style-name="P74">Dans <text:span text:style-name="Source_20_Text">edit.jsp, </text:span><text:span text:style-name="Source_20_Text"><text:span text:style-name="T171">remplacer le formulaire par</text:span></text:span> :</text:p>
      <text:p text:style-name="Code"><text:span text:style-name="Source_20_Text">&lt;%@ taglib uri="http://liferay.com/tld/aui" prefix="aui" %&gt;<text:line-break/>&lt;%@ taglib uri="http://liferay.com/tld/portlet" prefix="portlet" %&gt;<text:line-break/><text:line-break/>&lt;portlet:actionURL name="saveEvent" var="saveURL" /&gt;<text:line-break/><text:line-break/>&lt;aui:form action="${saveURL}" method="post" name="fm"&gt;<text:line-break/> <text:s text:c="3"/>&lt;aui:input name="title" label="Titre" /&gt;<text:line-break/><text:line-break/> <text:s text:c="3"/>&lt;aui:button-row&gt;<text:line-break/> <text:s text:c="7"/>&lt;aui:button type="submit" value="Enregistrer" /&gt;<text:line-break/> <text:s text:c="3"/>&lt;/aui:button-row&gt;<text:line-break/>&lt;/aui:form&gt;</text:span></text:p>
      <text:p text:style-name="Standard"><text:span text:style-name="Source_20_Text"/></text:p>
      <text:p text:style-name="Text_20_body"><text:span text:style-name="Source_20_Text"/></text:p>
      <text:p text:style-name="P75"><text:span text:style-name="T123">Liste avec </text:span><text:span text:style-name="T103">SearchContainer</text:span></text:p>
      <text:p text:style-name="P75"><text:span text:style-name="T172">Pour l’instant, l</text:span>es événements sont <text:span text:style-name="Strong_20_Emphasis">mockés</text:span> (liste Java en mémoire).</text:p>
      <text:p text:style-name="P74"/>
      <text:p text:style-name="P74">Dans <text:span text:style-name="Source_20_Text">view.jsp</text:span> :</text:p>
      <text:p text:style-name="Code"><text:span text:style-name="Source_20_Text">&lt;%@ page import="java.util.*" %&gt;</text:span></text:p>
      <text:p text:style-name="Code"><text:span text:style-name="Source_20_Text">&lt;%@ taglib uri="http://liferay.com/tld/ui" prefix="liferay-ui" %&gt;</text:span></text:p>
      <text:p text:style-name="Code"><text:span text:style-name="Source_20_Text"/></text:p>
      <text:p text:style-name="Code"><text:span text:style-name="Source_20_Text"/></text:p>
      <text:p text:style-name="Code"><text:span text:style-name="Source_20_Text">&lt;liferay-ui:search-container</text:span></text:p>
      <text:p text:style-name="Code"><text:span text:style-name="Source_20_Text"><text:s text:c="4"/>total="&lt;%= events.size() %&gt;"</text:span></text:p>
      <text:p text:style-name="Code"><text:span text:style-name="Source_20_Text"><text:s text:c="4"/>emptyResultsMessage="Aucun événement"&gt;</text:span></text:p>
      <text:p text:style-name="Code"><text:span text:style-name="Source_20_Text"/></text:p>
      <text:p text:style-name="Code"><text:span text:style-name="Source_20_Text"><text:s text:c="4"/>&lt;liferay-ui:search-container-results</text:span></text:p>
      <text:p text:style-name="Code"><text:span text:style-name="Source_20_Text"><text:s text:c="8"/>results="&lt;%= events.subList(searchContainer.getStart(), searchContainer.getEnd() &gt; events.size() ? events.size() : searchContainer.getEnd()) %&gt;" /&gt;</text:span></text:p>
      <text:p text:style-name="Code"><text:span text:style-name="Source_20_Text"/></text:p>
      <text:p text:style-name="Code"><text:soft-page-break/><text:span text:style-name="Source_20_Text"><text:s text:c="4"/>&lt;liferay-ui:search-container-row</text:span></text:p>
      <text:p text:style-name="Code"><text:span text:style-name="Source_20_Text"><text:s text:c="8"/>className="java.lang.String"</text:span></text:p>
      <text:p text:style-name="Code"><text:span text:style-name="Source_20_Text"><text:s text:c="8"/>modelVar="event"&gt;</text:span></text:p>
      <text:p text:style-name="Code"><text:span text:style-name="Source_20_Text"/></text:p>
      <text:p text:style-name="Code"><text:span text:style-name="Source_20_Text"><text:s text:c="8"/>&lt;liferay-ui:search-container-column-text</text:span></text:p>
      <text:p text:style-name="Code"><text:span text:style-name="Source_20_Text"><text:s text:c="12"/>name="Nom"</text:span></text:p>
      <text:p text:style-name="Code"><text:span text:style-name="Source_20_Text"><text:s text:c="12"/>value="&lt;%= event %&gt;" /&gt;</text:span></text:p>
      <text:p text:style-name="Code"><text:span text:style-name="Source_20_Text"><text:s text:c="4"/>&lt;/liferay-ui:search-container-row&gt;</text:span></text:p>
      <text:p text:style-name="Code"><text:span text:style-name="Source_20_Text"/></text:p>
      <text:p text:style-name="Code"><text:span text:style-name="Source_20_Text"><text:s text:c="4"/>&lt;liferay-ui:search-iterator /&gt;</text:span></text:p>
      <text:p text:style-name="Code"><text:span text:style-name="Source_20_Text">&lt;/liferay-ui:search-container&gt;</text:span></text:p>
      <text:h text:style-name="Heading_20_2" text:outline-level="2" text:is-list-header="true"/>
      <text:h text:style-name="P133" text:outline-level="2"><text:bookmark-start text:name="__RefHeading___Toc14710_263690486 Copie 1"/>10.<text:span text:style-name="T196">2</text:span> <text:span text:style-name="T190">Navigation simple </text:span><text:bookmark-end text:name="__RefHeading___Toc14710_263690486 Copie 1"/></text:h>
      <text:p text:style-name="P89">Créer une page home.jsp comme suit :</text:p>
      <text:p text:style-name="Code">&lt;%@ page import="java.util.*" %&gt;<text:line-break/>&lt;%@ page contentType="text/html; charset=UTF-8" pageEncoding="UTF-8" %&gt;<text:line-break/><text:line-break/>&lt;%@ taglib uri="http://liferay.com/tld/ui" prefix="liferay-ui" %&gt;<text:line-break/>&lt;%@ taglib uri="http://java.sun.com/portlet_2_0" prefix="portlet" %&gt;<text:line-break/><text:line-break/>&lt;h1&gt;Bienvenue sur la page d'accueil des événements&lt;/h1&gt;<text:line-break/>&lt;portlet:renderURL var="listURL"&gt;<text:line-break/><text:tab/>&lt;portlet:param name="mvcRenderCommandName" value="/event/list" /&gt;<text:line-break/>&lt;/portlet:renderURL&gt;<text:line-break/>&lt;a href="&lt;%= listURL %&gt;"&gt;Afficher la liste des événements&lt;/a&gt;<text:line-break/><text:span text:style-name="T186"><text:line-break/></text:span></text:p>
      <text:p text:style-name="P88"/>
      <text:p text:style-name="P90">Faire en sorte que ce soit la page d’accueil du portlet en modifiant les paramètres de la classe portlet :</text:p>
      <text:p text:style-name="Code">"javax.portlet.init-param.view-template=/home.jsp",</text:p>
      <text:p text:style-name="P88"/>
      <text:p text:style-name="P88">La page propose un lien utilisant <text:span text:style-name="T1">mvcRenderCommandName</text:span> </text:p>
      <text:p text:style-name="P88"/>
      <text:p text:style-name="P16"><text:span text:style-name="T191">Implémenter un </text:span>MVCR<text:span text:style-name="T187">ender</text:span>Command</text:p>
      <text:p text:style-name="P81">Dans une classe EventListMVCR<text:span text:style-name="T188">ender</text:span>Command</text:p>
      <text:p text:style-name="Code">@Component(<text:span text:style-name="T180"><text:line-break/></text:span> <text:s text:c="7"/>property = {<text:line-break/> <text:s text:c="15"/>"javax.portlet.name=org_formation_event_EventPortlet",<text:line-break/> <text:s text:c="15"/>"mvc.command.name=/event/list"<text:line-break/> <text:s text:c="7"/>},<text:line-break/> <text:s text:c="7"/>service = MVCRenderCommand.class<text:line-break/><text:soft-page-break/>)<text:line-break/> <text:s text:c="3"/>public class EventListMVCRenderCommand implements MVCRenderCommand {<text:line-break/> <text:s text:c="3"/>@Override<text:line-break/> <text:s text:c="3"/>public String render(RenderRequest renderRequest, RenderResponse renderResponse) throws PortletException {<text:line-break/> <text:s text:c="7"/>// Liste Mockée<text:line-break/> <text:s text:c="7"/>List&lt;String&gt; events = Arrays.asList(<text:line-break/> <text:s text:c="15"/>"Conférence Liferay",<text:line-break/> <text:s text:c="15"/>"Atelier Dev",<text:line-break/> <text:s text:c="15"/>"Meetup Architecture"<text:line-break/> <text:s text:c="7"/>);<text:line-break/><text:line-break/> <text:s text:c="7"/>renderRequest.setAttribute("events", events);<text:line-break/><text:line-break/><text:line-break/> <text:s text:c="7"/>return "/view.jsp";<text:line-break/> <text:s text:c="3"/>}<text:line-break/>}<text:line-break/></text:p>
      <text:p text:style-name="Code"/>
      <text:p text:style-name="P17"/>
      <text:p text:style-name="P17"><text:bookmark-start text:name="__RefHeading___Toc2333_2030798262 Copie 1"/>Tester dans Liferay<text:bookmark-end text:name="__RefHeading___Toc2333_2030798262 Copie 1"/></text:p>
      <text:list text:style-name="L67">
        <text:list-item>
          <text:p text:style-name="P227">Déployer :</text:p>
        </text:list-item>
      </text:list>
      <text:p text:style-name="P83"><text:span text:style-name="Source_20_Text">./gradlew :modules:</text:span><text:span text:style-name="Source_20_Text"><text:span text:style-name="T170">event</text:span></text:span><text:span text:style-name="Source_20_Text">:deploy</text:span></text:p>
      <text:list text:style-name="L68">
        <text:list-item>
          <text:p text:style-name="P228">Vérifier le déploiement dans les traces</text:p>
        </text:list-item>
        <text:list-item>
          <text:p text:style-name="P228">Visualiser l’affichage de la liste </text:p>
        </text:list-item>
      </text:list>
      <text:h text:style-name="P127" text:outline-level="1"><text:bookmark-start text:name="__RefHeading___Toc5414_263690486"/><text:span text:style-name="Strong_20_Emphasis"><text:span text:style-name="T75">Atelier 11</text:span></text:span><text:span text:style-name="Strong_20_Emphasis"><text:span text:style-name="T161"> </text:span></text:span><text:span text:style-name="Strong_20_Emphasis">: C</text:span><text:span text:style-name="Strong_20_Emphasis"><text:span text:style-name="T174">ouche service </text:span></text:span><text:span text:style-name="Strong_20_Emphasis"><text:span text:style-name="T197">via ServiceBuilder</text:span></text:span><text:bookmark-end text:name="__RefHeading___Toc5414_263690486"/></text:h>
      <text:p text:style-name="P75"/>
      <text:p text:style-name="P14">Objectifs :</text:p>
      <text:list text:style-name="L69">
        <text:list-item>
          <text:p text:style-name="P229">Créer un modèle <text:span text:style-name="Source_20_Text">Event</text:span> via Service Builder</text:p>
        </text:list-item>
      </text:list>
      <text:list text:style-name="L70">
        <text:list-item>
          <text:p text:style-name="P230">Implémenter <text:span text:style-name="Source_20_Text">addEvent</text:span> et <text:span text:style-name="Source_20_Text">getEvents</text:span></text:p>
        </text:list-item>
      </text:list>
      <text:list text:style-name="L71">
        <text:list-item>
          <text:p text:style-name="P231">Exposer la liste via REST Builder</text:p>
        </text:list-item>
      </text:list>
      <text:list text:style-name="L72">
        <text:list-item>
          <text:p text:style-name="P232">Tester avec Postman / curl</text:p>
        </text:list-item>
      </text:list>
      <text:list text:style-name="L73">
        <text:list-item>
          <text:p text:style-name="P233">Appeler le service depuis une portlet ou une Remote App</text:p>
        </text:list-item>
      </text:list>
      <text:p text:style-name="P80"/>
      <text:h text:style-name="Heading_20_2" text:outline-level="2"><text:bookmark-start text:name="__RefHeading___Toc2345_2030798262"/><text:span text:style-name="Strong_20_Emphasis"><text:span text:style-name="T173">1</text:span></text:span><text:span text:style-name="Strong_20_Emphasis"><text:span text:style-name="T177">1</text:span></text:span><text:span text:style-name="Strong_20_Emphasis"><text:span text:style-name="T173">.1 </text:span></text:span><text:span text:style-name="Strong_20_Emphasis">Création du module ServiceBuilder</text:span><text:bookmark-end text:name="__RefHeading___Toc2345_2030798262"/></text:h>
      <text:p text:style-name="Code"><text:span text:style-name="Source_20_Text">blade create -t service-builder -p </text:span><text:span text:style-name="Source_20_Text"><text:span text:style-name="T173">org.formation.event</text:span></text:span><text:span text:style-name="Source_20_Text"> event</text:span><text:span text:style-name="Source_20_Text"><text:span text:style-name="T173">s</text:span></text:span></text:p>
      <text:p text:style-name="P75"><text:span text:style-name="T185">2 </text:span>modules générés :</text:p>
      <text:list text:style-name="L74">
        <text:list-item>
          <text:p text:style-name="P234"><text:span text:style-name="Source_20_Text">events-api</text:span></text:p>
        </text:list-item>
        <text:list-item>
          <text:p text:style-name="P234"><text:span text:style-name="Source_20_Text">events-service </text:span><text:s/>contient <text:span text:style-name="Source_20_Text">service.xml</text:span></text:p>
        </text:list-item>
      </text:list>
      <text:p text:style-name="Text_20_body"><text:span text:style-name="Strong_20_Emphasis"/></text:p>
      <text:p text:style-name="Text_20_body"><text:span text:style-name="Strong_20_Emphasis"><text:span text:style-name="T104">Mett</text:span></text:span><text:span text:style-name="Strong_20_Emphasis"><text:span text:style-name="T113">r</text:span></text:span><text:span text:style-name="Strong_20_Emphasis"><text:span text:style-name="T104">e à jour le fichier</text:span></text:span><text:span text:style-name="Strong_20_Emphasis"><text:span text:style-name="T103"> </text:span></text:span><text:span text:style-name="Source_20_Text"><text:span text:style-name="T103">service.xml</text:span></text:span><text:span text:style-name="T103"> :</text:span></text:p>
      <text:p text:style-name="Code"><text:span text:style-name="Source_20_Text"><text:span text:style-name="T143">&lt;service-builder </text:span></text:span><text:span text:style-name="T143">dependency-injector="ds" package-path="org.formation.event"&gt;<text:line-break/> &lt;namespace&gt;EVENT&lt;/namespace&gt;<text:line-break/> &lt;!--&lt;entity data-source="sampleDataSource" local-service="true" name="Foo" remote-service="false" session-factory="sampleSessionFactory" table="foo" tx-manager="sampleTransactionManager uuid="true""&gt;--&gt;<text:line-break/> &lt;entity name="Event" local-service="true" remote-service="false"&gt;<text:line-break/><text:line-break/> &lt;!-- PK fields --&gt;<text:line-break/><text:line-break/> &lt;column name="eventId" type="long" primary="true" /&gt;<text:line-break/><text:line-break/> &lt;!-- Group instance --&gt;<text:line-break/><text:line-break/> &lt;column name="groupId" type="long" /&gt;<text:line-break/><text:line-break/> &lt;!-- Audit fields --&gt;<text:line-break/><text:line-break/> &lt;column name="companyId" type="long" /&gt;<text:line-break/> &lt;column name="userId" type="long" /&gt;<text:line-break/> &lt;column name="userName" type="String" /&gt;<text:line-break/> &lt;column name="createDate" type="Date" /&gt;<text:line-break/> &lt;column name="modifiedDate" type="Date" /&gt;<text:line-break/><text:line-break/> &lt;!-- Other fields --&gt;<text:line-break/><text:line-break/> &lt;column name="title" type="String" /&gt;<text:line-break/> &lt;column name="dateDebut" type="Date" /&gt;<text:line-break/> &lt;column name="dateFin" type="Date" /&gt;<text:line-break/><text:line-break/> &lt;!-- Order --&gt;<text:line-break/><text:line-break/> &lt;order by="asc"&gt;<text:line-break/> &lt;order-column name="title" /&gt;<text:line-break/></text:span><text:soft-page-break/><text:span text:style-name="T143"><text:tab/><text:tab/>&lt;/order&gt;<text:line-break/><text:line-break/><text:tab/><text:tab/>&lt;!-- Finder methods --&gt;<text:line-break/><text:line-break/><text:tab/><text:tab/>&lt;finder name="DateDebut" return-type="Collection"&gt;<text:line-break/><text:tab/><text:tab/><text:tab/>&lt;finder-column name="groupId" /&gt;<text:line-break/><text:tab/><text:tab/><text:tab/>&lt;finder-column name="dateDebut" /&gt;<text:line-break/><text:tab/><text:tab/>&lt;/finder&gt;<text:line-break/><text:line-break/><text:tab/><text:tab/>&lt;!-- References --&gt;<text:line-break/><text:line-break/><text:tab/><text:tab/>&lt;reference entity="AssetEntry" package-path="com.liferay.portlet.asset" /&gt;<text:line-break/><text:tab/><text:tab/>&lt;reference entity="AssetTag" package-path="com.liferay.portlet.asset" /&gt;<text:line-break/><text:tab/>&lt;/entity&gt;<text:line-break/>&lt;/service-builder&gt;</text:span></text:p>
      <text:p text:style-name="Text_20_body"><text:span text:style-name="Source_20_Text"/></text:p>
      <text:p text:style-name="P95"><text:span text:style-name="Source_20_Text"><text:span text:style-name="T193">Générer les classes</text:span></text:span></text:p>
      <text:p text:style-name="P69"><text:span text:style-name="Source_20_Text">./gradlew buildService</text:span></text:p>
      <text:p text:style-name="Text_20_body"><text:span text:style-name="Source_20_Text"/></text:p>
      <text:p text:style-name="Text_20_body"><text:span text:style-name="Source_20_Text"><text:span text:style-name="T127">Visualiser les classes générées</text:span></text:span></text:p>
      <text:h text:style-name="Heading_20_2" text:outline-level="2"><text:bookmark-start text:name="__RefHeading___Toc14712_263690486"/><text:span text:style-name="Strong_20_Emphasis"><text:span text:style-name="T173">1</text:span></text:span><text:span text:style-name="Strong_20_Emphasis"><text:span text:style-name="T177">1</text:span></text:span><text:span text:style-name="Strong_20_Emphasis"><text:span text:style-name="T173">.2 </text:span></text:span><text:span text:style-name="Strong_20_Emphasis">Implément</text:span><text:span text:style-name="Strong_20_Emphasis"><text:span text:style-name="T173">ation de </text:span></text:span><text:span text:style-name="Strong_20_Emphasis">LocalServiceImpl</text:span><text:bookmark-end text:name="__RefHeading___Toc14712_263690486"/></text:h>
      <text:p text:style-name="P75"><text:span text:style-name="Source_20_Text">EventLocalServiceImpl.java</text:span> :</text:p>
      <text:p text:style-name="Code"><text:span text:style-name="Source_20_Text">public </text:span>Event addEvent(long userId, long groupId, String title, Date dateDebut, Date dateFin, ServiceContext sc) {<text:line-break/><text:line-break/> long id = counterLocalService.increment(Event.class.getName());<text:line-break/> Event event = eventPersistence.create(id);<text:line-break/><text:line-break/> event.setGroupId(groupId);<text:line-break/> event.setCompanyId(sc.getCompanyId());<text:line-break/> event.setUserId(userId);<text:line-break/> event.setTitle(title);<text:line-break/> event.setDateDebut(dateDebut);<text:line-break/> event.setDateFin(dateFin);<text:line-break/><text:line-break/> return eventPersistence.update(event);<text:line-break/>}</text:p>
      <text:p text:style-name="Code"/>
      <text:p text:style-name="Code">public List&lt;Event&gt; getEvents(long groupId, int start, int end) {<text:line-break/><text:tab/>return eventPersistence.findByGroupId(groupId, <text:s/>start, end);<text:line-break/>}<text:line-break/><text:line-break/>public int getEventsCount(long groupId) {<text:line-break/><text:tab/>return eventPersistence.countByGroupId(groupId);<text:line-break/>}</text:p>
      <text:p text:style-name="Code"/>
      <text:p text:style-name="Code"><text:bookmark-start text:name="__DdeLink__24444_263690486"/><text:span text:style-name="Source_20_Text"/></text:p>
      <text:h text:style-name="P134" text:outline-level="2" text:is-list-header="true"><text:bookmark-end text:name="__DdeLink__24444_263690486"/><text:soft-page-break/><text:span text:style-name="Strong_20_Emphasis"/></text:h>
      <text:p text:style-name="P85"><text:span text:style-name="Strong_20_Emphasis"><text:span text:style-name="T59">Déployer le service </text:span></text:span></text:p>
      <text:p text:style-name="Code"><text:span text:style-name="Strong_20_Emphasis">./gradlew deploy</text:span></text:p>
      <text:p text:style-name="P85"><text:span text:style-name="Strong_20_Emphasis"><text:span text:style-name="T59">Vérifier que le bundle est démarré</text:span></text:span></text:p>
      <text:h text:style-name="P135" text:outline-level="2"><text:bookmark-start text:name="__RefHeading___Toc2353_2030798262 Copie 1"/><text:span text:style-name="Strong_20_Emphasis"><text:span text:style-name="T173">1</text:span></text:span><text:span text:style-name="Strong_20_Emphasis"><text:span text:style-name="T177">1</text:span></text:span><text:span text:style-name="Strong_20_Emphasis"><text:span text:style-name="T173">.</text:span></text:span><text:span text:style-name="Strong_20_Emphasis"><text:span text:style-name="T196">3</text:span></text:span><text:span text:style-name="Strong_20_Emphasis"><text:span text:style-name="T173"> </text:span></text:span><text:span text:style-name="Strong_20_Emphasis"><text:span text:style-name="T187">Intégration Portlet</text:span></text:span><text:bookmark-end text:name="__RefHeading___Toc2353_2030798262 Copie 1"/></text:h>
      <text:p text:style-name="P87"><text:span text:style-name="Strong_20_Emphasis"/></text:p>
      <text:p text:style-name="P87"><text:span text:style-name="Strong_20_Emphasis"><text:span text:style-name="T60">Dans le projet du portlet, ajouter une dépendance</text:span></text:span><text:span text:style-name="Strong_20_Emphasis"><text:span text:style-name="T187"> </text:span></text:span></text:p>
      <text:p text:style-name="P86"><text:span text:style-name="Source_20_Text"/></text:p>
      <text:p text:style-name="Code"><text:span text:style-name="Source_20_Text">compileOnly project(":modules:events:events-api")</text:span></text:p>
      <text:p text:style-name="P91"><text:span text:style-name="Source_20_Text"/></text:p>
      <text:p text:style-name="P91"><text:span text:style-name="Strong_20_Emphasis"><text:span text:style-name="T110">Modifier MVRenderCommand</text:span></text:span></text:p>
      <text:p text:style-name="Code"><text:span text:style-name="Source_20_Text">@Reference</text:span><text:line-break/>private org.formation.event.service.EventLocalService _eventLocalService;<text:line-break/><text:line-break/>@Override<text:line-break/>public String render(RenderRequest renderRequest, RenderResponse renderResponse) throws PortletException {<text:line-break/> <text:s text:c="3"/>ThemeDisplay themeDisplay =<text:line-break/> <text:s text:c="11"/>(ThemeDisplay) renderRequest.getAttribute(WebKeys.THEME_DISPLAY);<text:line-break/><text:line-break/> <text:s text:c="3"/>List&lt;org.formation.event.model.Event&gt; events =<text:line-break/> <text:s text:c="11"/>_eventLocalService.getEvents(<text:line-break/> <text:s text:c="19"/>themeDisplay.getScopeGroupId(), -1, -1);<text:line-break/><text:line-break/> <text:s text:c="3"/>System.out.println("Rendering Event List with " + events.size() + " events.");<text:line-break/> <text:s text:c="3"/>renderRequest.setAttribute("events", events);<text:line-break/><text:line-break/><text:line-break/> <text:s text:c="3"/>return "/view.jsp";<text:line-break/>}<text:line-break/></text:p>
      <text:p text:style-name="Code"><text:span text:style-name="Source_20_Text"/></text:p>
      <text:p text:style-name="P92"/>
      <text:p text:style-name="P92"><text:span text:style-name="T103">Modifier MVCActionCommand</text:span> </text:p>
      <text:p text:style-name="Code"><text:span text:style-name="Source_20_Text">@Reference</text:span><text:line-break/>private org.formation.event.service.EventLocalService _eventLocalService;<text:line-break/><text:line-break/>@Override<text:line-break/>public boolean processAction(ActionRequest req, ActionResponse resp) {<text:line-break/><text:line-break/> String title = ParamUtil.getString(req, "title");<text:line-break/><text:line-break/><text:soft-page-break/> <text:s text:c="3"/>System.out.println("Event Title: " + title);<text:line-break/> <text:s text:c="3"/>if (Validator.isNull(title)) {<text:line-break/> <text:s text:c="7"/>SessionErrors.add(req, "title-required");<text:line-break/> <text:s text:c="7"/>resp.setRenderParameter("mvcPath", "/edit.jsp");<text:line-break/> <text:s text:c="7"/>return false;<text:line-break/> <text:s text:c="3"/>}<text:line-break/><text:line-break/> <text:s text:c="3"/>ThemeDisplay themeDisplay =<text:line-break/> <text:s text:c="11"/>(ThemeDisplay) req.getAttribute(WebKeys.THEME_DISPLAY);<text:line-break/><text:line-break/> <text:s text:c="3"/>ServiceContext serviceContext =<text:line-break/> <text:s text:c="11"/>null;<text:line-break/> <text:s text:c="3"/>try {<text:line-break/> <text:s text:c="7"/>serviceContext = ServiceContextFactory.getInstance(<text:line-break/> <text:s text:c="15"/>org.formation.event.model.Event.class.getName(),<text:line-break/> <text:s text:c="15"/>req);<text:line-break/> <text:s text:c="3"/>} catch (PortalException e) {<text:line-break/> <text:s text:c="7"/>throw new RuntimeException(e);<text:line-break/> <text:s text:c="3"/>}<text:line-break/><text:line-break/><text:line-break/> <text:s text:c="3"/>DateFormat dateFormat =<text:line-break/> <text:s text:c="11"/>DateFormatFactoryUtil.getSimpleDateFormat("yyyy-MM-dd");<text:line-break/><text:line-break/> <text:s text:c="3"/>Date dateDebut =<text:line-break/> <text:s text:c="11"/>ParamUtil.getDate(req, "dateDebut", dateFormat);<text:line-break/><text:line-break/> <text:s text:c="3"/>Date dateFin =<text:line-break/> <text:s text:c="11"/>ParamUtil.getDate(req, "dateFin", dateFormat);<text:line-break/><text:line-break/> <text:s text:c="3"/>_eventLocalService.addEvent(<text:line-break/> <text:s text:c="11"/>themeDisplay.getUserId(),<text:line-break/> <text:s text:c="11"/>themeDisplay.getScopeGroupId(),<text:line-break/> <text:s text:c="11"/>title,<text:line-break/> <text:s text:c="11"/>dateDebut,<text:line-break/> <text:s text:c="11"/>dateFin,<text:line-break/> <text:s text:c="11"/>serviceContext<text:line-break/> <text:s text:c="3"/>);<text:line-break/><text:line-break/> <text:s text:c="3"/>SessionMessages.add(req, "event-saved");<text:line-break/> <text:s text:c="3"/>return true;<text:line-break/>}</text:p>
      <text:p text:style-name="P91"/>
      <text:p text:style-name="P91"><text:span text:style-name="T189">Déployer </text:span><text:span text:style-name="T192">et vérifier le déploiement</text:span></text:p>
      <text:p text:style-name="P91"/>
      <text:p text:style-name="P93">Accéder au servlet, enregistrer un événement et vérifier la liste</text:p>
      <text:p text:style-name="P92"/>
      <text:h text:style-name="Heading_20_1" text:outline-level="1"><text:bookmark-start text:name="__RefHeading___Toc2353_2030798262"/><text:soft-page-break/><text:span text:style-name="Strong_20_Emphasis"><text:span text:style-name="T196">Atelier 12 : RestBuilder </text:span></text:span><text:span text:style-name="Strong_20_Emphasis"><text:span text:style-name="T200">et Client Extension</text:span></text:span><text:bookmark-end text:name="__RefHeading___Toc2353_2030798262"/></text:h>
      <text:p text:style-name="P85"/>
      <text:h text:style-name="Heading_20_2" text:outline-level="2">12.1 RestBuilder</text:h>
      <text:p text:style-name="P85">Créer un module :</text:p>
      <text:p text:style-name="P84"><text:span text:style-name="Source_20_Text">blade create -t rest-builder event</text:span><text:span text:style-name="Source_20_Text"><text:span text:style-name="T217">s</text:span></text:span><text:span text:style-name="Source_20_Text">-</text:span><text:span text:style-name="Source_20_Text"><text:span text:style-name="T217">headless</text:span></text:span></text:p>
      <text:p text:style-name="P85"><text:span text:style-name="Strong_20_Emphasis"><text:span text:style-name="T114"/></text:span></text:p>
      <text:p text:style-name="P96"><text:span text:style-name="Strong_20_Emphasis"><text:span text:style-name="T38">Visualiser les </text:span></text:span><text:span text:style-name="Strong_20_Emphasis"><text:span text:style-name="T39">4</text:span></text:span><text:span text:style-name="Strong_20_Emphasis"><text:span text:style-name="T38"> modules générés dans l’IDE</text:span></text:span></text:p>
      <text:p text:style-name="P96"><text:span text:style-name="Strong_20_Emphasis"><text:span text:style-name="T114"/></text:span></text:p>
      <text:p text:style-name="P96"><text:span text:style-name="Strong_20_Emphasis"><text:span text:style-name="T114">Définir un contrat </text:span></text:span><text:span text:style-name="Strong_20_Emphasis"><text:span text:style-name="T120">OpenAPI</text:span></text:span></text:p>
      <text:p text:style-name="Code"><text:span text:style-name="Strong_20_Emphasis">openapi</text:span>: 3.0.1<text:line-break/>info:<text:line-break/> <text:s/>title: Gestion des Événements (Events API)<text:line-break/> <text:s/>version: v1.0<text:line-break/> <text:s/>description: API CRUD pour la gestion des événements.<text:line-break/> <text:s/>license:<text:line-break/> <text:s text:c="3"/>name: Apache 2.0<text:line-break/> <text:s text:c="3"/>url: http://www.apache.org/licenses/LICENSE-2.0.html<text:line-break/><text:line-break/>components:<text:line-break/> <text:s/>schemas:<text:line-break/> <text:s text:c="3"/># Définition du modèle d'objet Event<text:line-break/> <text:s text:c="3"/>Event:<text:line-break/> <text:s text:c="5"/>type: object<text:line-break/> <text:s text:c="5"/>properties:<text:line-break/> <text:s text:c="7"/>id:<text:line-break/> <text:s text:c="9"/>type: integer<text:line-break/> <text:s text:c="9"/>format: int64<text:line-break/> <text:s text:c="9"/>description: Identifiant unique de l'événement.<text:line-break/> <text:s text:c="9"/>readOnly: true # L'ID est généré par le serveur<text:line-break/> <text:s text:c="7"/>title:<text:line-break/> <text:s text:c="9"/>type: string<text:line-break/> <text:s text:c="9"/>description: Titre de l'événement.<text:line-break/> <text:s text:c="9"/>example: Conférence Groovy 2026<text:line-break/> <text:s text:c="7"/>dateDebut:<text:line-break/> <text:s text:c="9"/>type: string<text:line-break/> <text:s text:c="9"/>format: date-time<text:line-break/> <text:s text:c="9"/>description: Date et heure de l'événement.<text:line-break/> <text:s text:c="9"/>example: 2026-03-15T10:00:00Z<text:line-break/> <text:s text:c="7"/>dateFin:<text:line-break/> <text:s text:c="9"/>type: string<text:line-break/> <text:s text:c="9"/>format: date-time<text:line-break/> <text:s text:c="9"/>description: Date et heure de fin de l'événement.<text:line-break/> <text:s text:c="9"/>example: 2026-03-15T18:00:00Z<text:line-break/><text:line-break/><text:line-break/>paths:<text:line-break/> <text:s/>"/events":<text:line-break/> <text:s text:c="3"/># ---------------------------<text:line-break/><text:soft-page-break/> <text:s text:c="3"/># Opération : GET /events (Liste des événements)<text:line-break/> <text:s text:c="3"/># ---------------------------<text:line-break/> <text:s text:c="3"/>get:<text:line-break/> <text:s text:c="5"/>tags: ["Event"]<text:line-break/> <text:s text:c="5"/>summary: Récupère une liste paginée de tous les événements.<text:line-break/> <text:s text:c="5"/>operationId: getEventsPage<text:line-break/> <text:s text:c="5"/>parameters:<text:line-break/> <text:s text:c="7"/>- in: query # Ceci définit un paramètre de requête (URL?param=valeur)<text:line-break/> <text:s text:c="9"/>name: groupId<text:line-break/> <text:s text:c="9"/>description: Identifiant du groupe pour filtrer les événements.<text:line-break/> <text:s text:c="9"/>required: false # Le paramètre est optionnel<text:line-break/> <text:s text:c="9"/>schema:<text:line-break/> <text:s text:c="11"/>type: integer<text:line-break/> <text:s text:c="11"/>format: int64<text:line-break/> <text:s text:c="9"/>style: form<text:line-break/> <text:s text:c="9"/>explode: true<text:line-break/> <text:s text:c="5"/>responses:<text:line-break/> <text:s text:c="7"/>200:<text:line-break/> <text:s text:c="9"/>description: Liste des événements réussie.<text:line-break/> <text:s text:c="9"/>content:<text:line-break/> <text:s text:c="11"/>application/json:<text:line-break/> <text:s text:c="13"/>schema:<text:line-break/> <text:s text:c="15"/>type: array<text:line-break/> <text:s text:c="15"/>items:<text:line-break/> <text:s text:c="17"/>$ref: "#/components/schemas/Event"<text:line-break/> <text:s text:c="11"/>application/xml:<text:line-break/> <text:s text:c="13"/>schema:<text:line-break/> <text:s text:c="15"/>type: array<text:line-break/> <text:s text:c="15"/>items:<text:line-break/> <text:s text:c="17"/>$ref: "#/components/schemas/Event"<text:line-break/> <text:s text:c="3"/><text:line-break/> <text:s text:c="3"/># ---------------------------<text:line-break/> <text:s text:c="3"/># Opération : POST /events (Créer un nouvel événement)<text:line-break/> <text:s text:c="3"/># ---------------------------<text:line-break/> <text:s text:c="3"/>post:<text:line-break/> <text:s text:c="5"/>tags: ["Event"]<text:line-break/> <text:s text:c="5"/>summary: Crée un nouvel événement.<text:line-break/> <text:s text:c="5"/>operationId: postEvent<text:line-break/> <text:s text:c="5"/>requestBody:<text:line-break/> <text:s text:c="7"/>description: Objet Event à créer.<text:line-break/> <text:s text:c="7"/>required: true<text:line-break/> <text:s text:c="7"/>content:<text:line-break/> <text:s text:c="9"/>application/json:<text:line-break/> <text:s text:c="11"/>schema:<text:line-break/> <text:s text:c="13"/>$ref: "#/components/schemas/Event"<text:line-break/> <text:s text:c="9"/>application/xml:<text:line-break/> <text:s text:c="11"/>schema:<text:line-break/> <text:s text:c="13"/>$ref: "#/components/schemas/Event"<text:line-break/> <text:s text:c="5"/>responses:<text:line-break/> <text:s text:c="7"/>201:<text:line-break/> <text:s text:c="9"/>description: Événement créé avec succès.<text:line-break/><text:soft-page-break/> <text:s text:c="9"/>content:<text:line-break/> <text:s text:c="11"/>application/json:<text:line-break/> <text:s text:c="13"/>schema:<text:line-break/> <text:s text:c="15"/>$ref: "#/components/schemas/Event"<text:line-break/> <text:s text:c="11"/>application/xml:<text:line-break/> <text:s text:c="13"/>schema:<text:line-break/> <text:s text:c="15"/>$ref: "#/components/schemas/Event"<text:line-break/> <text:s text:c="7"/>400:<text:line-break/> <text:s text:c="9"/>description: Requête invalide (données manquantes ou incorrectes).<text:line-break/><text:line-break/></text:p>
      <text:p text:style-name="Code"><text:span text:style-name="Strong_20_Emphasis"/></text:p>
      <text:p text:style-name="P97"><text:span text:style-name="Strong_20_Emphasis"><text:span text:style-name="T115">Générer les classes </text:span></text:span></text:p>
      <text:p text:style-name="Code"><text:span text:style-name="Strong_20_Emphasis">./gradlew buildRest</text:span></text:p>
      <text:p text:style-name="P97"><text:span text:style-name="Strong_20_Emphasis"><text:span text:style-name="T115"/></text:span></text:p>
      <text:p text:style-name="P97"><text:span text:style-name="Strong_20_Emphasis"><text:span text:style-name="T36">Visualiser les classes générées</text:span></text:span></text:p>
      <text:p text:style-name="P85"><text:span text:style-name="Strong_20_Emphasis"><text:span text:style-name="T111"/></text:span></text:p>
      <text:p text:style-name="P85"><text:span text:style-name="Strong_20_Emphasis"><text:span text:style-name="T111">Ajouter la dépendance vers le service </text:span></text:span></text:p>
      <text:p text:style-name="Code"><text:span text:style-name="Strong_20_Emphasis"><text:s/>compileOnly project(":modules:events:events-api")</text:span></text:p>
      <text:p text:style-name="P85"><text:span text:style-name="Strong_20_Emphasis"><text:span text:style-name="T104"/></text:span></text:p>
      <text:p text:style-name="P85"><text:bookmark-start text:name="__RefHeading___Toc2355_2030798262"/><text:span text:style-name="Strong_20_Emphasis"><text:span text:style-name="T104">Implémentation du REST</text:span></text:span><text:bookmark-end text:name="__RefHeading___Toc2355_2030798262"/></text:p>
      <text:p text:style-name="P93">Modifier le contenu de la classe <text:span text:style-name="T194">EventResourceImpl </text:span><text:s/>avec :</text:p>
      <text:p text:style-name="Code">@Reference<text:line-break/>private EventLocalService _eventLocalService;<text:line-break/><text:line-break/>@Override<text:line-break/>public Page&lt;Event&gt; getEventsPage(Long groupId) throws Exception {<text:line-break/><text:line-break/> // 2. Avoir le COUNT TOTAL (Obligatoire pour l'objet Page)<text:line-break/> int totalCount = _eventLocalService.getEventsCount(groupId);<text:line-break/><text:line-break/> // 3. Avoir la LISTE des éléments paginés<text:line-break/> List&lt;org.formation.event.model.Event&gt; events =<text:line-break/> _eventLocalService.getEvents(groupId, 0, 20);<text:line-break/><text:line-break/> // 4. Mapper la liste d'entités en liste de DTO<text:line-break/> List&lt;Event&gt; eventDTOs = events.stream()<text:line-break/> .map(this::toEventDTO)<text:line-break/> .collect(Collectors.toList());<text:line-break/><text:line-break/> // 5. ENVELOPPER le tout dans l'objet Page<text:line-break/> return Page.of(eventDTOs);<text:line-break/>}<text:line-break/><text:line-break/>private Event toEventDTO(org.formation.event.model.Event event) {<text:line-break/> return new Event() {{<text:line-break/> setId(event.getEventId());<text:line-break/> setTitle(event.getTitle());<text:line-break/><text:soft-page-break/> setDateDebut(event.getDateDebut());<text:line-break/> setDateFin(event.getDateFin());<text:line-break/> }};<text:line-break/>}</text:p>
      <text:p text:style-name="P94"><text:span text:style-name="Strong_20_Emphasis"><text:span text:style-name="T112"/></text:span></text:p>
      <text:p text:style-name="P94"><text:span text:style-name="Strong_20_Emphasis"><text:span text:style-name="T112">Déployer </text:span></text:span></text:p>
      <text:p text:style-name="Code"><text:span text:style-name="Strong_20_Emphasis">./gradlew deploy</text:span></text:p>
      <text:p text:style-name="P94"><text:span text:style-name="Strong_20_Emphasis"><text:span text:style-name="T112"/></text:span></text:p>
      <text:p text:style-name="P98"><text:span text:style-name="Strong_20_Emphasis"><text:span text:style-name="T37">Vérifier le déploiement</text:span></text:span></text:p>
      <text:p text:style-name="P94"><text:span text:style-name="Strong_20_Emphasis"><text:span text:style-name="T104">Test</text:span></text:span><text:span text:style-name="Strong_20_Emphasis"><text:span text:style-name="T112">er</text:span></text:span></text:p>
      <text:p text:style-name="P98"><text:span text:style-name="Strong_20_Emphasis"><text:span text:style-name="T37">Récupérer le groupId dans la base de données</text:span></text:span></text:p>
      <text:p text:style-name="Code"><text:span text:style-name="Source_20_Text">curl -v -H "Accept: application/json" --user "</text:span><text:span text:style-name="Source_20_Text"><text:span text:style-name="T195">login</text:span></text:span><text:span text:style-name="Source_20_Text">:</text:span><text:span text:style-name="Source_20_Text"><text:span text:style-name="T195">password</text:span></text:span><text:span text:style-name="Source_20_Text">" "http://localhost:8080/o/events-headless/v1.0/events?groupId=</text:span><text:span text:style-name="Source_20_Text"><text:span text:style-name="T195">groupId</text:span></text:span><text:span text:style-name="Source_20_Text">"</text:span></text:p>
      <text:p text:style-name="P98"><text:span text:style-name="Strong_20_Emphasis"><text:span text:style-name="T37"/></text:span></text:p>
      <text:p text:style-name="P98"><text:span text:style-name="Strong_20_Emphasis"><text:span text:style-name="T37">Accéder à l’api </text:span></text:span></text:p>
      <text:p text:style-name="P250"><text:a xlink:type="simple" xlink:href="http://localhost:8080/o/api" text:style-name="Internet_20_link" text:visited-style-name="Visited_20_Internet_20_Link"><text:span text:style-name="Strong_20_Emphasis"><text:span text:style-name="T218">http://localhost:8080/o/api</text:span></text:span></text:a></text:p>
      <text:p text:style-name="P250"><text:span text:style-name="Strong_20_Emphasis"/></text:p>
      <text:p text:style-name="P250"><text:span text:style-name="Strong_20_Emphasis"><text:span text:style-name="T67">Et afficher le swagger correspondant à notre API</text:span></text:span></text:p>
      <text:h text:style-name="Heading_20_2" text:outline-level="2"><text:span text:style-name="Strong_20_Emphasis">12.2 Client extension</text:span></text:h>
      <text:p text:style-name="P102"><text:span text:style-name="Strong_20_Emphasis"/></text:p>
      <text:p text:style-name="P102"><text:span text:style-name="Strong_20_Emphasis"><text:span text:style-name="T117">Objectif</text:span></text:span></text:p>
      <text:list text:style-name="L75">
        <text:list-item>
          <text:p text:style-name="P235"><text:span text:style-name="Strong_20_Emphasis"><text:span text:style-name="T63">Déployer un composant JavaScript effectuant une requête REST vers notre servie Restful</text:span></text:span></text:p>
        </text:list-item>
      </text:list>
      <text:p text:style-name="P102"><text:span text:style-name="Strong_20_Emphasis"/></text:p>
      <text:p text:style-name="P102"><text:span text:style-name="Strong_20_Emphasis"><text:span text:style-name="T63">Visualiser le fichier index.js fourni </text:span></text:span><text:span text:style-name="Strong_20_Emphasis"><text:span text:style-name="T67">et le modifier pour indiquer la bonne URL</text:span></text:span></text:p>
      <text:p text:style-name="P102"><text:span text:style-name="Strong_20_Emphasis"><text:span text:style-name="T63">L’uploader en tant que document et noter son URL</text:span></text:span></text:p>
      <text:p text:style-name="P102"><text:span text:style-name="Strong_20_Emphasis"/></text:p>
      <text:p text:style-name="P103"><text:span text:style-name="Strong_20_Emphasis"><text:span text:style-name="T63">Dans le menu</text:span></text:span><text:span text:style-name="Strong_20_Emphasis"><text:span text:style-name="T200"> </text:span></text:span><text:span text:style-name="Strong_20_Emphasis"><text:span text:style-name="T27">Application </text:span></text:span><text:bookmark text:name="applications_menu.applications.custom.apps"/><text:span text:style-name="Strong_20_Emphasis"><text:span text:style-name="T23">Applications personnalisées </text:span></text:span><text:span text:style-name="T23">Applications distantes</text:span> <text:line-break/>« <text:span text:style-name="T201">A</text:span><text:span text:style-name="T200">jouter un élément personnalisé ». </text:span></text:p>
      <text:p text:style-name="P103"/>
      <text:p text:style-name="P104">Et remplir le formulaire comme suit :</text:p>
      <text:list text:style-name="L76">
        <text:list-item>
          <text:p text:style-name="P236">Nom : « Liste des Événements REST » (<text:span text:style-name="T201">N</text:span>om qui apparaîtra dans <text:span text:style-name="T201">la</text:span> liste de widgets).</text:p>
        </text:list-item>
        <text:list-item>
          <text:p text:style-name="P236">Identifiant de l'élément HTML : <text:span text:style-name="T1">liferay-event-list</text:span></text:p>
        </text:list-item>
      </text:list>
      <text:p text:style-name="P102">Attention : Ce nom doit être rigoureusement identique à celui utilisé dans <text:span text:style-name="T201">le</text:span> code JavaScript : customElements.define('liferay-event-list', ...).</text:p>
      <text:list text:style-name="L77">
        <text:list-item>
          <text:p text:style-name="P237">URL : <text:span text:style-name="T201">L’url du document </text:span>index.js <text:span text:style-name="T201">préfixée par </text:span><text:a xlink:type="simple" xlink:href="http://localhost:8080/" text:style-name="Internet_20_link" text:visited-style-name="Visited_20_Internet_20_Link"><text:span text:style-name="T201">http://localhost:8080</text:span></text:a></text:p>
        </text:list-item>
        <text:list-item>
          <text:p text:style-name="P238"><text:span text:style-name="T201">Cocher la case </text:span>Utiliser l'ESM</text:p>
        </text:list-item>
      </text:list>
      <text:p text:style-name="P103"/>
      <text:p text:style-name="P104">Ensuite dans la page Présentation des événements ajouter le widget et tester son comportement</text:p>
      <text:p text:style-name="P102"><text:soft-page-break/></text:p>
      <text:p text:style-name="P102"/>
      <text:p text:style-name="P102"><text:span text:style-name="Strong_20_Emphasis"/></text:p>
      <text:p text:style-name="P102"><text:span text:style-name="Strong_20_Emphasis"/></text:p>
      <text:h text:style-name="P122" text:outline-level="1"><text:bookmark-start text:name="__RefHeading___Toc5424_263690486"/><text:span text:style-name="Strong_20_Emphasis"><text:span text:style-name="T75">Atelier </text:span></text:span><text:span text:style-name="Strong_20_Emphasis">1</text:span><text:span text:style-name="Strong_20_Emphasis"><text:span text:style-name="T196">3</text:span></text:span><text:span text:style-name="Strong_20_Emphasis"> : Permissions &amp; ServiceContext</text:span><text:bookmark-end text:name="__RefHeading___Toc5424_263690486"/></text:h>
      <text:p text:style-name="Text_20_body"><text:bookmark-start text:name="__RefHeading___Toc2359_2030798262"/><text:span text:style-name="T103">Objectifs</text:span> <text:bookmark-end text:name="__RefHeading___Toc2359_2030798262"/></text:p>
      <text:list text:style-name="L78">
        <text:list-item>
          <text:p text:style-name="P239">Sécuriser l'entité <text:span text:style-name="Source_20_Text">Event</text:span> de bout en bout (Service, Portlet, API) </text:p>
        </text:list-item>
        <text:list-item>
          <text:p text:style-name="P239"><text:span text:style-name="T214">P</text:span>ermettre la configuration des droits <text:span text:style-name="T214">de chaque entité </text:span>via l'interface Liferay.</text:p>
        </text:list-item>
      </text:list>
      <text:p text:style-name="P77"/>
      <text:p text:style-name="P77"/>
      <text:h text:style-name="Heading_20_2" text:outline-level="2"><text:bookmark-start text:name="__RefHeading___Toc2361_2030798262"/><text:span text:style-name="T174">1</text:span><text:span text:style-name="T196">3</text:span><text:span text:style-name="T174">.1 </text:span>Déclaration des permissions (Module API/Service)<text:bookmark-end text:name="__RefHeading___Toc2361_2030798262"/></text:h>
      <text:p text:style-name="P110"><text:span text:style-name="Strong_20_Emphasis"><text:span text:style-name="T68">Mettre au point un fichier </text:span></text:span><text:span text:style-name="Strong_20_Emphasis"><text:span text:style-name="T10">portlet.properties </text:span></text:span><text:span text:style-name="Strong_20_Emphasis"><text:span text:style-name="T68">:</text:span></text:span></text:p>
      <text:p text:style-name="Code"><text:span text:style-name="Strong_20_Emphasis">resource.actions.configs</text:span>=resource-actions/default.xml</text:p>
      <text:p text:style-name="P109"><text:span text:style-name="Strong_20_Emphasis"/></text:p>
      <text:p text:style-name="P115"><text:span text:style-name="Strong_20_Emphasis"><text:span text:style-name="T64">Modifier </text:span></text:span><text:span text:style-name="Strong_20_Emphasis"><text:span text:style-name="T41">le fichier : </text:span></text:span><text:span text:style-name="Strong_20_Emphasis"><text:span text:style-name="Source_20_Text"><text:span text:style-name="T41">src/main/resources/resource-actions/default.xml</text:span></text:span></text:span></text:p>
      <text:p text:style-name="Text_20_body"><text:span text:style-name="Source_20_Text"><text:span text:style-name="T131">L</text:span></text:span><text:span text:style-name="Source_20_Text"><text:span text:style-name="T132">e fichier spécifie les actions supportés par le modèle de permission</text:span></text:span></text:p>
      <text:p text:style-name="Code"><text:span text:style-name="Source_20_Text">&lt;?</text:span>xml version="1.0"?&gt;<text:line-break/>&lt;!DOCTYPE resource-action-mapping PUBLIC "-//Liferay//DTD Resource Action Mapping 7.4.0//EN" "http://www.liferay.com/dtd/liferay-resource-action-mapping_7_4_0.dtd"&gt;<text:line-break/>&lt;resource-action-mapping&gt;<text:line-break/><text:line-break/> <text:s text:c="3"/>&lt;model-resource&gt;<text:line-break/> <text:s text:c="7"/>&lt;model-name&gt;org.formation.event.model.Event&lt;/model-name&gt;<text:line-break/> <text:s text:c="7"/>&lt;portlet-ref&gt;<text:line-break/> <text:s text:c="11"/>&lt;portlet-name&gt;org_formation_event_EventPortlet&lt;/portlet-name&gt;<text:line-break/> <text:s text:c="7"/>&lt;/portlet-ref&gt;<text:line-break/> <text:s text:c="7"/>&lt;permissions&gt;<text:line-break/> <text:s text:c="11"/>&lt;supports&gt;<text:line-break/> <text:s text:c="15"/>&lt;action-key&gt;VIEW&lt;/action-key&gt;<text:line-break/> <text:s text:c="15"/>&lt;action-key&gt;UPDATE&lt;/action-key&gt;<text:line-break/> <text:s text:c="15"/>&lt;action-key&gt;DELETE&lt;/action-key&gt;<text:line-break/> <text:s text:c="15"/>&lt;action-key&gt;PERMISSIONS&lt;/action-key&gt;<text:line-break/> <text:s text:c="11"/>&lt;/supports&gt;<text:line-break/> <text:s text:c="11"/>&lt;site-member-defaults&gt;<text:line-break/> <text:s text:c="15"/>&lt;action-key&gt;VIEW&lt;/action-key&gt;<text:line-break/> <text:s text:c="11"/>&lt;/site-member-defaults&gt;<text:line-break/> <text:s text:c="7"/>&lt;/permissions&gt;<text:line-break/> <text:s text:c="3"/>&lt;/model-resource&gt;<text:line-break/>&lt;/resource-action-mapping&gt;</text:p>
      <text:p text:style-name="Standard"><text:span text:style-name="Source_20_Text"/></text:p>
      <text:p text:style-name="P76"/>
      <text:h text:style-name="P136" text:outline-level="2"><text:bookmark-start text:name="__RefHeading___Toc2363_2030798262"/><text:span text:style-name="T174">1</text:span><text:span text:style-name="T196">3</text:span><text:span text:style-name="T174">.2</text:span> Enregistrement du ModelResourcePermission<text:bookmark-end text:name="__RefHeading___Toc2363_2030798262"/></text:h>
      <text:p text:style-name="P107"><text:bookmark-start text:name="__RefHeading___Toc2365_2030798262"/><text:span text:style-name="T124">Créer la classe </text:span><text:span text:style-name="T145">org.formation</text:span><text:span text:style-name="T146">.event.internal.security.permission.resource.E</text:span><text:bookmark-start text:name="__DdeLink__18828_3720123368"/><text:span text:style-name="T146">ventModelResourcePermissionRegistrar.</text:span><text:bookmark-end text:name="__DdeLink__18828_3720123368"/><text:span text:style-name="T146">java</text:span><text:bookmark-end text:name="__RefHeading___Toc2365_2030798262"/></text:p>
      <text:p text:style-name="P116">La classe déclarer le composant OSGI et déclare une référence lazy</text:p>
      <text:p text:style-name="P77"><text:soft-page-break/><text:span text:style-name="Strong_20_Emphasis"/></text:p>
      <text:p text:style-name="Code">@Component(immediate = true)<text:line-break/>public class EventModelResourcePermissionRegistrar {<text:line-break/><text:line-break/> <text:s text:c="3"/>private ServiceRegistration&lt;ModelResourcePermission&gt; _serviceRegistration;<text:line-break/> <text:s text:c="3"/>@Reference(policy = ReferencePolicy.DYNAMIC, cardinality = ReferenceCardinality.MANDATORY)<text:line-break/> <text:s text:c="3"/>private volatile EventLocalService _eventLocalService;<text:line-break/><text:line-break/> <text:s text:c="3"/>@Reference(<text:line-break/> <text:s text:c="11"/>cardinality = ReferenceCardinality.OPTIONAL,<text:line-break/> <text:s text:c="11"/>policy = ReferencePolicy.DYNAMIC,<text:line-break/> <text:s text:c="11"/>target = "(resource.name=org_formation_event_EventPortlet)"<text:line-break/> <text:s text:c="3"/>)<text:line-break/> <text:s text:c="3"/>private volatile PortletResourcePermission _portletResourcePermission;<text:line-break/><text:line-break/> <text:s text:c="3"/>@Activate<text:line-break/> <text:s text:c="3"/>public void activate(BundleContext bundleContext) {<text:line-break/> <text:s text:c="7"/>Dictionary&lt;String, Object&gt; properties = new HashMapDictionary&lt;&gt;();<text:line-break/> <text:s text:c="7"/>properties.put("model.class.name", Event.class.getName());<text:line-break/><text:line-break/> <text:s text:c="7"/>System.out.println("Registering ModelResourcePermission for Event model.");<text:line-break/> <text:s text:c="7"/>_serviceRegistration = bundleContext.registerService(<text:line-break/> <text:s text:c="15"/>ModelResourcePermission.class,<text:line-break/> <text:s text:c="15"/>ModelResourcePermissionFactory.create(<text:line-break/> <text:s text:c="23"/>Event.class, Event::getEventId,<text:line-break/> <text:s text:c="23"/>_eventLocalService::getEvent, _portletResourcePermission,<text:line-break/> <text:s text:c="23"/>(modelResourcePermission, consumer) -&gt; {<text:line-break/> <text:s text:c="27"/>// Logique optionnelle ici<text:line-break/> <text:s text:c="23"/>}),<text:line-break/> <text:s text:c="15"/>properties);<text:line-break/> <text:s text:c="7"/>System.out.println("ModelResourcePermission for Event model registered."+_serviceRegistration);<text:line-break/><text:line-break/> <text:s text:c="3"/>}<text:line-break/><text:line-break/> <text:s text:c="3"/>@Deactivate<text:line-break/> <text:s text:c="3"/>public void deactivate() { _serviceRegistration.unregister(); }<text:line-break/><text:line-break/><text:line-break/>}<text:line-break/></text:p>
      <text:p text:style-name="Code"/>
      <text:h text:style-name="P140" text:outline-level="3"><text:soft-page-break/></text:h>
      <text:h text:style-name="P137" text:outline-level="2"><text:bookmark-start text:name="__RefHeading___Toc2363_2030798262 Copie 1"/><text:span text:style-name="T174">1</text:span><text:span text:style-name="T196">3</text:span><text:span text:style-name="T174">.</text:span><text:span text:style-name="T202">3</text:span> <text:span text:style-name="T202">Sécurisation de la couche service</text:span><text:bookmark-end text:name="__RefHeading___Toc2363_2030798262 Copie 1"/></text:h>
      <text:p text:style-name="P110"><text:span text:style-name="Source_20_Text"><text:span text:style-name="T135">Pour éviter des dépendances circulaires OSGI, on se créée une classe utilitaire qui récupère lorsque l’on en a besoin d</text:span></text:span><text:span text:style-name="Source_20_Text"><text:span text:style-name="T136">u</text:span></text:span><text:span text:style-name="Source_20_Text"><text:span text:style-name="T135"> modèle de permission :</text:span></text:span></text:p>
      <text:p text:style-name="Code"><text:span text:style-name="Source_20_Text">public class </text:span>EventPermissionHelper {<text:line-break/> <text:s text:c="3"/>public static ModelResourcePermission&lt;Event&gt; getModelResourcePermission() {<text:line-break/> <text:s text:c="7"/>try {<text:line-break/> <text:s text:c="11"/>Bundle bundle = FrameworkUtil.getBundle(EventLocalServiceImpl.class);<text:line-break/> <text:s text:c="11"/>BundleContext bundleContext = bundle.getBundleContext();<text:line-break/><text:line-break/> <text:s text:c="11"/>// 1. On définit le filtre pour cibler UNIQUEMENT notre entité Event<text:line-break/> <text:s text:c="11"/>String filter = "(model.class.name=org.formation.event.model.Event)";<text:line-break/><text:line-break/> <text:s text:c="11"/>// 2. On récupère les références correspondant au filtre<text:line-break/> <text:s text:c="11"/>Collection&lt;ServiceReference&lt;ModelResourcePermission&gt;&gt; serviceReferences =<text:line-break/> <text:s text:c="19"/>bundleContext.getServiceReferences(ModelResourcePermission.class, filter);<text:line-break/><text:line-break/> <text:s text:c="11"/>if (serviceReferences != null &amp;&amp; !serviceReferences.isEmpty()) {<text:line-break/> <text:s text:c="15"/>// 3. On prend la première (et normalement seule) correspondance<text:line-break/> <text:s text:c="15"/>ServiceReference&lt;ModelResourcePermission&gt; ref = serviceReferences.iterator().next();<text:line-break/> <text:s text:c="15"/>return (ModelResourcePermission&lt;Event&gt;) bundleContext.getService(ref);<text:line-break/> <text:s text:c="11"/>}<text:line-break/> <text:s text:c="7"/>} catch (Exception e) {<text:line-break/> <text:s text:c="11"/>System.err.println("Erreur lors de la récupération de la permission Event : " + e.getMessage());<text:line-break/> <text:s text:c="7"/>}<text:line-break/> <text:s text:c="7"/>return null;<text:span text:style-name="T206"><text:line-break/> <text:s text:c="3"/></text:span><text:span text:style-name="T180">}<text:line-break/>}</text:span></text:p>
      <text:p text:style-name="P109"><text:span text:style-name="Source_20_Text"><text:span text:style-name="T135"/></text:span></text:p>
      <text:p text:style-name="Text_20_body"><text:span text:style-name="Source_20_Text"><text:span text:style-name="T133"/></text:span></text:p>
      <text:p text:style-name="Text_20_body"><text:span text:style-name="Source_20_Text"><text:span text:style-name="T133">Modifier EventLocalServiceImpl pour interdire l'accès en cas d'absence de droits.</text:span></text:span></text:p>
      <text:p text:style-name="P106"><text:span text:style-name="Source_20_Text"><text:span text:style-name="T134">On gère les cas d’ajout et de suppression</text:span></text:span></text:p>
      <text:p text:style-name="Code"><text:tab/>public Event addEvent(long userId, long groupId, String title, Date dateDebut, Date dateFin, ServiceContext sc) throws PortalException {<text:line-break/><text:soft-page-break/><text:line-break/><text:tab/><text:tab/>System.out.println("Adding event: " + title);<text:line-break/><text:tab/><text:tab/>PermissionChecker pc = PermissionThreadLocal.getPermissionChecker();<text:line-break/><text:tab/><text:tab/>System.out.println("User ID: " + pc.getUserId());<text:line-break/><text:tab/><text:tab/>System.out.println("Is Omniadmin: " + pc.isOmniadmin());<text:line-break/><text:tab/><text:tab/>System.out.println("Group ID: " + sc.getScopeGroupId());<text:line-break/><text:line-break/><text:tab/><text:tab/>boolean hasPermission = pc.hasPermission(<text:line-break/><text:tab/><text:tab/><text:tab/><text:tab/>sc.getScopeGroupId(),<text:line-break/><text:tab/><text:tab/><text:tab/><text:tab/>"org_formation_event_EventPortlet",<text:line-break/><text:tab/><text:tab/><text:tab/><text:tab/>0, // On teste la ressource de portlet, donc l'ID est 0 ou le scopeGroupId<text:line-break/><text:tab/><text:tab/><text:tab/><text:tab/>"ADD_EVENT");<text:line-break/><text:tab/><text:tab/>if (!hasPermission) {<text:line-break/><text:tab/><text:tab/><text:tab/>throw new PrincipalException.MustHavePermission(<text:line-break/><text:tab/><text:tab/><text:tab/><text:tab/><text:tab/>pc,<text:line-break/><text:tab/><text:tab/><text:tab/><text:tab/><text:tab/>"org_formation_event_EventPortlet",<text:line-break/><text:tab/><text:tab/><text:tab/><text:tab/><text:tab/>0,<text:line-break/><text:tab/><text:tab/><text:tab/><text:tab/><text:tab/>"ADD_EVENT");<text:line-break/><text:tab/><text:tab/>}<text:line-break/><text:line-break/><text:line-break/><text:tab/><text:tab/>System.out.println("Check permission done: " + title);<text:line-break/><text:tab/><text:tab/>long id = counterLocalService.increment(Event.class.getName());<text:line-break/><text:tab/><text:tab/>Event event = eventPersistence.create(id);<text:line-break/><text:line-break/><text:tab/><text:tab/>event.setGroupId(groupId);<text:line-break/><text:tab/><text:tab/>event.setCompanyId(sc.getCompanyId());<text:line-break/><text:tab/><text:tab/>event.setUserId(userId);<text:line-break/><text:tab/><text:tab/>event.setTitle(title);<text:line-break/><text:tab/><text:tab/>event.setDateDebut(dateDebut);<text:line-break/><text:tab/><text:tab/>event.setDateFin(dateFin);<text:line-break/><text:line-break/><text:tab/><text:tab/>event = eventPersistence.update(event);<text:line-break/><text:tab/><text:tab/>System.out.println("Event created with ID: " + event.getEventId());<text:line-break/><text:tab/><text:tab/>System.out.println("ResouceLocalService: " + resourceLocalService);<text:line-break/><text:tab/><text:tab/>System.out.println("sc.getModelPermissions() " + sc.getModelPermissions());<text:line-break/><text:tab/><text:tab/>try {<text:line-break/><text:tab/><text:tab/><text:tab/>resourceLocalService.addModelResources(event, sc);<text:line-break/><text:tab/><text:tab/>} catch (Exception e) {<text:line-break/><text:tab/><text:tab/><text:tab/>System.err.println("ERREUR CRITIQUE : L'ajout des ressources a échoué.");<text:line-break/><text:tab/><text:tab/><text:tab/>System.err.println("Cause : " + e.getMessage());<text:line-break/><text:tab/><text:tab/><text:tab/>// On ne relance pas l'exception pour éviter le rollback et voir l'event en base<text:line-break/><text:tab/><text:tab/>}<text:line-break/><text:tab/><text:tab/>assetEntryLocalService.updateEntry(<text:line-break/><text:tab/><text:tab/><text:tab/><text:tab/>userId,<text:line-break/><text:soft-page-break/><text:tab/><text:tab/><text:tab/><text:tab/>sc.getScopeGroupId(),<text:line-break/><text:tab/><text:tab/><text:tab/><text:tab/>Event.class.getName(),<text:line-break/><text:tab/><text:tab/><text:tab/><text:tab/>event.getEventId(),<text:line-break/><text:tab/><text:tab/><text:tab/><text:tab/>sc.getAssetCategoryIds(),<text:line-break/><text:tab/><text:tab/><text:tab/><text:tab/>sc.getAssetTagNames()<text:line-break/><text:tab/><text:tab/>);<text:line-break/><text:tab/><text:tab/>System.out.println("After AssetEntryLocalService updateEntry");<text:line-break/><text:tab/><text:tab/>return event;<text:line-break/><text:tab/>}<text:line-break/><text:line-break/><text:tab/>// CAS 2 : Action avec ID (Model Resource)<text:line-break/><text:tab/>public void deleteEvent(long eventId, ServiceContext serviceContext) throws PortalException {<text:line-break/>System.out.println("Deleting event ID: " + eventId);<text:line-break/><text:tab/><text:tab/>PermissionChecker pc = PermissionThreadLocal.getPermissionChecker();<text:line-break/><text:tab/><text:tab/>boolean hasDeletePermission = pc.hasPermission(<text:line-break/><text:tab/><text:tab/><text:tab/><text:tab/>serviceContext.getScopeGroupId(),<text:line-break/><text:tab/><text:tab/><text:tab/><text:tab/>"org.formation.event.model.Event",<text:line-break/><text:tab/><text:tab/><text:tab/><text:tab/>eventId,<text:line-break/><text:tab/><text:tab/><text:tab/><text:tab/>ActionKeys.DELETE<text:line-break/><text:tab/><text:tab/>);<text:line-break/><text:tab/><text:tab/>System.out.println("L'utilisateur a-t-il le droit DELETE ? " + hasDeletePermission);<text:line-break/><text:tab/><text:tab/>ModelResourcePermission&lt;Event&gt; <text:s/>modelResourcePermission = EventPermissionHelper.getModelResourcePermission();<text:line-break/>System.out.println("ModelResourcePermission " + modelResourcePermission.getModelName());<text:line-break/><text:tab/><text:tab/>// On vérifie si l'utilisateur a le droit de supprimer CET événement précis<text:line-break/><text:tab/><text:tab/>modelResourcePermission.check(<text:line-break/><text:tab/><text:tab/><text:tab/><text:tab/>PermissionThreadLocal.getPermissionChecker(),<text:line-break/><text:tab/><text:tab/><text:tab/><text:tab/>eventId,<text:line-break/><text:tab/><text:tab/><text:tab/><text:tab/>ActionKeys.DELETE);<text:line-break/><text:line-break/><text:tab/><text:tab/>deleteEvent(eventId);<text:line-break/><text:tab/><text:tab/>System.out.println("Event deleted ID: " + eventId);<text:line-break/><text:tab/>}<text:line-break/><text:tab/>public List&lt;Event&gt; getEvents(long groupId, int start, int end) {<text:line-break/><text:tab/><text:tab/>return eventPersistence.findByGroupId(groupId, <text:s/>start, end);<text:line-break/><text:tab/>}<text:line-break/><text:line-break/><text:tab/>public int getEventsCount(long groupId) {<text:line-break/><text:tab/><text:tab/>return eventPersistence.countByGroupId(groupId);<text:line-break/><text:tab/>}<text:line-break/><text:line-break/>}</text:p>
      <text:p text:style-name="Code"/>
      <text:p text:style-name="Text_20_body"/>
      <text:p text:style-name="Text_20_body"><text:soft-page-break/>Regénérer le service et déployer</text:p>
      <text:h text:style-name="P136" text:outline-level="2"><text:bookmark-start text:name="__RefHeading___Toc2369_2030798262"/><text:span text:style-name="T174">1</text:span><text:span text:style-name="T196">3</text:span><text:span text:style-name="T174">.3 </text:span>Adaptation de l'interface (Module Web)<text:bookmark-end text:name="__RefHeading___Toc2369_2030798262"/></text:h>
      <text:p text:style-name="P112"><text:span text:style-name="T76">Fichier : </text:span><text:span text:style-name="Source_20_Text">EventListMVCRenderCommand</text:span></text:p>
      <text:p text:style-name="P111"><text:span text:style-name="Source_20_Text"><text:span text:style-name="T79">On positionne dans le mode le modèle de permission de Event</text:span></text:span></text:p>
      <text:p text:style-name="P111"><text:span text:style-name="Source_20_Text"><text:span text:style-name="T79"/></text:span></text:p>
      <text:p text:style-name="Code"><text:span text:style-name="Source_20_Text">@Reference</text:span>(<text:line-break/> <text:s text:c="7"/>target = "(model.class.name=org.formation.event.model.Event)",<text:line-break/> <text:s text:c="7"/>unbind = "-"<text:line-break/>)<text:line-break/>private ModelResourcePermission&lt;Event&gt; _eventModelResourcePermission;</text:p>
      <text:p text:style-name="P111"><text:span text:style-name="Source_20_Text"><text:span text:style-name="T79"/></text:span></text:p>
      <text:p text:style-name="P111"><text:span text:style-name="Source_20_Text"><text:span text:style-name="T76">….</text:span></text:span></text:p>
      <text:p text:style-name="P111"><text:span text:style-name="Source_20_Text"><text:span text:style-name="T76"/></text:span></text:p>
      <text:p text:style-name="Code"><text:span text:style-name="Source_20_Text">renderRequest.setAttribute(</text:span>"eventModelResourcePermission", _eventModelResourcePermission);</text:p>
      <text:p text:style-name="P111"><text:span text:style-name="Source_20_Text"><text:span text:style-name="T76"/></text:span></text:p>
      <text:p text:style-name="P77"><text:span text:style-name="T76">Fichier :</text:span> <text:span text:style-name="Source_20_Text">view.jsp<text:line-break/></text:span><text:span text:style-name="Source_20_Text"><text:span text:style-name="T137">Donner la </text:span></text:span><text:span text:style-name="Source_20_Text"><text:span text:style-name="T131">Possibilité de configurer les permissions par entité</text:span></text:span></text:p>
      <text:p text:style-name="Code"><text:span text:style-name="Source_20_Text">&lt;%-- Import du moteur de permission --%&gt;</text:span></text:p>
      <text:p text:style-name="Code"><text:bookmark-start text:name="__DdeLink__19442_3720123368"/><text:span text:style-name="Source_20_Text">&lt;%</text:span></text:p>
      <text:p text:style-name="Code"><text:span text:style-name="Source_20_Text">ModelResourcePermission&lt;Event&gt; eventModelResourcePermission = </text:span></text:p>
      <text:p text:style-name="Code"><text:span text:style-name="Source_20_Text"><text:s text:c="4"/>(ModelResourcePermission&lt;Event&gt;) request.getAttribute("eventModelResourcePermission");</text:span></text:p>
      <text:p text:style-name="Code"><text:span text:style-name="Source_20_Text">%&gt;</text:span><text:bookmark-end text:name="__DdeLink__19442_3720123368"/></text:p>
      <text:p text:style-name="Code"><text:span text:style-name="Source_20_Text"/></text:p>
      <text:p text:style-name="P105"><text:span text:style-name="Source_20_Text">&lt;liferay-ui:search-container-row className="org.formation.event.model.Event" modelVar="event"&gt;</text:span></text:p>
      <text:p text:style-name="Code"><text:span text:style-name="Source_20_Text"><text:s text:c="4"/>&lt;liferay-ui:search-container-column-text property="title" /&gt;</text:span></text:p>
      <text:p text:style-name="Code"><text:span text:style-name="Source_20_Text"/></text:p>
      <text:p text:style-name="Code"><text:span text:style-name="Source_20_Text"><text:s text:c="4"/></text:span><text:bookmark-start text:name="__DdeLink__19450_3720123368"/><text:span text:style-name="Source_20_Text">&lt;liferay-ui:search-container-column-text name="actions"&gt;</text:span></text:p>
      <text:p text:style-name="Code"><text:span text:style-name="Source_20_Text"><text:s text:c="8"/>&lt;%-- Bouton Modifier conditionnel --%&gt;</text:span></text:p>
      <text:p text:style-name="Code"><text:span text:style-name="Source_20_Text"><text:s text:c="8"/>&lt;c:if test="&lt;%= eventModelResourcePermission.contains(permissionChecker, event.getEventId(), ActionKeys.</text:span><text:span text:style-name="Source_20_Text"><text:span text:style-name="T203">DELETE</text:span></text:span><text:span text:style-name="Source_20_Text">) %&gt;"&gt;</text:span></text:p>
      <text:p text:style-name="Code"><text:span text:style-name="Source_20_Text"><text:s text:c="12"/>&lt;portlet:renderURL var="</text:span><text:span text:style-name="Source_20_Text"><text:span text:style-name="T203">delete</text:span></text:span><text:span text:style-name="Source_20_Text">URL"&gt;</text:span></text:p>
      <text:p text:style-name="Code"><text:span text:style-name="Source_20_Text"><text:s text:c="16"/>&lt;portlet:param name="mvcPath" value="/</text:span><text:span text:style-name="Source_20_Text"><text:span text:style-name="T203">delete</text:span></text:span><text:span text:style-name="Source_20_Text">_event.jsp" /&gt;</text:span></text:p>
      <text:p text:style-name="Code"><text:span text:style-name="Source_20_Text"><text:s text:c="16"/>&lt;portlet:param name="eventId" value="&lt;%= String.valueOf(event.getEventId()) %&gt;" /&gt;</text:span></text:p>
      <text:p text:style-name="Code"><text:span text:style-name="Source_20_Text"><text:s text:c="12"/>&lt;/portlet:renderURL&gt;</text:span></text:p>
      <text:p text:style-name="P105"><text:span text:style-name="Source_20_Text"><text:s text:c="12"/>&lt;a href="${</text:span><text:span text:style-name="Source_20_Text"><text:span text:style-name="T203">delete</text:span></text:span><text:span text:style-name="Source_20_Text">URL}"&gt;Modifier&lt;/a&gt;</text:span></text:p>
      <text:p text:style-name="Code"><text:span text:style-name="Source_20_Text"><text:s text:c="8"/>&lt;/c:if&gt;</text:span></text:p>
      <text:p text:style-name="Code"><text:span text:style-name="Source_20_Text"/></text:p>
      <text:p text:style-name="Code"><text:span text:style-name="Source_20_Text"><text:s text:c="8"/>&lt;%-- Bouton de configuration des permissions (Délégation) </text:span><text:soft-page-break/><text:span text:style-name="Source_20_Text">--%&gt;</text:span></text:p>
      <text:p text:style-name="Code"><text:span text:style-name="Source_20_Text"><text:s text:c="8"/>&lt;c:if test="&lt;%= eventModelResourcePermission.contains(permissionChecker, event.getEventId(), ActionKeys.PERMISSIONS) %&gt;"&gt;</text:span></text:p>
      <text:p text:style-name="Code"><text:span text:style-name="Source_20_Text"><text:s text:c="12"/>&lt;liferay-security:permissionsURL</text:span></text:p>
      <text:p text:style-name="Code"><text:span text:style-name="Source_20_Text"><text:s text:c="16"/>modelResource="&lt;%= Event.class.getName() %&gt;"</text:span></text:p>
      <text:p text:style-name="Code"><text:span text:style-name="Source_20_Text"><text:s text:c="16"/>modelResourceDescription="&lt;%= event.getTitle() %&gt;"</text:span></text:p>
      <text:p text:style-name="Code"><text:span text:style-name="Source_20_Text"><text:s text:c="16"/>resourcePrimKey="&lt;%= String.valueOf(event.getEventId()) %&gt;"</text:span></text:p>
      <text:p text:style-name="Code"><text:span text:style-name="Source_20_Text"><text:s text:c="16"/>var="permissionsURL"</text:span></text:p>
      <text:p text:style-name="Code"><text:span text:style-name="Source_20_Text"><text:s text:c="12"/>/&gt;</text:span></text:p>
      <text:p text:style-name="Code"><text:span text:style-name="Source_20_Text"><text:s text:c="12"/>&lt;a href="${permissionsURL}"&gt;Permissions&lt;/a&gt;</text:span></text:p>
      <text:p text:style-name="Code"><text:span text:style-name="Source_20_Text"><text:s text:c="8"/>&lt;/c:if&gt;</text:span></text:p>
      <text:p text:style-name="Code"><text:span text:style-name="Source_20_Text"><text:s text:c="4"/>&lt;/liferay-ui:search-container-column-text&gt;</text:span><text:bookmark-end text:name="__DdeLink__19450_3720123368"/></text:p>
      <text:p text:style-name="Code"><text:span text:style-name="Source_20_Text">&lt;/liferay-ui:search-container-row&gt;</text:span></text:p>
      <text:h text:style-name="P136" text:outline-level="2"/>
      <text:p text:style-name="P117">Déployer le tout </text:p>
      <text:h text:style-name="P136" text:outline-level="2"><text:bookmark-start text:name="__RefHeading___Toc14743_263690486"/><text:span text:style-name="T174">1</text:span><text:span text:style-name="T196">3</text:span><text:span text:style-name="T174">.4 </text:span>Test fonctionnel<text:bookmark-end text:name="__RefHeading___Toc14743_263690486"/></text:h>
      <text:list text:style-name="L79">
        <text:list-item>
          <text:p text:style-name="P240"><text:span text:style-name="Source_20_Text"><text:span text:style-name="T127">En tant qu'Admin : Allez sur le widget, cliquez sur les points de suspension d'un événement -&gt; "Permissions". Donnez le droit "Update" au rôle "Site Member".</text:span></text:span></text:p>
        </text:list-item>
        <text:list-item>
          <text:p text:style-name="P240">En tant qu'Utilisateur (Site Member) : Connectez-vous. Le bouton "Modifier" doit apparaître.</text:p>
        </text:list-item>
        <text:list-item>
          <text:p text:style-name="P240">Retrait des droits : Enlevez la permission. Le bouton doit disparaître de la JSP ET si l'utilisateur tente de forcer l'URL, le service doit lever une <text:span text:style-name="Source_20_Text">PrincipalException</text:span>.</text:p>
        </text:list-item>
      </text:list>
      <text:p text:style-name="Text_20_body"><text:span text:style-name="Source_20_Text"><text:span text:style-name="T103"/></text:span></text:p>
      <text:p text:style-name="P19"><text:s/></text:p>
      <text:p text:style-name="P19"><text:span text:style-name="Strong_20_Emphasis"/></text:p>
      <text:h text:style-name="P122" text:outline-level="1"><text:bookmark-start text:name="__RefHeading___Toc5434_263690486"/><text:span text:style-name="Strong_20_Emphasis"><text:span text:style-name="T75">Atelier </text:span></text:span><text:span text:style-name="Strong_20_Emphasis">1</text:span><text:span text:style-name="Strong_20_Emphasis"><text:span text:style-name="T196">4</text:span></text:span><text:span text:style-name="Strong_20_Emphasis"> : </text:span><text:span text:style-name="Strong_20_Emphasis"><text:span text:style-name="T176">Asset, Thème, OSGI</text:span></text:span><text:bookmark-end text:name="__RefHeading___Toc5434_263690486"/></text:h>
      <text:p text:style-name="Text_20_body"><text:span text:style-name="Strong_20_Emphasis"/></text:p>
      <text:h text:style-name="Heading_20_2" text:outline-level="2"><text:bookmark-start text:name="__RefHeading___Toc2383_2030798262"/><text:span text:style-name="Strong_20_Emphasis"><text:span text:style-name="T176">1</text:span></text:span><text:span text:style-name="Strong_20_Emphasis"><text:span text:style-name="T196">4</text:span></text:span><text:span text:style-name="Strong_20_Emphasis"><text:span text:style-name="T176">.1</text:span></text:span><text:span text:style-name="Strong_20_Emphasis"><text:span text:style-name="T175"> <text:s/>Asset Framework </text:span></text:span><text:bookmark-end text:name="__RefHeading___Toc2383_2030798262"/></text:h>
      <text:p text:style-name="P9"><text:bookmark-start text:name="__RefHeading___Toc2385_2030798262"/>Objectifs<text:bookmark-end text:name="__RefHeading___Toc2385_2030798262"/></text:p>
      <text:list text:style-name="L80">
        <text:list-item>
          <text:p text:style-name="P241">Associer des catégories et tags à une entité personnalisée (<text:span text:style-name="Source_20_Text">Event</text:span>)</text:p>
        </text:list-item>
        <text:list-item>
          <text:p text:style-name="P241">Utiliser <text:span text:style-name="Source_20_Text">ServiceContext</text:span> pour alimenter Asset Framework</text:p>
        </text:list-item>
        <text:list-item>
          <text:p text:style-name="P241">Afficher les tags/catégories dans l’interface</text:p>
        </text:list-item>
        <text:list-item>
          <text:p text:style-name="P241">Tester l’intégration avec Asset Publisher</text:p>
        </text:list-item>
      </text:list>
      <text:p text:style-name="P18"/>
      <text:p text:style-name="Text_20_body"><text:bookmark-start text:name="__RefHeading___Toc2387_2030798262"/><text:span text:style-name="Strong_20_Emphasis"><text:span text:style-name="T104">Ajouter les sélecteurs de tags / catégories dans la JSP</text:span></text:span><text:bookmark-end text:name="__RefHeading___Toc2387_2030798262"/></text:p>
      <text:p text:style-name="Text_20_body">Dans <text:span text:style-name="Source_20_Text">edit.jsp</text:span> , <text:span text:style-name="T210">ajouter les sélecteurs dans le formaulaire</text:span></text:p>
      <text:p text:style-name="Code"><text:span text:style-name="Source_20_Text">&lt;div </text:span>class="my-3"&gt;<text:line-break/> <text:s text:c="3"/>&lt;liferay-asset:asset-categories-selector<text:line-break/> <text:s text:c="11"/>className="&lt;%= Event.class.getName() %&gt;"<text:line-break/> <text:s text:c="11"/>classPK="&lt;%= 0 %&gt;"<text:line-break/> <text:s text:c="3"/>/&gt;<text:line-break/> <text:s text:c="3"/>&lt;liferay-asset:asset-tags-selector<text:line-break/> <text:s text:c="11"/>className="&lt;%= Event.class.getName() %&gt;"<text:line-break/> <text:s text:c="11"/>classPK="&lt;%= 0 %&gt;"<text:line-break/> <text:s text:c="3"/>/&gt;<text:line-break/>&lt;/div&gt;</text:p>
      <text:p text:style-name="P25"><text:span text:style-name="Source_20_Text"/></text:p>
      <text:p text:style-name="Text_20_body"><text:bookmark-start text:name="__RefHeading___Toc2389_2030798262"/><text:span text:style-name="Strong_20_Emphasis"><text:span text:style-name="T104">Récupérer tags &amp; catégories dans l’ActionCommand</text:span></text:span><text:bookmark-end text:name="__RefHeading___Toc2389_2030798262"/></text:p>
      <text:p text:style-name="Text_20_body">Dans l’ActionCommand, <text:span text:style-name="T210">les catégories et les tags sont dans le servicecontext, vous pouvez ajouter ce code pour inspecter le ServiceContext </text:span></text:p>
      <text:p text:style-name="P40">/ 1. Vérification des Tags<text:line-break/> <text:s text:c="7"/>String[] tags = serviceContext.getAssetTagNames();<text:line-break/> <text:s text:c="7"/>System.out.println("Tags trouvés : " + (tags != null ? String.join(", ", tags) : "aucun"));<text:line-break/><text:line-break/>// 2. Vérification des Catégories<text:line-break/> <text:s text:c="7"/>long[] categoryIds = serviceContext.getAssetCategoryIds();<text:line-break/> <text:s text:c="7"/>if (categoryIds != null) {<text:line-break/> <text:s text:c="11"/>for (long id : categoryIds) {<text:line-break/> <text:s text:c="15"/>System.out.println("ID Catégorie sélectionnée : " + id);<text:line-break/> <text:s text:c="11"/>}<text:line-break/> <text:s text:c="7"/>} else {<text:line-break/> <text:s text:c="11"/>System.out.println("Catégories : aucune");<text:line-break/> <text:s text:c="7"/>}<text:line-break/><text:line-break/>// 3. Vérification du Scope (très important pour l'Asset Framework)<text:line-break/> <text:s text:c="7"/>System.out.println("Scope GroupId : " + serviceContext.getScopeGroupId());<text:line-break/> <text:s text:c="7"/>System.out.println("----------------------------------");</text:p>
      <text:p text:style-name="Standard"/>
      <text:p text:style-name="P24"><text:span text:style-name="Source_20_Text"/></text:p>
      <text:p text:style-name="Text_20_body"><text:bookmark-start text:name="__RefHeading___Toc2391_2030798262"/><text:span text:style-name="Strong_20_Emphasis"><text:span text:style-name="T104">Appeler AssetEntryLocalService dans la couche service</text:span></text:span><text:bookmark-end text:name="__RefHeading___Toc2391_2030798262"/></text:p>
      <text:p text:style-name="P26"><text:soft-page-break/><text:span text:style-name="Source_20_Text"><text:span text:style-name="T210">Normalement </text:span></text:span><text:bookmark-start text:name="__DdeLink__9705_741502404"/><text:span text:style-name="Source_20_Text">AssetEntryLocalService </text:span><text:span text:style-name="Source_20_Text"><text:span text:style-name="T210">est déjà injecté via notre service.xml </text:span></text:span><text:bookmark-end text:name="__DdeLink__9705_741502404"/></text:p>
      <text:p text:style-name="P26"><text:span text:style-name="Source_20_Text"/></text:p>
      <text:p text:style-name="P108"><text:span text:style-name="Source_20_Text"><text:span text:style-name="T210">Ajouter l’appel :</text:span></text:span></text:p>
      <text:p text:style-name="P26"/>
      <text:p text:style-name="Code"><text:bookmark-start text:name="__DdeLink__9707_741502404"/><text:span text:style-name="Source_20_Text">assetEntryLocalService.updateEntry(</text:span></text:p>
      <text:p text:style-name="Code"><text:span text:style-name="Source_20_Text"><text:s text:c="4"/>userId,</text:span></text:p>
      <text:p text:style-name="Code"><text:span text:style-name="Source_20_Text"><text:s text:c="4"/>serviceContext.getScopeGroupId(),</text:span></text:p>
      <text:p text:style-name="Code"><text:span text:style-name="Source_20_Text"><text:s text:c="4"/>Event.class.getName(),</text:span></text:p>
      <text:p text:style-name="Code"><text:span text:style-name="Source_20_Text"><text:s text:c="4"/>event.getEventId(),</text:span></text:p>
      <text:p text:style-name="Code"><text:span text:style-name="Source_20_Text"><text:s text:c="4"/>serviceContext.getAssetCategoryIds(),</text:span></text:p>
      <text:p text:style-name="Code"><text:span text:style-name="Source_20_Text"><text:s text:c="4"/>serviceContext.getAssetTagNames()</text:span></text:p>
      <text:p text:style-name="Code"><text:span text:style-name="Source_20_Text">);</text:span><text:bookmark-end text:name="__DdeLink__9707_741502404"/></text:p>
      <text:p text:style-name="Text_20_body"><text:bookmark-start text:name="__RefHeading___Toc2393_2030798262"/><text:span text:style-name="Strong_20_Emphasis"><text:span text:style-name="T104">Vérif</text:span></text:span><text:span text:style-name="Strong_20_Emphasis"><text:span text:style-name="T118">cation</text:span></text:span><text:bookmark-end text:name="__RefHeading___Toc2393_2030798262"/></text:p>
      <text:p text:style-name="P113">En base :</text:p>
      <text:p text:style-name="Code">SELECT * FROM AssetEntry WHERE classNameId = (SELECT classNameId FROM ClassName_ WHERE value = 'org.formation.event.model.Event')</text:p>
      <text:p text:style-name="Text_20_body"/>
      <text:p text:style-name="Text_20_body">Dans <text:span text:style-name="Source_20_Text">view.jsp, </text:span><text:span text:style-name="Source_20_Text"><text:span text:style-name="T211">ajouter une colonne </text:span></text:span>:</text:p>
      <text:p text:style-name="Code"><text:span text:style-name="Source_20_Text">&lt;</text:span>liferay-ui:search-container-column-text<text:line-break/><text:tab/><text:tab/>name="Tags/Catégories"&gt;<text:line-break/>&lt;p&gt;Tags :<text:line-break/><text:tab/>&lt;liferay-asset:asset-tags-summary<text:line-break/><text:tab/><text:tab/><text:tab/>className="&lt;%= Event.class.getName() %&gt;"<text:line-break/><text:tab/><text:tab/><text:tab/>classPK="&lt;%= event.getEventId() %&gt;" /&gt;<text:line-break/>&lt;/p&gt;<text:line-break/>&lt;p&gt;Catégories :<text:line-break/><text:tab/>&lt;liferay-asset:asset-categories-summary<text:line-break/><text:tab/><text:tab/><text:tab/>className="&lt;%= Event.class.getName() %&gt;"<text:line-break/><text:tab/><text:tab/><text:tab/>classPK="&lt;%= event.getEventId() %&gt;" /&gt;<text:line-break/>&lt;/p&gt;<text:line-break/>&lt;/liferay-ui:search-container-column-text&gt;</text:p>
      <text:p text:style-name="P25"><text:span text:style-name="Source_20_Text"/></text:p>
      <text:p text:style-name="P18"/>
      <text:h text:style-name="Heading_20_2" text:outline-level="2"><text:bookmark-start text:name="__RefHeading___Toc2397_2030798262"/><text:span text:style-name="Strong_20_Emphasis"><text:span text:style-name="T176">1</text:span></text:span><text:span text:style-name="Strong_20_Emphasis"><text:span text:style-name="T196">4</text:span></text:span><text:span text:style-name="Strong_20_Emphasis"><text:span text:style-name="T176">.2 </text:span></text:span><text:span text:style-name="Strong_20_Emphasis">Thème </text:span><text:bookmark-end text:name="__RefHeading___Toc2397_2030798262"/></text:h>
      <text:p text:style-name="P9"><text:bookmark-start text:name="__RefHeading___Toc2399_2030798262"/>Objectifs<text:bookmark-end text:name="__RefHeading___Toc2399_2030798262"/></text:p>
      <text:list text:style-name="L81">
        <text:list-item>
          <text:p text:style-name="P242">Créer un thème minimaliste</text:p>
        </text:list-item>
        <text:list-item>
          <text:p text:style-name="P242">Modifier la structure via Freemarker</text:p>
        </text:list-item>
        <text:list-item>
          <text:p text:style-name="P242">Ajouter du style personnalisé via SCSS</text:p>
        </text:list-item>
        <text:list-item>
          <text:p text:style-name="P242">Tester le thème dans le portail</text:p>
        </text:list-item>
      </text:list>
      <text:p text:style-name="Text_20_body"><text:bookmark-start text:name="__RefHeading___Toc2403_2030798262"/><text:span text:style-name="Strong_20_Emphasis"><text:span text:style-name="T104">Générer un thème</text:span></text:span><text:bookmark-end text:name="__RefHeading___Toc2403_2030798262"/></text:p>
      <text:p text:style-name="Text_20_body">Dans le Liferay Workspace :</text:p>
      <text:p text:style-name="Code"><text:span text:style-name="Source_20_Text">blade create -t theme custom-theme</text:span></text:p>
      <text:p text:style-name="Text_20_body">Importer dans l’IDE.</text:p>
      <text:p text:style-name="Text_20_body"><text:bookmark-start text:name="__RefHeading___Toc2405_2030798262"/><text:span text:style-name="Strong_20_Emphasis"><text:span text:style-name="T104">Modifier le SCSS</text:span></text:span><text:bookmark-end text:name="__RefHeading___Toc2405_2030798262"/></text:p>
      <text:p text:style-name="Text_20_body"><text:soft-page-break/>Dans <text:span text:style-name="Source_20_Text">src/css/_custom.scss</text:span> :</text:p>
      <text:p text:style-name="Code"><text:bookmark-start text:name="__DdeLink__9890_741502404"/><text:span text:style-name="Source_20_Text">body {</text:span></text:p>
      <text:p text:style-name="Code"><text:span text:style-name="Source_20_Text"><text:s text:c="3"/>background-color: #f5f7fa;</text:span></text:p>
      <text:p text:style-name="Code"><text:span text:style-name="Source_20_Text">}</text:span></text:p>
      <text:p text:style-name="Code"/>
      <text:p text:style-name="Code"><text:span text:style-name="Source_20_Text">#header {</text:span></text:p>
      <text:p text:style-name="Code"><text:span text:style-name="Source_20_Text"><text:s text:c="3"/>background-color: #004b8d;</text:span></text:p>
      <text:p text:style-name="Code"><text:span text:style-name="Source_20_Text"><text:s text:c="3"/>color: white;</text:span></text:p>
      <text:p text:style-name="Code"><text:span text:style-name="Source_20_Text">}</text:span><text:bookmark-end text:name="__DdeLink__9890_741502404"/></text:p>
      <text:p text:style-name="Text_20_body"><text:bookmark-start text:name="__RefHeading___Toc2407_2030798262"/><text:span text:style-name="Strong_20_Emphasis"><text:span text:style-name="T104">Modifier le template principal</text:span></text:span><text:bookmark-end text:name="__RefHeading___Toc2407_2030798262"/></text:p>
      <text:p text:style-name="Text_20_body">Dans <text:span text:style-name="Source_20_Text">src/templates/portal_normal.ftl</text:span> :</text:p>
      <text:p text:style-name="Code">&lt;#include init /&gt;<text:span text:style-name="T205"><text:line-break/></text:span></text:p>
      <text:p text:style-name="Code"/>
      <text:p text:style-name="Code"><text:span text:style-name="Source_20_Text">&lt;div class="alert alert-info text-center"&gt;</text:span></text:p>
      <text:p text:style-name="Code"><text:span text:style-name="Source_20_Text"><text:s text:c="4"/>Thème personnalisé chargé avec succès</text:span></text:p>
      <text:p text:style-name="Code"><text:span text:style-name="Source_20_Text">&lt;/div&gt;&lt;!DOCTYPE html&gt;</text:span></text:p>
      <text:p text:style-name="Code"><text:span text:style-name="Source_20_Text">&lt;html dir="ltr" lang="${w3c_language_id}"&gt;</text:span></text:p>
      <text:p text:style-name="Code"><text:span text:style-name="Source_20_Text">&lt;head&gt;</text:span></text:p>
      <text:p text:style-name="Code"><text:span text:style-name="Source_20_Text"><text:s text:c="4"/>&lt;title&gt;${the_title}&lt;/title&gt;</text:span></text:p>
      <text:p text:style-name="Code"><text:span text:style-name="Source_20_Text"><text:s text:c="4"/>&lt;@liferay_util["include"] page=top_head_include /&gt;</text:span></text:p>
      <text:p text:style-name="Code"><text:span text:style-name="Source_20_Text">&lt;/head&gt;</text:span></text:p>
      <text:p text:style-name="Code"><text:span text:style-name="Source_20_Text">&lt;body class="${css_class}"&gt;</text:span></text:p>
      <text:p text:style-name="Code"><text:span text:style-name="Source_20_Text"><text:s text:c="4"/>&lt;@liferay_util["include"] page=body_top_include /&gt;</text:span></text:p>
      <text:p text:style-name="Code"><text:span text:style-name="Source_20_Text"><text:s text:c="4"/></text:span></text:p>
      <text:p text:style-name="Code"><text:span text:style-name="Source_20_Text"><text:s text:c="4"/>&lt;div class="container-fluid" id="wrapper"&gt;</text:span></text:p>
      <text:p text:style-name="Code"><text:span text:style-name="Source_20_Text"><text:s text:c="8"/>&lt;header id="banner" role="banner"&gt;</text:span></text:p>
      <text:p text:style-name="Code"><text:span text:style-name="Source_20_Text"><text:s text:c="12"/>&lt;h1 class="site-title"&gt;${site_name}&lt;/h1&gt;</text:span></text:p>
      <text:p text:style-name="Code"><text:span text:style-name="Source_20_Text"><text:s text:c="8"/>&lt;/header&gt;</text:span></text:p>
      <text:p text:style-name="Code"><text:span text:style-name="Source_20_Text"/></text:p>
      <text:p text:style-name="Code"><text:span text:style-name="Source_20_Text"><text:s text:c="8"/>&lt;#-- AJOUT DU TP ICI --&gt;</text:span></text:p>
      <text:p text:style-name="Code"><text:span text:style-name="Source_20_Text"><text:s text:c="8"/>&lt;div class="alert alert-info text-center"&gt;</text:span></text:p>
      <text:p text:style-name="Code"><text:span text:style-name="Source_20_Text"><text:s text:c="12"/>Thème personnalisé chargé avec succès</text:span></text:p>
      <text:p text:style-name="Code"><text:span text:style-name="Source_20_Text"><text:s text:c="8"/>&lt;/div&gt;</text:span></text:p>
      <text:p text:style-name="Code"><text:span text:style-name="Source_20_Text"/></text:p>
      <text:p text:style-name="Code"><text:span text:style-name="Source_20_Text"><text:s text:c="8"/>&lt;section id="content"&gt;</text:span></text:p>
      <text:p text:style-name="Code"><text:span text:style-name="Source_20_Text"><text:s text:c="12"/>&lt;#if selectable&gt;</text:span></text:p>
      <text:p text:style-name="Code"><text:span text:style-name="Source_20_Text"><text:s text:c="16"/>&lt;@liferay_util["include"] page=content_include /&gt;</text:span></text:p>
      <text:p text:style-name="Code"><text:span text:style-name="Source_20_Text"><text:s text:c="12"/>&lt;#else&gt;</text:span></text:p>
      <text:p text:style-name="Code"><text:span text:style-name="Source_20_Text"><text:s text:c="16"/>${portlet_display.recycle()}</text:span></text:p>
      <text:p text:style-name="Code"><text:span text:style-name="Source_20_Text"><text:s text:c="16"/>${portlet_display.setTitle(the_title)}</text:span></text:p>
      <text:p text:style-name="Code"><text:span text:style-name="Source_20_Text"><text:s text:c="16"/>&lt;@liferay_util["include"] page=content_include /&gt;</text:span></text:p>
      <text:p text:style-name="Code"><text:span text:style-name="Source_20_Text"><text:s text:c="12"/>&lt;/#if&gt;</text:span></text:p>
      <text:p text:style-name="Code"><text:soft-page-break/><text:span text:style-name="Source_20_Text"><text:s text:c="8"/>&lt;/section&gt;</text:span></text:p>
      <text:p text:style-name="Code"><text:span text:style-name="Source_20_Text"/></text:p>
      <text:p text:style-name="Code"><text:span text:style-name="Source_20_Text"><text:s text:c="8"/>&lt;footer id="footer" role="contentinfo"&gt;</text:span></text:p>
      <text:p text:style-name="Code"><text:span text:style-name="Source_20_Text"><text:s text:c="12"/>&lt;p&gt;Mon Nouveau Thème 2025&lt;/p&gt;</text:span></text:p>
      <text:p text:style-name="Code"><text:span text:style-name="Source_20_Text"><text:s text:c="8"/>&lt;/footer&gt;</text:span></text:p>
      <text:p text:style-name="Code"><text:span text:style-name="Source_20_Text"><text:s text:c="4"/>&lt;/div&gt;</text:span></text:p>
      <text:p text:style-name="Code"><text:span text:style-name="Source_20_Text"/></text:p>
      <text:p text:style-name="Code"><text:span text:style-name="Source_20_Text"><text:s text:c="4"/>&lt;@liferay_util["include"] page=body_bottom_include /&gt;</text:span></text:p>
      <text:p text:style-name="Code"><text:span text:style-name="Source_20_Text"><text:s text:c="4"/>&lt;@liferay_util["include"] page=bottom_include /&gt;</text:span></text:p>
      <text:p text:style-name="Code"><text:span text:style-name="Source_20_Text">&lt;/body&gt;</text:span></text:p>
      <text:p text:style-name="Code"><text:span text:style-name="Source_20_Text">&lt;/html&gt;</text:span></text:p>
      <text:p text:style-name="Text_20_body"><text:bookmark-start text:name="__RefHeading___Toc2409_2030798262"/><text:span text:style-name="Strong_20_Emphasis"><text:span text:style-name="T104">Déployer</text:span></text:span><text:bookmark-end text:name="__RefHeading___Toc2409_2030798262"/></text:p>
      <text:p text:style-name="Code"><text:span text:style-name="Source_20_Text">./gradlew deploy</text:span></text:p>
      <text:p text:style-name="Text_20_body">Appliquer le thème à un site.</text:p>
      <text:p text:style-name="P20"><text:span text:style-name="Strong_20_Emphasis"><text:span text:style-name="T104"/></text:span></text:p>
      <text:h text:style-name="P138" text:outline-level="2"><text:span text:style-name="Strong_20_Emphasis"/></text:h>
      <text:h text:style-name="P122" text:outline-level="1"><text:bookmark-start text:name="__RefHeading___Toc2413_2030798262"/><text:span text:style-name="Strong_20_Emphasis">Atelier 15 : Personnalisation OSGI </text:span><text:bookmark-end text:name="__RefHeading___Toc2413_2030798262"/></text:h>
      <text:h text:style-name="P139" text:outline-level="2"><text:bookmark-start text:name="__RefHeading___Toc26426_263690486"/><text:span text:style-name="Strong_20_Emphasis"><text:span text:style-name="T176">1</text:span></text:span><text:span text:style-name="Strong_20_Emphasis"><text:span text:style-name="T198">5</text:span></text:span><text:span text:style-name="Strong_20_Emphasis"><text:span text:style-name="T176">.</text:span></text:span><text:span text:style-name="Strong_20_Emphasis"><text:span text:style-name="T198">1</text:span></text:span><text:span text:style-name="Strong_20_Emphasis"><text:span text:style-name="T176"> </text:span></text:span><text:span text:style-name="Strong_20_Emphasis">Personnalisation via Fragment Module (Override JSP)</text:span><text:bookmark-end text:name="__RefHeading___Toc26426_263690486"/></text:h>
      <text:p text:style-name="P9"><text:bookmark-start text:name="__RefHeading___Toc2415_2030798262"/>Objectifs<text:bookmark-end text:name="__RefHeading___Toc2415_2030798262"/></text:p>
      <text:list text:style-name="L82">
        <text:list-item>
          <text:p text:style-name="P243">Apprendre la méthode moderne pour remplacer une JSP native</text:p>
        </text:list-item>
        <text:list-item>
          <text:p text:style-name="P243">Comprendre le fonctionnement des OSGi Fragment Modules</text:p>
        </text:list-item>
        <text:list-item>
          <text:p text:style-name="P243">Modifier l’IHM de Liferay sans EXT ni Hooks</text:p>
        </text:list-item>
      </text:list>
      <text:p text:style-name="Text_20_body"><text:span text:style-name="Strong_20_Emphasis"><text:span text:style-name="T104"/></text:span></text:p>
      <text:p text:style-name="Text_20_body"><text:bookmark-start text:name="__RefHeading___Toc2419_2030798262"/><text:span text:style-name="Strong_20_Emphasis"><text:span text:style-name="T104">Créer un fragment</text:span></text:span><text:bookmark-end text:name="__RefHeading___Toc2419_2030798262"/></text:p>
      <text:p text:style-name="P114"><text:span text:style-name="Strong_20_Emphasis"><text:span text:style-name="T119">Retrouver la version du bundle com.liferay/login.web via Gogo Shell :</text:span></text:span></text:p>
      <text:p text:style-name="P114"><text:span text:style-name="Strong_20_Emphasis"><text:span text:style-name="T119">lb -s | grep login.web</text:span></text:span></text:p>
      <text:p text:style-name="P114"><text:span text:style-name="Strong_20_Emphasis"><text:span text:style-name="T119">Utiliser la version dans la commande </text:span></text:span></text:p>
      <text:p text:style-name="Code"><text:span text:style-name="Source_20_Text">blade create -t fragment -h com.liferay.login.web -</text:span><text:span text:style-name="Source_20_Text"><text:span text:style-name="T212">H $version </text:span></text:span><text:span text:style-name="Source_20_Text">login-fragment</text:span></text:p>
      <text:p text:style-name="Text_20_body"/>
      <text:p text:style-name="Text_20_body">Cela crée un module dépendant du bundle <text:span text:style-name="T1">com.liferay.login.web.</text:span></text:p>
      <text:p text:style-name="Text_20_body"><text:span text:style-name="Strong_20_Emphasis"><text:span text:style-name="T104"/></text:span></text:p>
      <text:p text:style-name="Text_20_body"><text:bookmark-start text:name="__RefHeading___Toc2421_2030798262"/><text:span text:style-name="Strong_20_Emphasis"><text:span text:style-name="T104">Identifier la JSP à remplacer</text:span></text:span><text:bookmark-end text:name="__RefHeading___Toc2421_2030798262"/></text:p>
      <text:p text:style-name="Text_20_body">Exemple : remplacer le texte dans <text:span text:style-name="Source_20_Text">login.jsp</text:span> (emplacement réel dépend de la version).</text:p>
      <text:p text:style-name="Code"><text:span text:style-name="Source_20_Text">unzip -p ./osgi/</text:span><text:span text:style-name="Source_20_Text"><text:span text:style-name="T219">portal</text:span></text:span><text:span text:style-name="Source_20_Text">/com.liferay.login.web.jar META-INF/resources/login.jsp &gt; ~/Desktop/login_original.jsp</text:span></text:p>
      <text:p text:style-name="Text_20_body"/>
      <text:p text:style-name="Text_20_body">Accepter l’arborescence proposée :</text:p>
      <text:p text:style-name="Code"><text:span text:style-name="Source_20_Text">src/main/resources/</text:span></text:p>
      <text:p text:style-name="Code"><text:span text:style-name="Source_20_Text"><text:s text:c="3"/>META-INF/resources/</text:span></text:p>
      <text:p text:style-name="Code"><text:span text:style-name="Source_20_Text"><text:s text:c="6"/>login.jsp</text:span></text:p>
      <text:p text:style-name="Text_20_body"><text:bookmark-start text:name="__RefHeading___Toc2423_2030798262"/><text:span text:style-name="Strong_20_Emphasis"><text:span text:style-name="T104">Modifier la JSP</text:span></text:span><text:bookmark-end text:name="__RefHeading___Toc2423_2030798262"/></text:p>
      <text:p text:style-name="Text_20_body">Ajouter un message :</text:p>
      <text:p text:style-name="Code"><text:span text:style-name="Source_20_Text">&lt;div class="alert alert-warning"&gt;</text:span></text:p>
      <text:p text:style-name="Code"><text:span text:style-name="Source_20_Text"><text:s text:c="3"/>Message personnalisé : connexion au portail Liferay</text:span></text:p>
      <text:p text:style-name="Code"><text:span text:style-name="Source_20_Text">&lt;/div&gt;</text:span></text:p>
      <text:p text:style-name="Text_20_body"><text:bookmark-start text:name="__RefHeading___Toc2425_2030798262"/><text:span text:style-name="Strong_20_Emphasis"><text:span text:style-name="T104">Déployer</text:span></text:span><text:bookmark-end text:name="__RefHeading___Toc2425_2030798262"/></text:p>
      <text:p text:style-name="Code"><text:span text:style-name="Source_20_Text">./gradlew deploy</text:span></text:p>
      <text:p text:style-name="Text_20_body"/>
      <text:p text:style-name="Text_20_body">Aller sur <text:span text:style-name="Source_20_Text">/c/portal/login</text:span> pour valider.</text:p>
      <text:p text:style-name="Text_20_body"><text:bookmark-start text:name="__RefHeading___Toc2427_2030798262"/><text:span text:style-name="Strong_20_Emphasis"><text:span text:style-name="T104">Validation</text:span></text:span><text:bookmark-end text:name="__RefHeading___Toc2427_2030798262"/></text:p>
      <text:list text:style-name="L83">
        <text:list-item>
          <text:p text:style-name="P244">Le message personnalisé apparaît au-dessus du formulaire de connexion.</text:p>
        </text:list-item>
      </text:list>
      <text:h text:style-name="Heading_20_2" text:outline-level="2"><text:bookmark-start text:name="__RefHeading___Toc2429_2030798262"/><text:soft-page-break/><text:span text:style-name="Strong_20_Emphasis"><text:span text:style-name="T176">15.</text:span></text:span><text:span text:style-name="Strong_20_Emphasis"><text:span text:style-name="T198">2</text:span></text:span><text:span text:style-name="Strong_20_Emphasis"><text:span text:style-name="T176"> </text:span></text:span><text:span text:style-name="Strong_20_Emphasis">Personnalisation via Service Wrapper OSGi</text:span><text:bookmark-end text:name="__RefHeading___Toc2429_2030798262"/></text:h>
      <text:p text:style-name="P9"><text:bookmark-start text:name="__RefHeading___Toc2431_2030798262"/>Objectifs<text:bookmark-end text:name="__RefHeading___Toc2431_2030798262"/></text:p>
      <text:list text:style-name="L84">
        <text:list-item>
          <text:p text:style-name="P245">Surcharger un service existant de Liferay</text:p>
        </text:list-item>
        <text:list-item>
          <text:p text:style-name="P245">Intercepter une opération métier</text:p>
        </text:list-item>
        <text:list-item>
          <text:p text:style-name="P245">Ajouter des règles ou logs personnalisés</text:p>
        </text:list-item>
      </text:list>
      <text:p text:style-name="Text_20_body"><text:bookmark-start text:name="__RefHeading___Toc2435_2030798262"/><text:span text:style-name="Strong_20_Emphasis"><text:span text:style-name="T104">Créer un module wrapper</text:span></text:span><text:bookmark-end text:name="__RefHeading___Toc2435_2030798262"/></text:p>
      <text:p text:style-name="P23"><text:span text:style-name="Source_20_Text">blade create -t service-wrapper -s com.liferay.portal.kernel.service.UserLocalService user-wrapper</text:span></text:p>
      <text:p text:style-name="P23"><text:span text:style-name="Source_20_Text"/></text:p>
      <text:p text:style-name="Text_20_body"><text:bookmark-start text:name="__RefHeading___Toc2437_2030798262"/><text:span text:style-name="Strong_20_Emphasis"><text:span text:style-name="T104">Modifier la classe générée</text:span></text:span><text:bookmark-end text:name="__RefHeading___Toc2437_2030798262"/></text:p>
      <text:p text:style-name="Text_20_body">Dans <text:span text:style-name="Source_20_Text">UserLocalServiceWrapper</text:span> :</text:p>
      <text:p text:style-name="Code"><text:span text:style-name="Source_20_Text">@Component(</text:span></text:p>
      <text:p text:style-name="Code"><text:span text:style-name="Source_20_Text"><text:s text:c="4"/>property = {</text:span></text:p>
      <text:p text:style-name="Code"><text:span text:style-name="Source_20_Text"><text:s text:c="4"/>},</text:span></text:p>
      <text:p text:style-name="Code"><text:span text:style-name="Source_20_Text"><text:s text:c="4"/>service = ServiceWrapper.class</text:span></text:p>
      <text:p text:style-name="Code"><text:span text:style-name="Source_20_Text">)</text:span></text:p>
      <text:p text:style-name="Code"><text:span text:style-name="Source_20_Text">public class UserWrapper extends UserLocalServiceWrapper {</text:span></text:p>
      <text:p text:style-name="Code"><text:span text:style-name="Source_20_Text"/></text:p>
      <text:p text:style-name="Code"><text:span text:style-name="Source_20_Text"><text:s text:c="4"/>public UserWrapper() {</text:span></text:p>
      <text:p text:style-name="Code"><text:span text:style-name="Source_20_Text"><text:s text:c="8"/>super(null);</text:span></text:p>
      <text:p text:style-name="Code"><text:span text:style-name="Source_20_Text"><text:s text:c="4"/>}</text:span></text:p>
      <text:p text:style-name="Code"><text:span text:style-name="Source_20_Text"/></text:p>
      <text:p text:style-name="Code"><text:span text:style-name="Source_20_Text"><text:s text:c="4"/>@Override</text:span></text:p>
      <text:p text:style-name="Code"><text:span text:style-name="Source_20_Text"><text:s text:c="4"/>public User addUser(User user) {</text:span></text:p>
      <text:p text:style-name="Code"><text:span text:style-name="Source_20_Text"><text:s text:c="8"/>System.out.println("&gt;&gt;&gt; [WRAPPER] Interception de l'ajout de l'utilisateur : " + user.getFullName());</text:span></text:p>
      <text:p text:style-name="Code"><text:span text:style-name="Source_20_Text"><text:s text:c="8"/>return super.addUser(user);</text:span></text:p>
      <text:p text:style-name="Code"><text:span text:style-name="Source_20_Text"><text:s text:c="4"/>}</text:span></text:p>
      <text:p text:style-name="Code"><text:span text:style-name="Source_20_Text">}</text:span></text:p>
      <text:p text:style-name="P24"><text:span text:style-name="Source_20_Text"/></text:p>
      <text:p text:style-name="Text_20_body"><text:bookmark-start text:name="__RefHeading___Toc2439_2030798262"/><text:span text:style-name="Strong_20_Emphasis"><text:span text:style-name="T104">Déployer</text:span></text:span><text:bookmark-end text:name="__RefHeading___Toc2439_2030798262"/></text:p>
      <text:p text:style-name="Text_20_body">Créer un utilisateur → observer les logs serveur.</text:p>
      <text:p text:style-name="Text_20_body"><text:bookmark-start text:name="__RefHeading___Toc2441_2030798262"/><text:span text:style-name="Strong_20_Emphasis"><text:span text:style-name="T104">Validation</text:span></text:span><text:bookmark-end text:name="__RefHeading___Toc2441_2030798262"/></text:p>
      <text:list text:style-name="L85">
        <text:list-item>
          <text:p text:style-name="P246">Le log avant/après création apparaît correctement.</text:p>
        </text:list-item>
        <text:list-item>
          <text:p text:style-name="P246">Aucune régression fonctionnelle.</text:p>
        </text:list-item>
      </text:list>
      <text:h text:style-name="Heading_20_2" text:outline-level="2"><text:bookmark-start text:name="__RefHeading___Toc2443_2030798262"/><text:span text:style-name="Strong_20_Emphasis"><text:span text:style-name="T176">1</text:span></text:span><text:span text:style-name="Strong_20_Emphasis"><text:span text:style-name="T198">5</text:span></text:span><text:span text:style-name="Strong_20_Emphasis"><text:span text:style-name="T176">.</text:span></text:span><text:span text:style-name="Strong_20_Emphasis"><text:span text:style-name="T198">3</text:span></text:span><text:span text:style-name="Strong_20_Emphasis"> : Model Listener OSGi</text:span><text:bookmark-end text:name="__RefHeading___Toc2443_2030798262"/></text:h>
      <text:p text:style-name="P9"><text:bookmark-start text:name="__RefHeading___Toc2445_2030798262"/>Objectifs<text:bookmark-end text:name="__RefHeading___Toc2445_2030798262"/></text:p>
      <text:list text:style-name="L86">
        <text:list-item>
          <text:p text:style-name="P247">Réagir aux événements CRUD sur une entité</text:p>
        </text:list-item>
        <text:list-item>
          <text:p text:style-name="P247">Implémenter la logique d’audit ou de synchronisation</text:p>
        </text:list-item>
        <text:list-item>
          <text:p text:style-name="P247"><text:soft-page-break/>Découvrir le hook moderne remplaçant les “Value Object Listeners”</text:p>
        </text:list-item>
      </text:list>
      <text:p text:style-name="Text_20_body"><text:span text:style-name="Strong_20_Emphasis"><text:span text:style-name="T104">Créer un module listener</text:span></text:span></text:p>
      <text:p text:style-name="Code"><text:span text:style-name="Source_20_Text">blade create -t api -p </text:span><text:span text:style-name="Source_20_Text"><text:span text:style-name="T213">org.formation</text:span></text:span><text:span text:style-name="Source_20_Text">.events.listener events-listener</text:span></text:p>
      <text:p text:style-name="Text_20_body"><text:bookmark-start text:name="__RefHeading___Toc2451_2030798262"/><text:span text:style-name="Strong_20_Emphasis"><text:span text:style-name="T104">Ajouter un ModelListener</text:span></text:span><text:bookmark-end text:name="__RefHeading___Toc2451_2030798262"/></text:p>
      <text:p text:style-name="P24"><text:span text:style-name="Source_20_Text">@Component(</text:span></text:p>
      <text:p text:style-name="P26"><text:span text:style-name="Source_20_Text"><text:s text:c="4"/>service = ModelListener.class</text:span></text:p>
      <text:p text:style-name="P26"><text:span text:style-name="Source_20_Text">)</text:span></text:p>
      <text:p text:style-name="P26"><text:span text:style-name="Source_20_Text">public class EventModelListener extends BaseModelListener&lt;Event&gt; {</text:span></text:p>
      <text:p text:style-name="P26"/>
      <text:p text:style-name="P26"><text:span text:style-name="Source_20_Text"><text:s text:c="4"/>@Override</text:span></text:p>
      <text:p text:style-name="P26"><text:span text:style-name="Source_20_Text"><text:s text:c="4"/>public void onAfterCreate(Event event) {</text:span></text:p>
      <text:p text:style-name="P26"><text:span text:style-name="Source_20_Text"><text:s text:c="8"/>System.out.println("Événement créé : " + event.getName());</text:span></text:p>
      <text:p text:style-name="P26"><text:span text:style-name="Source_20_Text"><text:s text:c="4"/>}</text:span></text:p>
      <text:p text:style-name="P26"/>
      <text:p text:style-name="P26"><text:span text:style-name="Source_20_Text"><text:s text:c="4"/>@Override</text:span></text:p>
      <text:p text:style-name="P26"><text:span text:style-name="Source_20_Text"><text:s text:c="4"/>public void onAfterRemove(Event event) {</text:span></text:p>
      <text:p text:style-name="P26"><text:span text:style-name="Source_20_Text"><text:s text:c="8"/>System.out.println("Événement supprimé : " + event.getName());</text:span></text:p>
      <text:p text:style-name="P26"><text:span text:style-name="Source_20_Text"><text:s text:c="4"/>}</text:span></text:p>
      <text:p text:style-name="P27"><text:span text:style-name="Source_20_Text">}</text:span></text:p>
      <text:p text:style-name="Text_20_body"><text:bookmark-start text:name="__RefHeading___Toc2453_2030798262"/><text:span text:style-name="Strong_20_Emphasis"><text:span text:style-name="T104">Déployer et tester</text:span></text:span><text:bookmark-end text:name="__RefHeading___Toc2453_2030798262"/></text:p>
      <text:p text:style-name="Text_20_body">Créer et supprimer un Event → vérifier les logs.</text:p>
      <text:p text:style-name="Text_20_body"><text:bookmark-start text:name="__RefHeading___Toc2455_2030798262"/><text:span text:style-name="Strong_20_Emphasis"><text:span text:style-name="T104">Validation</text:span></text:span><text:bookmark-end text:name="__RefHeading___Toc2455_2030798262"/></text:p>
      <text:list text:style-name="L87">
        <text:list-item>
          <text:p text:style-name="P248">Les messages apparaissent lors de la création et suppression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Gill Sans MT" svg:font-family="'Gill Sans MT'" style:font-family-generic="system" style:font-pitch="variable"/>
    <style:font-face style:name="JetBrains Mono" svg:font-family="'JetBrains Mono'" style:font-family-generic="modern" style:font-pitch="fixed"/>
    <style:font-face style:name="JetBrains Mono1" svg:font-family="'JetBrains Mono'" style:font-family-generic="roman"/>
    <style:font-face style:name="JetBrains Mono2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>
        <style:tab-stops/>
      </style:paragraph-properties>
      <style:text-properties fo:color="#000000" loext:opacity="100%" fo:font-size="10.5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mmande" style:family="paragraph" style:parent-style-name="Preformatted_20_Text">
      <style:paragraph-properties fo:margin-top="0cm" fo:margin-bottom="0.3cm" style:contextual-spacing="false"/>
      <style:text-properties fo:font-weight="bold"/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margin-left="0.953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/>
    </style:style>
    <style:style style:name="Standard_7e_LT_7e_Hintergrund" style:display-name="Standard~LT~Hintergrund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2pt"/>
    </style:style>
    <style:style style:name="bg-non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/>
    </style:style>
    <style:style style:name="Arrière-plan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 fo:text-indent="0.6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Style_20_de_20_dessin_20_par_20_défaut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Style_20_de_20_dessin_20_par_20_défaut">
      <style:paragraph-properties fo:margin-right="0.199cm" fo:margin-top="0.101cm" fo:margin-bottom="0.101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e_20_source" style:display-name="Texte source" style:family="paragraph">
      <style:text-properties style:font-name="Liberation Mono1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Lien_20_Internet" style:display-name="Lien Internet" style:family="paragraph">
      <style:text-properties fo:color="#00008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Caractères_20_de_20_numérotation" style:display-name="Caractères de numérotation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Puces" style:family="paragraph">
      <style:text-properties style:font-name="OpenSymbol2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2" style:display-name="Standard_2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Hintergrund" style:display-name="Standard 2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2_7e_LT_7e_Hintergrundobjekte" style:display-name="Standard 2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2_7e_LT_7e_Notizen" style:display-name="Standard 2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Titel" style:display-name="Standard 2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9" style:display-name="Standard 2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8" style:display-name="Standard 2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7" style:display-name="Standard 2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6" style:display-name="Standard 2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5" style:display-name="Standard 2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4" style:display-name="Standard 2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3" style:display-name="Standard 2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1" style:display-name="Standard 2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3" style:display-name="Standard_1_3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2" style:display-name="Standard_1_2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1_5f_1" style:display-name="Standard_1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1" style:display-name="Standard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" style:display-name="Standard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Hintergrund" style:display-name="Blank Slide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Blank_20_Slide_7e_LT_7e_Hintergrundobjekte" style:display-name="Blank Slide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Blank_20_Slide_7e_LT_7e_Notizen" style:display-name="Blank Slide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Titel" style:display-name="Blank Slide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9" style:display-name="Blank Slide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8" style:display-name="Blank Slide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7" style:display-name="Blank Slide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6" style:display-name="Blank Slide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5" style:display-name="Blank Slide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4" style:display-name="Blank Slide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3" style:display-name="Blank Slide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1" style:display-name="Blank Slide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Citations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Hintergrund" style:display-name="Standard 1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Hintergrundobjekte" style:display-name="Standard 1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Notizen" style:display-name="Standard 1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Titel" style:display-name="Standard 1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9" style:display-name="Standard 1~LT~Gliederung 9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8" style:display-name="Standard 1~LT~Gliederung 8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7" style:display-name="Standard 1~LT~Gliederung 7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6" style:display-name="Standard 1~LT~Gliederung 6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5" style:display-name="Standard 1~LT~Gliederung 5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4" style:display-name="Standard 1~LT~Gliederung 4" style:family="paragraph">
      <style:paragraph-properties fo:margin-top="0cm" fo:margin-bottom="0.3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3" style:display-name="Standard 1~LT~Gliederung 3" style:family="paragraph">
      <style:paragraph-properties fo:margin-top="0cm" fo:margin-bottom="0.58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>
      <style:paragraph-properties fo:margin-top="0cm" fo:margin-bottom="0.77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1" style:display-name="Standard 1~LT~Gliederung 1" style:family="paragraph">
      <style:paragraph-properties fo:margin-top="0cm" fo:margin-bottom="0.96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Hintergrund" style:display-name="Title and Content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le_20_and_20_Content_7e_LT_7e_Hintergrundobjekte" style:display-name="Title and Content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le_20_and_20_Content_7e_LT_7e_Notizen" style:display-name="Title and Content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Titel" style:display-name="Title and Content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9" style:display-name="Title and Content~LT~Gliederung 9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8" style:display-name="Title and Content~LT~Gliederung 8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7" style:display-name="Title and Content~LT~Gliederung 7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6" style:display-name="Title and Content~LT~Gliederung 6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5" style:display-name="Title and Content~LT~Gliederung 5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4" style:display-name="Title and Content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3" style:display-name="Title and Content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>
      <style:paragraph-properties fo:margin-top="0cm" fo:margin-bottom="0.70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1" style:display-name="Objet sans remplissage et sans ligne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2" style:display-name="Objet sans remplissage et sans ligne_2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1_5f_4" style:display-name="Standard_1_4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3" style:display-name="Objet sans remplissage et sans ligne_3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itre1_7e_LT_7e_Gliederung_20_1" style:display-name="Titre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Notizen" style:display-name="Titre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re1_7e_LT_7e_Hintergrund" style:display-name="Titre1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7e_LT_7e_Gliederung_20_1" style:display-name="Vide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Gliederung_20_2" style:display-name="Vide~LT~Gliederung 2" style:family="paragraph" style:parent-style-name="Vide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3" style:display-name="Vide~LT~Gliederung 3" style:family="paragraph" style:parent-style-name="Vide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4" style:display-name="Vide~LT~Gliederung 4" style:family="paragraph" style:parent-style-name="Vide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5" style:display-name="Vide~LT~Gliederung 5" style:family="paragraph" style:parent-style-name="Vide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6" style:display-name="Vide~LT~Gliederung 6" style:family="paragraph" style:parent-style-name="Vide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7" style:display-name="Vide~LT~Gliederung 7" style:family="paragraph" style:parent-style-name="Vide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8" style:display-name="Vide~LT~Gliederung 8" style:family="paragraph" style:parent-style-name="Vide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9" style:display-name="Vide~LT~Gliederung 9" style:family="paragraph" style:parent-style-name="Vide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Titel" style:display-name="Vide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Untertitel" style:display-name="V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Notizen" style:display-name="V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Hintergrundobjekte" style:display-name="Vide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7e_LT_7e_Hintergrund" style:display-name="Vide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5f__7e_LT_7e_Gliederung_20_1" style:display-name="Vide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Gliederung_20_2" style:display-name="Vide_~LT~Gliederung 2" style:family="paragraph" style:parent-style-name="Vide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3" style:display-name="Vide_~LT~Gliederung 3" style:family="paragraph" style:parent-style-name="Vide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4" style:display-name="Vide_~LT~Gliederung 4" style:family="paragraph" style:parent-style-name="Vide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5" style:display-name="Vide_~LT~Gliederung 5" style:family="paragraph" style:parent-style-name="Vide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6" style:display-name="Vide_~LT~Gliederung 6" style:family="paragraph" style:parent-style-name="Vide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7" style:display-name="Vide_~LT~Gliederung 7" style:family="paragraph" style:parent-style-name="Vide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8" style:display-name="Vide_~LT~Gliederung 8" style:family="paragraph" style:parent-style-name="Vide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9" style:display-name="Vide_~LT~Gliederung 9" style:family="paragraph" style:parent-style-name="Vide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Titel" style:display-name="Vide_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Untertitel" style:display-name="Vide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Notizen" style:display-name="Vide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Hintergrundobjekte" style:display-name="Vide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5f__7e_LT_7e_Hintergrund" style:display-name="Vide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yle_20_de_20_dessin_20_par_20_défaut_5f_1" style:display-name="Style de dessin par défaut_1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Gliederung_20_1" style:display-name="Standard 19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Gliederung_20_2" style:display-name="Standard 19~LT~Gliederung 2" style:family="paragraph" style:parent-style-name="Standard_20_19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3" style:display-name="Standard 19~LT~Gliederung 3" style:family="paragraph" style:parent-style-name="Standard_20_19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4" style:display-name="Standard 19~LT~Gliederung 4" style:family="paragraph" style:parent-style-name="Standard_20_19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5" style:display-name="Standard 19~LT~Gliederung 5" style:family="paragraph" style:parent-style-name="Standard_20_19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6" style:display-name="Standard 19~LT~Gliederung 6" style:family="paragraph" style:parent-style-name="Standard_20_19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7" style:display-name="Standard 19~LT~Gliederung 7" style:family="paragraph" style:parent-style-name="Standard_20_19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8" style:display-name="Standard 19~LT~Gliederung 8" style:family="paragraph" style:parent-style-name="Standard_20_19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9" style:display-name="Standard 19~LT~Gliederung 9" style:family="paragraph" style:parent-style-name="Standard_20_19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Titel" style:display-name="Standard 19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Untertitel" style:display-name="Standard 19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Notizen" style:display-name="Standard 19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Hintergrundobjekte" style:display-name="Standard 19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9_7e_LT_7e_Hintergrund" style:display-name="Standard 19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yle_20_de_20_dessin_20_par_20_défaut_5f_1_5f_1" style:display-name="Style de dessin par défaut_1_1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Lien_20_Internet_20_visité" style:display-name="Lien Internet visité" style:family="paragraph">
      <style:text-properties fo:color="#80000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4" style:display-name="Objet sans remplissage et sans ligne_4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5" style:display-name="Objet sans remplissage et sans ligne_5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6" style:display-name="Objet sans remplissage et sans ligne_6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aut_20_d_27_index" style:display-name="Saut d'index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trong_20_Emphasis" style:display-name="Strong Emphasis" style:family="paragraph">
      <style:text-properties style:font-name="Times New Roman1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Gill Sans MT" style:font-family-complex="'Gill Sans MT'" style:font-family-generic-complex="system" style:font-pitch-complex="variable" style:font-size-complex="12pt"/>
    </style:style>
    <style:style style:name="Visited_20_Internet_20_Link" style:display-name="Visited Internet Link" style:family="paragraph">
      <style:text-properties fo:color="#80000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Code" style:family="paragraph" style:parent-style-name="Text_20_body">
      <loext:graphic-properties draw:fill="solid" draw:fill-color="#b2b2b2"/>
      <style:paragraph-properties fo:margin-top="0cm" fo:margin-bottom="0.101cm" style:contextual-spacing="false" fo:background-color="#b2b2b2"/>
      <style:text-properties style:font-name="Courier New" fo:font-family="'Courier New'" style:font-family-generic="modern" style:font-pitch="fixed" fo:font-size="12pt" fo:font-weight="bold" officeooo:rsid="02e1702c" fo:background-color="transparent" style:font-name-asian="DejaVu Sans" style:font-family-asian="'DejaVu Sans'" style:font-family-generic-asian="system" style:font-pitch-asian="variable" style:font-size-asian="12pt" style:font-weight-asian="bold" style:font-name-complex="Gill Sans MT" style:font-family-complex="'Gill Sans MT'" style:font-family-generic-complex="system" style:font-pitch-complex="variable" style:font-size-complex="12pt" style:font-weight-complex="bold"/>
    </style:style>
    <style:style style:name="Caractères_20_de_20_numérotation1" style:display-name="Caractères de numérotation1" style:family="paragraph">
      <style:paragraph-properties style:writing-mode="lr-tb"/>
      <style:text-properties style:use-window-font-color="true" loext:opacity="0%"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exte_20_source1" style:display-name="Texte source1" style:family="paragraph">
      <style:paragraph-properties style:writing-mode="lr-tb"/>
      <style:text-properties style:use-window-font-color="true" loext:opacity="0%" style:font-name="Liberation Mono1" fo:font-family="'Liberation Mono', 'Courier New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Standard_20__28_WW_29_" style:display-name="Standard (WW)" style:family="paragraph">
      <style:paragraph-properties fo:margin-top="0cm" fo:margin-bottom="0cm" style:contextual-spacing="false" fo:line-height="95%" fo:text-align="start" style:justify-single-word="fals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yellow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yellow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yellow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tyle_20_de_20_dessin_20_par_20_défaut_5f_2" style:display-name="Style de dessin par défaut_2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Gliederung_20_1" style:display-name="Vide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Gliederung_20_2" style:display-name="Vide__~LT~Gliederung 2" style:family="paragraph" style:parent-style-name="Vide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3" style:display-name="Vide__~LT~Gliederung 3" style:family="paragraph" style:parent-style-name="Vide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7e_LT_7e_Gliederung_20_4" style:display-name="Vide__~LT~Gliederung 4" style:family="paragraph" style:parent-style-name="Vide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7e_LT_7e_Gliederung_20_5" style:display-name="Vide__~LT~Gliederung 5" style:family="paragraph" style:parent-style-name="Vide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6" style:display-name="Vide__~LT~Gliederung 6" style:family="paragraph" style:parent-style-name="Vide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7" style:display-name="Vide__~LT~Gliederung 7" style:family="paragraph" style:parent-style-name="Vide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8" style:display-name="Vide__~LT~Gliederung 8" style:family="paragraph" style:parent-style-name="Vide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9" style:display-name="Vide__~LT~Gliederung 9" style:family="paragraph" style:parent-style-name="Vide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Titel" style:display-name="Vide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Untertitel" style:display-name="Vide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Notizen" style:display-name="Vide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Hintergrundobjekte" style:display-name="Vide_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7e_LT_7e_Hintergrund" style:display-name="Vide_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7e_LT_7e_Gliederung_20_1" style:display-name="Vide_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Gliederung_20_2" style:display-name="Vide___~LT~Gliederung 2" style:family="paragraph" style:parent-style-name="Vide_5f_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3" style:display-name="Vide___~LT~Gliederung 3" style:family="paragraph" style:parent-style-name="Vide_5f_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7e_LT_7e_Gliederung_20_4" style:display-name="Vide___~LT~Gliederung 4" style:family="paragraph" style:parent-style-name="Vide_5f_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7e_LT_7e_Gliederung_20_5" style:display-name="Vide___~LT~Gliederung 5" style:family="paragraph" style:parent-style-name="Vide_5f_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6" style:display-name="Vide___~LT~Gliederung 6" style:family="paragraph" style:parent-style-name="Vide_5f_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7" style:display-name="Vide___~LT~Gliederung 7" style:family="paragraph" style:parent-style-name="Vide_5f_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8" style:display-name="Vide___~LT~Gliederung 8" style:family="paragraph" style:parent-style-name="Vide_5f_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9" style:display-name="Vide___~LT~Gliederung 9" style:family="paragraph" style:parent-style-name="Vide_5f_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Titel" style:display-name="Vide_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Untertitel" style:display-name="Vide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Notizen" style:display-name="Vide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Hintergrundobjekte" style:display-name="Vide__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7e_LT_7e_Hintergrund" style:display-name="Vide__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5f__7e_LT_7e_Gliederung_20_1" style:display-name="Vide__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Gliederung_20_2" style:display-name="Vide____~LT~Gliederung 2" style:family="paragraph" style:parent-style-name="Vide_5f__5f_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3" style:display-name="Vide____~LT~Gliederung 3" style:family="paragraph" style:parent-style-name="Vide_5f__5f_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5f__7e_LT_7e_Gliederung_20_4" style:display-name="Vide____~LT~Gliederung 4" style:family="paragraph" style:parent-style-name="Vide_5f__5f_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5f__7e_LT_7e_Gliederung_20_5" style:display-name="Vide____~LT~Gliederung 5" style:family="paragraph" style:parent-style-name="Vide_5f__5f_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6" style:display-name="Vide____~LT~Gliederung 6" style:family="paragraph" style:parent-style-name="Vide_5f__5f_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7" style:display-name="Vide____~LT~Gliederung 7" style:family="paragraph" style:parent-style-name="Vide_5f__5f_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8" style:display-name="Vide____~LT~Gliederung 8" style:family="paragraph" style:parent-style-name="Vide_5f__5f_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9" style:display-name="Vide____~LT~Gliederung 9" style:family="paragraph" style:parent-style-name="Vide_5f__5f_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Titel" style:display-name="Vide__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Untertitel" style:display-name="Vide_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Notizen" style:display-name="Vide_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Hintergrundobjekte" style:display-name="Vide___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5f__7e_LT_7e_Hintergrund" style:display-name="Vide___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Only_7e_LT_7e_Gliederung_20_1" style:display-name="Title Only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Slide_7e_LT_7e_Gliederung_20_1" style:display-name="Title Slide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ank_7e_LT_7e_Gliederung_20_1" style:display-name="Blank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</meta:initial-creator>
    <meta:creation-date>2013-06-21T10:15:57</meta:creation-date>
    <dc:date>2025-12-22T14:48:13.750832662</dc:date>
    <meta:editing-duration>P39DT2H18M57S</meta:editing-duration>
    <meta:editing-cycles>534</meta:editing-cycles>
    <meta:generator>LibreOffice/24.2.7.2$Linux_X86_64 LibreOffice_project/420$Build-2</meta:generator>
    <meta:print-date>2025-12-22T14:48:07.381276456</meta:print-date>
    <meta:printed-by>Fichiers PDF</meta:printed-by>
    <meta:document-statistic meta:table-count="1" meta:image-count="0" meta:object-count="0" meta:page-count="52" meta:paragraph-count="978" meta:word-count="6126" meta:character-count="52808" meta:non-whitespace-character-count="44270"/>
  </office:meta>
</office:document-meta>
</file>